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32cm"/>
    </style:style>
    <style:style style:name="co2" style:family="table-column">
      <style:table-column-properties fo:break-before="auto" style:column-width="16.071cm"/>
    </style:style>
    <style:style style:name="co3" style:family="table-column">
      <style:table-column-properties fo:break-before="auto" style:column-width="6.47cm"/>
    </style:style>
    <style:style style:name="co4" style:family="table-column">
      <style:table-column-properties fo:break-before="auto" style:column-width="56.09cm"/>
    </style:style>
    <style:style style:name="co5" style:family="table-column">
      <style:table-column-properties fo:break-before="auto" style:column-width="14.601cm"/>
    </style:style>
    <style:style style:name="co6" style:family="table-column">
      <style:table-column-properties fo:break-before="auto" style:column-width="2.558cm"/>
    </style:style>
    <style:style style:name="co7" style:family="table-column">
      <style:table-column-properties fo:break-before="auto" style:column-width="2.267cm"/>
    </style:style>
    <style:style style:name="ro1" style:family="table-row">
      <style:table-row-properties style:row-height="1.381cm" fo:break-before="auto" style:use-optimal-row-height="false"/>
    </style:style>
    <style:style style:name="ro2" style:family="table-row">
      <style:table-row-properties style:row-height="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style-name="ce1" table:number-columns-repeated="2"/>
          <table:table-cell table:style-name="ce1" office:value-type="string">
            <text:p>Destinaire</text:p>
          </table:table-cell>
          <table:table-cell table:style-name="ce1" office:value-type="string">
            <text:p>Message</text:p>
          </table:table-cell>
          <table:table-cell table:style-name="ce1"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BEAUJOIRE</text:p>
            <text:p><text:s/>- catégorie : Dechetterie</text:p>
            <text:p><text:s/>- objet récupérés : Dechets</text:p>
            <text:p><text:s/>- latitude : 47.253922</text:p>
            <text:p><text:s/>- longitude : -1.523216</text:p>
            <text:p><text:s/>- adresse : 29, rue de la Gare Saint-Joseph</text:p>
            <text:p><text:s/>- code postal : 44000</text:p>
            <text:p><text:s/>- ville : NANTES</text:p>
            <text:p><text:s/>- commentaire : Déchets admis : Papiers, cartons, encombrants ménagers divers, Déchets d'équipements Electriques et Electroniques (D.E.E.E.), batteries, verre, huiles de moteur, bouteilles et flacons plastique, bois, ferrailles, déchets verts issus des ménages, Déchets Dangereux des Ménages : produits toxiques, dangereux ou instables (peinture, vernis, colle, diluants...), piles, bouteilles de gaz, les cuves ou jardinières, pneus.</text:p>
            <text:p><text:s/>- horaires : Ouvert du Mardi au Samedi de 10h à  17h30 (sauf jours fériés)</text:p>
            <text:p><text:s/>- téléphone : 02 40 49 62 67</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CARQUEFOU</text:p>
            <text:p><text:s/>- catégorie : Dechetterie</text:p>
            <text:p><text:s/>- objet récupérés : Dechets</text:p>
            <text:p><text:s/>- latitude : 47.287963</text:p>
            <text:p><text:s/>- longitude : -1.443844</text:p>
            <text:p><text:s/>- adresse : Lieu-dit L'Ebaupin (accès RD 209)</text:p>
            <text:p><text:s/>- code postal : 44470</text:p>
            <text:p><text:s/>- ville : CARQUEFOU</text:p>
            <text:p><text:s/>-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text:p>
            <text:p><text:s/>- horaires : Ouvert tous les jours de 10h à  18h, dimanche compris (sauf jours fériés)</text:p>
            <text:p><text:s/>- téléphone : 02 40 93 76 71</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CHANTENAY</text:p>
            <text:p><text:s/>- catégorie : Dechetterie</text:p>
            <text:p><text:s/>- objet récupérés : Dechets</text:p>
            <text:p><text:s/>- latitude : 47.198548</text:p>
            <text:p><text:s/>- longitude : -1.601493</text:p>
            <text:p><text:s/>- adresse : 42, bd du Maréchal Juin</text:p>
            <text:p><text:s/>- code postal : 44000</text:p>
            <text:p><text:s/>- ville : CHANTENAY</text:p>
            <text:p><text:s/>- commentaire : Déchets admis : Papiers, cartons, encombrants ménagers divers, Déchets d'équipements Electriques et Electroniques (D.E.E.E.), batteries, verre, huiles de moteur, bouteilles et flacons plastique, bois, ferrailles, déchets verts issus des ménages, Déchets Dangereux des Ménages : produits toxiques, dangereux ou instables (peinture, vernis, colle, diluants...), piles, bouteilles de gaz, les cuves ou jardinières, pneus.</text:p>
            <text:p><text:s/>- horaires : Ouvert du Mardi au Samedi de 10h à  17h30 (sauf jours fériés)</text:p>
            <text:p><text:s/>- téléphone : 02 40 46 61 05</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CHAPELLE SUR ERDRE</text:p>
            <text:p><text:s/>- catégorie : Dechetterie</text:p>
            <text:p><text:s/>- objet récupérés : Dechets</text:p>
            <text:p><text:s/>- latitude : 47.258670</text:p>
            <text:p><text:s/>- longitude : -1.551347</text:p>
            <text:p><text:s/>- adresse : Rue Ampère</text:p>
            <text:p><text:s/>- code postal : 44240</text:p>
            <text:p><text:s/>- ville : LA CHAPELLE SUR ERDRE</text:p>
            <text:p><text:s/>-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text:p>
            <text:p><text:s/>- horaires : Ouvert tous les jours de 10h à  18h, dimanche compris (sauf jours fériés)</text:p>
            <text:p><text:s/>- téléphone : 02 40 37 72 21</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DERVALLIERES</text:p>
            <text:p><text:s/>- catégorie : Dechetterie</text:p>
            <text:p><text:s/>- objet récupérés : Dechets</text:p>
            <text:p><text:s/>- latitude : 47.225397</text:p>
            <text:p><text:s/>- longitude : -1.591301</text:p>
            <text:p><text:s/>- adresse : Quartier Dervallières, Rue J.M. Nattier</text:p>
            <text:p><text:s/>- code postal : 44000</text:p>
            <text:p><text:s/>- ville : DERVALLIERES</text:p>
            <text:p><text:s/>- commentaire : Déchets admis : Papiers, cartons, encombrants ménagers divers, Déchets d'équipements Electriques et Electroniques (D.E.E.E.), batteries, verre, huiles de moteur, bouteilles et flacons plastique, bois, ferrailles, déchets verts issus des ménages, Déchets Dangereux des Ménages : produits toxiques, dangereux ou instables (peinture, vernis, colle, diluants...), piles, bouteilles de gaz, les cuves ou jardinières, pneus.</text:p>
            <text:p><text:s/>- horaires : Ouvert du Mardi au Samedi de 10h à  17h30 (sauf jours fériés)</text:p>
            <text:p><text:s/>- téléphone : 02 40 43 36 69</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MAUVES-SUR-LOIRE</text:p>
            <text:p><text:s/>- catégorie : Dechetterie</text:p>
            <text:p><text:s/>- objet récupérés : Dechets</text:p>
            <text:p><text:s/>- latitude : 47.313224</text:p>
            <text:p><text:s/>- longitude : -1.411228</text:p>
            <text:p><text:s/>- adresse : Rond point Lacroix</text:p>
            <text:p><text:s/>- code postal : 44470</text:p>
            <text:p><text:s/>- ville : MAUVES-SUR-LOIRE</text:p>
            <text:p><text:s/>-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text:p>
            <text:p><text:s/>- horaires : Ouvert Lundi et Mercredi de 14h à  18h et Samedi de 10h à  18 h (sauf jours fériés)</text:p>
            <text:p><text:s/>- téléphone : </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MONTAGNE</text:p>
            <text:p><text:s/>- catégorie : Dechetterie</text:p>
            <text:p><text:s/>- objet récupérés : Dechets</text:p>
            <text:p><text:s/>- latitude : 47.177112</text:p>
            <text:p><text:s/>- longitude : -1.683226</text:p>
            <text:p><text:s/>- adresse : Chemin du Pérou</text:p>
            <text:p><text:s/>- code postal : 44620</text:p>
            <text:p><text:s/>- ville : LA MONTAGNE</text:p>
            <text:p><text:s/>-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text:p>
            <text:p><text:s/>- horaires : Ouvert tous les jours de 10h à  18h, dimanche compris (sauf jours fériés)</text:p>
            <text:p><text:s/>- téléphone : 02 40 32 94 23</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NANTES</text:p>
            <text:p><text:s/>- catégorie : Dechetterie</text:p>
            <text:p><text:s/>- objet récupérés : Dechets</text:p>
            <text:p><text:s/>- latitude : 47.225106</text:p>
            <text:p><text:s/>- longitude : -1.503839</text:p>
            <text:p><text:s/>- adresse : Rue Vulcain</text:p>
            <text:p><text:s/>- code postal : 44300</text:p>
            <text:p><text:s/>- ville : NANTES</text:p>
            <text:p><text:s/>-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 Déchets Dangereux des Ménages : produits toxiques, dangereux ou instables (peinture, vernis, colle, diluants...) ; piles ; bouteilles de gaz ; déchets d'amiante-lié : fibrociment, fibro ondulé (long maxi 2m, quantité maxi 10 plaques), tubes en fibrociment en petite longueur, les cuves ou jardinières; pneus.</text:p>
            <text:p><text:s/>- horaires : Ouvert du Lundi au Samedi de 10h à  18h et le Dimanche de 8h30 à  12h (sauf jours fériés)</text:p>
            <text:p><text:s/>- téléphone : 02 40 49 43 20</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ORVAULT</text:p>
            <text:p><text:s/>- catégorie : Dechetterie</text:p>
            <text:p><text:s/>- objet récupérés : Dechets</text:p>
            <text:p><text:s/>- latitude : 47.257112</text:p>
            <text:p><text:s/>- longitude : -1.633058</text:p>
            <text:p><text:s/>- adresse : Rond point Lacroix</text:p>
            <text:p><text:s/>- code postal : 44470</text:p>
            <text:p><text:s/>- ville : ORVAULT</text:p>
            <text:p><text:s/>-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text:p>
            <text:p><text:s/>- horaires : Ouvert tous les jours de 10h à  18h, dimanche compris (sauf jours fériés)</text:p>
            <text:p><text:s/>- téléphone : 02 51 78 33 93</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REZE</text:p>
            <text:p><text:s/>- catégorie : Dechetterie</text:p>
            <text:p><text:s/>- objet récupérés : Dechets</text:p>
            <text:p><text:s/>- latitude : 47.157418</text:p>
            <text:p><text:s/>- longitude : -1.534953</text:p>
            <text:p><text:s/>- adresse : Rue Pierre Legendre</text:p>
            <text:p><text:s/>- code postal : 44400</text:p>
            <text:p><text:s/>- ville : REZE</text:p>
            <text:p><text:s/>-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text:p>
            <text:p><text:s/>- horaires : Ouvert tous les jours de 10h à  18h, dimanche compris (sauf jours fériés)</text:p>
            <text:p><text:s/>- téléphone : 02 51 70 24 04</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AINT-AIGNAN-DE-GRAND-LIEU</text:p>
            <text:p><text:s/>- catégorie : Dechetterie</text:p>
            <text:p><text:s/>- objet récupérés : Dechets</text:p>
            <text:p><text:s/>- latitude : 47.148371</text:p>
            <text:p><text:s/>- longitude : -1.636877</text:p>
            <text:p><text:s/>- adresse : Avenue de la Forêt</text:p>
            <text:p><text:s/>- code postal : 44640</text:p>
            <text:p><text:s/>- ville : SAINT-AIGNAN-DE-GRAND-LIEU</text:p>
            <text:p><text:s/>-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text:p>
            <text:p><text:s/>- horaires : Ouvert Lundi, Mardi, Mercredi, Vendredi et Samedi de 10h à  18h (sauf jours fériés)</text:p>
            <text:p><text:s/>- téléphone : 06 84 58 50 20</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AINT-HERBLAIN</text:p>
            <text:p><text:s/>- catégorie : Dechetterie</text:p>
            <text:p><text:s/>- objet récupérés : Dechets</text:p>
            <text:p><text:s/>- latitude : 47.197236</text:p>
            <text:p><text:s/>- longitude : -1.639795</text:p>
            <text:p><text:s/>- adresse : Rond point Lacroix</text:p>
            <text:p><text:s/>- code postal : 44470</text:p>
            <text:p><text:s/>- ville : SAINT-HERBLAIN</text:p>
            <text:p><text:s/>- commentaire : Déchets admis : Déblais et gravats issus du bricolage familial, papiers, cartons, encombrorvaultants ménagers divers, Déchets d'équipements Electriques et Electroniques, batteries, verre, huiles de moteur, bouteilles et flacons plastique, bois, ferrailles, déchets verts issus des ménages.</text:p>
            <text:p><text:s/>- horaires : Ouvert tous les jours de 10h à  17h45, dimanche compris (sauf jours fériés)</text:p>
            <text:p><text:s/>- téléphone : 02 51 80 90 27</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AINT-JEAN-DE-BOISEAU</text:p>
            <text:p><text:s/>- catégorie : Dechetterie</text:p>
            <text:p><text:s/>- objet récupérés : Dechets</text:p>
            <text:p><text:s/>- latitude : 47.187263</text:p>
            <text:p><text:s/>- longitude : -1.718935</text:p>
            <text:p><text:s/>- adresse : Rue de la Poterie</text:p>
            <text:p><text:s/>- code postal : 44640</text:p>
            <text:p><text:s/>- ville : SAINT-JEAN-DE-BOISEAU</text:p>
            <text:p><text:s/>-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text:p>
            <text:p><text:s/>- horaires : Ouvert tous les jours de 10h à  18h, dimanche compris (sauf jours fériés)</text:p>
            <text:p><text:s/>- téléphone : 02 40 32 94 22</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AINT SEBASTIEN SUR LOIRE</text:p>
            <text:p><text:s/>- catégorie : Dechetterie</text:p>
            <text:p><text:s/>- objet récupérés : Dechets</text:p>
            <text:p><text:s/>- latitude : 47.199569</text:p>
            <text:p><text:s/>- longitude : -1.483498</text:p>
            <text:p><text:s/>- adresse : Rue Pierre Legendre</text:p>
            <text:p><text:s/>- code postal : 44400</text:p>
            <text:p><text:s/>- ville : SAINT SEBASTIEN SUR LOIRE</text:p>
            <text:p><text:s/>-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text:p>
            <text:p><text:s/>- horaires : Ouvert tous les jours de 10h à  18h, dimanche compris (sauf jours fériés)</text:p>
            <text:p><text:s/>- téléphone : 02 40 03 08 33</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VIARME</text:p>
            <text:p><text:s/>- catégorie : Dechetterie</text:p>
            <text:p><text:s/>- objet récupérés : Dechets</text:p>
            <text:p><text:s/>- latitude : 47.222541</text:p>
            <text:p><text:s/>- longitude : -1.564511</text:p>
            <text:p><text:s/>- adresse : Quartier Viarme Talensac, Rue du Bourget</text:p>
            <text:p><text:s/>- code postal : 44000</text:p>
            <text:p><text:s/>- ville : VIARME</text:p>
            <text:p><text:s/>- commentaire : Déchets admis : Papiers, cartons, encombrants ménagers divers, Déchets d'équipements Electriques et Electroniques (D.E.E.E.), batteries, verre, huiles de moteur, bouteilles et flacons plastique, bois, ferrailles, déchets verts issus des ménages, Déchets Dangereux des Ménages : produits toxiques, dangereux ou instables (peinture, vernis, colle, diluants...), piles, bouteilles de gaz, les cuves ou jardinières, pneus.</text:p>
            <text:p><text:s/>- horaires : Ouvert du Lundi au Samedi de 10h à  18h et Dimanche de 8h30 à  12h (sauf jours fériés)</text:p>
            <text:p><text:s/>- téléphone : 02 51 82 31 47</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VERTOU</text:p>
            <text:p><text:s/>- catégorie : Dechetterie</text:p>
            <text:p><text:s/>- objet récupérés : Dechets</text:p>
            <text:p><text:s/>- latitude : 47.178060</text:p>
            <text:p><text:s/>- longitude : -1.460903</text:p>
            <text:p><text:s/>- adresse : La Foresterie</text:p>
            <text:p><text:s/>- code postal : 44120</text:p>
            <text:p><text:s/>- ville : VERTOU</text:p>
            <text:p><text:s/>-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text:p>
            <text:p><text:s/>- horaires : Ouvert tous les jours de 10h à  18h, dimanche compris (sauf jours fériés)</text:p>
            <text:p><text:s/>- téléphone : 02 40 34 43 74</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IDEM_AUTRE</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CUNEIX</text:p>
            <text:p><text:s/>- catégorie : Dechetterie</text:p>
            <text:p><text:s/>- objet récupérés : Dechets</text:p>
            <text:p><text:s/>- latitude : 47.310977</text:p>
            <text:p><text:s/>- longitude : -2.253592</text:p>
            <text:p><text:s/>- adresse : Route de Cuneix</text:p>
            <text:p><text:s/>- code postal : 44600</text:p>
            <text:p><text:s/>- ville : SAINT-NAZAIRE</text:p>
            <text:p><text:s/>- commentaire : Déchets acceptés: Végétaux, Gravats, tout venant, cartons, ferrailles, huile minérale, huile végétale (en bidon), batterie, emballages légers, verres, journaux revues magazines, bois, lampes/tubes, DEEE (après réhabilitation). Déchets dangereux des ménages acceptés : Piles, déchets toxiques, pneus (uniquement pour les particuliers et après réhabilitation). Les particuliers domiciliés sur l'agglomération peuvent également : déposer de l'amiante liée (plaques de fibrociment), à la déchèterie le samedi et le dimanche de 9h à 18h du 1er octobre au 31 mars (les mêmes jours de 9h à 19h le reste de l'année). Utiliser la plateforme des déchets verts pour y effectuer des dépôts de déchets verts ou charger gratuitement du compost (dans la limite d'une remorque), le samedi et le dimanche de 9h à 18h du 1er octobre au 31 mars (les mêmes jours de 9h à 19h le reste de l'année)</text:p>
            <text:p><text:s/>- horaires : <text:s/>Été (Du 1er avril au 30 septembre) : Lundi au Samedi de 9h à 19h. Dimanche de 9h à 12h15. Hiver (du 1er octobre au 31 mars) : Lundi au Samedi de 9h à 18h. Dimanche de 9h à 12h15. Fermeture les jours fériés.</text:p>
            <text:p><text:s/>- téléphone : 02 40 22 50 97</text:p>
            <text:p><text:s/>- fax : </text:p>
            <text:p><text:s/>- courriel : </text:p>
            <text:p><text:s/>- url : &lt;a href='http://www.agglo-carene.fr/26572369/0/fiche___pagelibre/&amp;RH=DECHETS' target='_blank' &gt;www.agglo-carene.fr&lt;/a&gt;</text:p>
            <text:p/>
          </table:table-cell>
          <table:table-cell table:number-columns-repeated="1020"/>
        </table:table-row>
        <table:table-row table:style-name="ro2">
          <table:table-cell office:value-type="string">
            <text:p>IDEM_AUTRE</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DONGES</text:p>
            <text:p><text:s/>- catégorie : Dechetterie</text:p>
            <text:p><text:s/>- objet récupérés : Dechets</text:p>
            <text:p><text:s/>- latitude : 47.327716</text:p>
            <text:p><text:s/>- longitude : -2.052212</text:p>
            <text:p><text:s/>- adresse : Le pont du Gué</text:p>
            <text:p><text:s/>- code postal : 44480</text:p>
            <text:p><text:s/>- ville : DONGES</text:p>
            <text:p><text:s/>- commentaire : Déchets acceptés: Végétaux, Gravats, tout venant, cartons, ferrailles, huile minérale, huile végétale (en bidon), batterie, emballages légers, verres, journaux revues magazines, bois, lampes/tubes, DEEE. Déchets dangereux des ménages acceptés : Piles, déchets toxiques, pneus (uniquement pour les particuliers). </text:p>
            <text:p><text:s/>- horaires : <text:s/>Été (Du 1er avril au 30 septembre) : Lundi au Vendredi de 10h à 12h15 et de 14h30 à 19h. Samedi de 9h à 12h15 et de 14h30 à 19h. Hiver (du 1er octobre au 31 mars) : Lundi au Samedi de 9h à 12h15 et de 14h30 à 18h. Fermeture les jours fériés.</text:p>
            <text:p><text:s/>- téléphone : 02 40 91 07 73</text:p>
            <text:p><text:s/>- fax : </text:p>
            <text:p><text:s/>- courriel : </text:p>
            <text:p><text:s/>- url : &lt;a href='http://www.agglo-carene.fr/26572369/0/fiche___pagelibre/&amp;RH=DECHETS' target='_blank' &gt;www.agglo-carene.fr&lt;/a&gt;</text:p>
            <text:p/>
          </table:table-cell>
          <table:table-cell table:number-columns-repeated="1020"/>
        </table:table-row>
        <table:table-row table:style-name="ro2">
          <table:table-cell office:value-type="string">
            <text:p>IDEM_AUTRE</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MÉAN PENHOËT SAINT-NAZAIRE</text:p>
            <text:p><text:s/>- catégorie : Dechetterie</text:p>
            <text:p><text:s/>- objet récupérés : Dechets</text:p>
            <text:p><text:s/>- latitude : 47.304255</text:p>
            <text:p><text:s/>- longitude : -2.185721</text:p>
            <text:p><text:s/>- adresse : Rue de la petite pâture</text:p>
            <text:p><text:s/>- code postal : 44600</text:p>
            <text:p><text:s/>- ville : SAINT-NAZAIRE</text:p>
            <text:p><text:s/>- commentaire : Déchets acceptés: Végétaux, Gravats, tout venant, cartons, ferrailles, huile minérale, huile végétale (en bidon), batterie, emballages légers, verres, journaux revues magazines, lampes/tubes. Déchets dangereux des ménages acceptés : Piles, déchets toxiques. </text:p>
            <text:p><text:s/>- horaires : <text:s/>Été (Du 1er avril au 30 septembre) : Lundi au Vendredi de 10h à 12h15 et de 14h30 à 19h. Samedi de 9h à 12h15 et de 14h30 à 19h. Hiver (du 1er octobre au 31 mars) : Lundi au Samedi de 9h à 12h15 et de 14h30 à 18h. Fermeture les jours fériés.</text:p>
            <text:p><text:s/>- téléphone : 02 40 90 45 19</text:p>
            <text:p><text:s/>- fax : </text:p>
            <text:p><text:s/>- courriel : </text:p>
            <text:p><text:s/>- url : &lt;a href='http://www.agglo-carene.fr/26572369/0/fiche___pagelibre/&amp;RH=DECHETS' target='_blank' &gt;www.agglo-carene.fr&lt;/a&gt;</text:p>
            <text:p/>
          </table:table-cell>
          <table:table-cell table:number-columns-repeated="1020"/>
        </table:table-row>
        <table:table-row table:style-name="ro2">
          <table:table-cell office:value-type="string">
            <text:p>IDEM_AUTRE</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AINT-MALO-DE-GUERSAC</text:p>
            <text:p><text:s/>- catégorie : Dechetterie</text:p>
            <text:p><text:s/>- objet récupérés : Dechets</text:p>
            <text:p><text:s/>- latitude : 47.338772</text:p>
            <text:p><text:s/>- longitude : -2.168491</text:p>
            <text:p><text:s/>- adresse : ZAC de pré Malou</text:p>
            <text:p><text:s/>- code postal : 44550</text:p>
            <text:p><text:s/>- ville : SAINT-MALO-DE-GUERSAC</text:p>
            <text:p><text:s/>- commentaire : Déchets acceptés: Végétaux, Gravats, tout venant, cartons, ferrailles, huile minérale, huile végétale (en bidon), batterie, emballages légers, verres, journaux revues magazines, bois, lampes/tubes, DEEE. Déchets dangereux des ménages acceptés : Piles, déchets toxiques, pneus (uniquement pour les particuliers). </text:p>
            <text:p><text:s/>- horaires : <text:s/>Été (Du 1er avril au 30 septembre) : Lundi au Vendredi de 10h à 12h15 et de 14h30 à 19h. Samedi de 9h à 12h15 et de 14h30 à 19h. Hiver (du 1er octobre au 31 mars) : Lundi au Samedi de 9h à 12h15 et de 14h30 à 18h. Fermeture les jours fériés.</text:p>
            <text:p><text:s/>- téléphone : 02 40 53 48 70</text:p>
            <text:p><text:s/>- fax : </text:p>
            <text:p><text:s/>- courriel : </text:p>
            <text:p><text:s/>- url : &lt;a href='http://www.agglo-carene.fr/26572369/0/fiche___pagelibre/&amp;RH=DECHETS' target='_blank' &gt;www.agglo-carene.fr&lt;/a&gt;</text:p>
            <text:p/>
          </table:table-cell>
          <table:table-cell table:number-columns-repeated="1020"/>
        </table:table-row>
        <table:table-row table:style-name="ro2">
          <table:table-cell office:value-type="string">
            <text:p>IDEM_AUTRE</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AINT-JOACHIM</text:p>
            <text:p><text:s/>- catégorie : Dechetterie</text:p>
            <text:p><text:s/>- objet récupérés : Dechets</text:p>
            <text:p><text:s/>- latitude : 47.368366</text:p>
            <text:p><text:s/>- longitude : -2.183361</text:p>
            <text:p><text:s/>- adresse : 5 route d'aignac</text:p>
            <text:p><text:s/>- code postal : 44720</text:p>
            <text:p><text:s/>- ville : SAINT-JOACHIM</text:p>
            <text:p><text:s/>- commentaire : Déchets acceptés: Végétaux, Gravats, tout venant, cartons, ferrailles, huile minérale, lampes/tubes. Déchets dangereux des ménages acceptés : Piles. </text:p>
            <text:p><text:s/>- horaires : <text:s/>Été (Du 1er avril au 30 septembre) : Lundi au Vendredi de 10h à 12h15 et de 14h30 à 19h. Samedi de 9h à 12h15 et de 14h30 à 19h. Hiver (du 1er octobre au 31 mars) : Lundi au Samedi de 9h à 12h15 et de 14h30 à 18h. Fermeture les jours fériés.</text:p>
            <text:p><text:s/>- téléphone : 02 51 10 26 04</text:p>
            <text:p><text:s/>- fax : </text:p>
            <text:p><text:s/>- courriel : </text:p>
            <text:p><text:s/>- url : &lt;a href='http://www.agglo-carene.fr/26572369/0/fiche___pagelibre/&amp;RH=DECHETS' target='_blank' &gt;www.agglo-carene.fr&lt;/a&gt;</text:p>
            <text:p/>
          </table:table-cell>
          <table:table-cell table:number-columns-repeated="1020"/>
        </table:table-row>
        <table:table-row table:style-name="ro2">
          <table:table-cell office:value-type="string">
            <text:p>IDEM_AUTRE</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PORNICHET</text:p>
            <text:p><text:s/>- catégorie : Dechetterie</text:p>
            <text:p><text:s/>- objet récupérés : Dechets</text:p>
            <text:p><text:s/>- latitude : 47.269355</text:p>
            <text:p><text:s/>- longitude : -2.316914</text:p>
            <text:p><text:s/>- adresse : Route d'Ermur, Chemin du pont Saillant</text:p>
            <text:p><text:s/>- code postal : 44380</text:p>
            <text:p><text:s/>- ville : PORNICHET</text:p>
            <text:p><text:s/>- commentaire : Déchets acceptés: Végétaux, Gravats, tout venant, cartons, ferrailles, huile minérale, huile végétale (en bidon), batterie, emballages légers, verres, journaux revues magazines, bois, lampes/tubes, DEEE. Déchets dangereux des ménages acceptés : Piles, déchets toxiques, pneus (uniquement pour les particuliers). </text:p>
            <text:p><text:s/>- horaires : <text:s/>Été (Du 1er avril au 30 septembre) : Lundi de 14h30 à 19h, Mardi au Samedi de 9h à 12h30 et de 14h à 19h, Dimanche de 9h à 12h30. Hiver (du 1er octobre au 31 mars) : Lundi de 14h30 à 18h, Mardi au Samedi de 9h à 12h30 et de 14h à 18h, Dimanche de 9h à 12h30. Fermeture les jours fériés.</text:p>
            <text:p><text:s/>- téléphone : 02 40 61 44 90</text:p>
            <text:p><text:s/>- fax : </text:p>
            <text:p><text:s/>- courriel : </text:p>
            <text:p><text:s/>- url : &lt;a href='http://www.agglo-carene.fr/26572369/0/fiche___pagelibre/&amp;RH=DECHETS' target='_blank' &gt;www.agglo-caren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AINT-ANDRÉ-DES-EAUX</text:p>
            <text:p><text:s/>- catégorie : Dechetterie</text:p>
            <text:p><text:s/>- objet récupérés : Dechets</text:p>
            <text:p><text:s/>- latitude : 47.319731</text:p>
            <text:p><text:s/>- longitude : -2.300574</text:p>
            <text:p><text:s/>- adresse : Chemin Bas</text:p>
            <text:p><text:s/>- code postal : 44117</text:p>
            <text:p><text:s/>- ville : SAINT-ANDRÉ-DES-EAUX</text:p>
            <text:p><text:s/>- commentaire : Déchets acceptés: Végétaux, emballages légers, verres, journaux revues magazines, lampes/tubes. Déchets dangereux des ménages acceptés : Piles. </text:p>
            <text:p><text:s/>- horaires : <text:s/>Été (Du 1er avril au 30 septembre) : Lundi et mercredi de 14h30 à 19h, samedi de 9h à 12h15 et de 14h30 à 19h. Hiver (du 1er octobre au 31 mars) : Lundi et mercredi de 14h30 à 18h, samedi de 9h à 12h15 et de 14h30 à 18h. Fermeture les jours fériés.</text:p>
            <text:p><text:s/>- téléphone : </text:p>
            <text:p><text:s/>- fax : </text:p>
            <text:p><text:s/>- courriel : </text:p>
            <text:p><text:s/>- url : &lt;a href='http://www.agglo-carene.fr/26572369/0/fiche___pagelibre/&amp;RH=DECHETS' target='_blank' &gt;www.agglo-carene.fr&lt;/a&gt;</text:p>
            <text:p/>
          </table:table-cell>
          <table:table-cell table:number-columns-repeated="1020"/>
        </table:table-row>
        <table:table-row table:style-name="ro2">
          <table:table-cell office:value-type="string">
            <text:p>IDEM_AUTRE</text:p>
          </table:table-cell>
          <table:table-cell/>
          <table:table-cell office:value-type="string">
            <text:p>reom@cc-sudestuair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AINT-BRÉVIN LES PINS</text:p>
            <text:p><text:s/>- catégorie : Dechetterie</text:p>
            <text:p><text:s/>- objet récupérés : Dechets</text:p>
            <text:p><text:s/>- latitude : 47.241189</text:p>
            <text:p><text:s/>- longitude : -2.153127</text:p>
            <text:p><text:s/>- adresse : Chemin des Pinluettes - Z.I de la Guerche</text:p>
            <text:p><text:s/>- code postal : 44250</text:p>
            <text:p><text:s/>- ville : SAINT-BRÉVIN LES PINS</text:p>
            <text:p><text:s/>- commentaire : Déchets admis : végétaux, gravats, tout-venant, bois, cartons, ferrailles, huile minérale, huile végétale (en bidon), verre, journaux revues magazines, Déchets d'Equipement Electriques et Electroniques (D3E). Déchets dangereux acceptés (uniquement pour les particuliers) : lampes fluocompactes/tubes, piles et batteries, cartouches d'encre, radiographies, déchets toxiques divers (peinture, engrais, produits phytosanitaires, solvants, ...), déchets amiantés.</text:p>
            <text:p><text:s/>- horaires : ETE (du 2 mai au 30 septembre) : du lundi au jeudi de 10h à 12h et de 14h à 18h. Vendredi et samedi : de 9h à 12h30 et de 13h30 à 18h. HIVER : (du 1er octobre au 31 avril) : lundi de 14h à 18h, du mardi au vendredi de 10h à 12h et de 14h à 18h, et le samedi de 10h à 12h et de 13h à 18h. Fermé les 1er janvier, 1er mai et 25 décembre.</text:p>
            <text:p><text:s/>- téléphone : 02 40 27 75 15</text:p>
            <text:p><text:s/>- fax : </text:p>
            <text:p><text:s/>- courriel : reom@cc-sudestuaire.fr</text:p>
            <text:p><text:s/>- url : &lt;a href='http://www.cc-sudestuaire.fr/in-redevance.php' target='_blank' &gt;www.cc-sudestuaire.fr/in-redevance.php&lt;/a&gt;</text:p>
            <text:p/>
          </table:table-cell>
          <table:table-cell table:number-columns-repeated="1020"/>
        </table:table-row>
        <table:table-row table:style-name="ro2">
          <table:table-cell office:value-type="string">
            <text:p>IDEM_AUTRE</text:p>
          </table:table-cell>
          <table:table-cell/>
          <table:table-cell office:value-type="string">
            <text:p>reom@cc-sudestuair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AINT PERE EN RETZ</text:p>
            <text:p><text:s/>- catégorie : Dechetterie</text:p>
            <text:p><text:s/>- objet récupérés : Dechets</text:p>
            <text:p><text:s/>- latitude : 47.215348</text:p>
            <text:p><text:s/>- longitude : -2.052308</text:p>
            <text:p><text:s/>- adresse : ZAC du Pont Neuf</text:p>
            <text:p><text:s/>- code postal : 44320</text:p>
            <text:p><text:s/>- ville : SAINT PERE EN RETZ</text:p>
            <text:p><text:s/>- commentaire : Déchets admis : végétaux, gravats, tout-venant, bois, cartons, ferrailles, huile minérale, huile végétale (en bidon), verre. Déchets dangereux acceptés (uniquement pour les particuliers) : lampes fluocompactes/tubes, piles et batteries, cartouches d'encre, radiographies, déchets toxiques divers (peinture, engrais, produits phytosanitaires, solvants, ...).</text:p>
            <text:p><text:s/>- horaires : Lundi de 14h à 18h, mercredi de 08h30 à 12h30, et samedi de 09h à 12h30 et de 14h à 18h. Fermé les 1er janvier, 1er mai et 25 décembre.</text:p>
            <text:p><text:s/>- téléphone : 02 40 27 75 15</text:p>
            <text:p><text:s/>- fax : </text:p>
            <text:p><text:s/>- courriel : reom@cc-sudestuaire.fr</text:p>
            <text:p><text:s/>- url : &lt;a href='http://www.cc-sudestuaire.fr/in-redevance.php' target='_blank' &gt;www.cc-sudestuaire.fr/in-redevance.php&lt;/a&gt;</text:p>
            <text:p/>
          </table:table-cell>
          <table:table-cell table:number-columns-repeated="1020"/>
        </table:table-row>
        <table:table-row table:style-name="ro2">
          <table:table-cell office:value-type="string">
            <text:p>IDEM_AUTRE</text:p>
          </table:table-cell>
          <table:table-cell/>
          <table:table-cell office:value-type="string">
            <text:p>reom@cc-sudestuair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FROSSAY</text:p>
            <text:p><text:s/>- catégorie : Dechetterie</text:p>
            <text:p><text:s/>- objet récupérés : Dechets</text:p>
            <text:p><text:s/>- latitude : 47.243083</text:p>
            <text:p><text:s/>- longitude : -1.949944</text:p>
            <text:p><text:s/>- adresse : Le Pré Macé</text:p>
            <text:p><text:s/>- code postal : 44320</text:p>
            <text:p><text:s/>- ville : FROSSAY</text:p>
            <text:p><text:s/>- commentaire : Déchets admis : végétaux, gravats, tout-venant, bois, cartons, ferrailles, huile minérale, huile végétale (en bidon), verre. Déchets dangereux acceptés (uniquement pour les particuliers) : lampes fluocompactes/tubes, piles et batteries, cartouches d'encre, radiographies, déchets toxiques divers (peinture, engrais, produits phytosanitaires, solvants, ...).</text:p>
            <text:p><text:s/>- horaires : Lundi de 8h30 à 12h30, mercredi de 14h à 18h et samedi de 9h à 12h30 et de 14h à 18h. Fermé les 1er janvier, 1er mai et 25 décembre.</text:p>
            <text:p><text:s/>- téléphone : 02 40 27 75 15</text:p>
            <text:p><text:s/>- fax : </text:p>
            <text:p><text:s/>- courriel : reom@cc-sudestuaire.fr</text:p>
            <text:p><text:s/>- url : &lt;a href='http://www.cc-sudestuaire.fr/in-redevance.php' target='_blank' &gt;www.cc-sudestuaire.fr/in-redevance.php&lt;/a&gt;</text:p>
            <text:p/>
          </table:table-cell>
          <table:table-cell table:number-columns-repeated="1020"/>
        </table:table-row>
        <table:table-row table:style-name="ro2">
          <table:table-cell office:value-type="string">
            <text:p>OK</text:p>
          </table:table-cell>
          <table:table-cell/>
          <table:table-cell office:value-type="string">
            <text:p>reom@cc-sudestuair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PAIMBOEUF/ SAINT VIAUD</text:p>
            <text:p><text:s/>- catégorie : Dechetterie</text:p>
            <text:p><text:s/>- objet récupérés : Dechets</text:p>
            <text:p><text:s/>- latitude : 47.278638</text:p>
            <text:p><text:s/>- longitude : -2.012408</text:p>
            <text:p><text:s/>- adresse : Rue du Capitaine Paul Leroy - Zone Estuaire Sud</text:p>
            <text:p><text:s/>- code postal : 44560</text:p>
            <text:p><text:s/>- ville : PAIMBOEUF</text:p>
            <text:p><text:s/>- commentaire : Déchets admis : végétaux, gravats, tout-venant, bois, cartons, ferrailles, huile minérale, huile végétale (en bidon), verre, Déchets Electriques et Electroniques (D3E). Déchets dangereux acceptés (uniquement pour les particuliers) : lampes fluocompactes/tubes, piles et batteries, cartouches d'encre, radiographies, déchets toxiques divers (peinture, engrais, produits phytosanitaires, solvants, ...).</text:p>
            <text:p><text:s/>- horaires : Lundi et vendredi de 14h à 18h, du mardi au jeudi de 9h à 12h, et le samedi de 9h à 12h30 et de 14h à 18h30. Fermé les 1er janvier, 1er mai et 25 décembre.</text:p>
            <text:p><text:s/>- téléphone : 02 40 27 75 15</text:p>
            <text:p><text:s/>- fax : </text:p>
            <text:p><text:s/>- courriel : reom@cc-sudestuaire.fr</text:p>
            <text:p><text:s/>- url : &lt;a href='http://www.cc-sudestuaire.fr/in-redevance.php' target='_blank' &gt;www.cc-sudestuaire.fr/in-redevance.php&lt;/a&gt;</text:p>
            <text:p/>
          </table:table-cell>
          <table:table-cell table:number-columns-repeated="1020"/>
        </table:table-row>
        <table:table-row table:style-name="ro2">
          <table:table-cell office:value-type="string">
            <text:p>OK</text:p>
          </table:table-cell>
          <table:table-cell/>
          <table:table-cell office:value-type="string">
            <text:p>tris-actif-ouest@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CTIF OUEST</text:p>
            <text:p><text:s/>- catégorie : Entreprise</text:p>
            <text:p><text:s/>- objet récupérés : Informatique</text:p>
            <text:p><text:s/>- latitude : 47.223204</text:p>
            <text:p><text:s/>- longitude : -1.642425</text:p>
            <text:p><text:s/>- adresse : 8 rue du Charron</text:p>
            <text:p><text:s/>- code postal : 44800</text:p>
            <text:p><text:s/>- ville : SAINT-HERBLAIN</text:p>
            <text:p><text:s/>- commentaire : Rénovation de micro-ordinateurs réformés et leur revente avec garantie. Démantèlement assuré par un Atelier d'insertion, pour le matériel «obsolète», en panne et les déchets informatiques et électroniques.</text:p>
            <text:p><text:s/>- horaires : Du lundi au vendredi de 9h00 à  12h30 et de 14h00 à  18h00.</text:p>
            <text:p><text:s/>- téléphone : 02 51 80 05 38</text:p>
            <text:p><text:s/>- fax : 02 51 80 09 36</text:p>
            <text:p><text:s/>- courriel : tris-actif-ouest@orange.fr</text:p>
            <text:p><text:s/>- url : &lt;a href='http://www.actifouest.fr' target='_blank' &gt;www.actifouest.fr&lt;/a&gt;</text:p>
            <text:p/>
          </table:table-cell>
          <table:table-cell table:number-columns-repeated="1020"/>
        </table:table-row>
        <table:table-row table:style-name="ro2">
          <table:table-cell office:value-type="string">
            <text:p>IDEM_AUTRE</text:p>
          </table:table-cell>
          <table:table-cell/>
          <table:table-cell office:value-type="string">
            <text:p>nantes.ecologie@fre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NANTES ÉCOLOGIE, L'AIR LIVRE</text:p>
            <text:p><text:s/>- catégorie : Association</text:p>
            <text:p><text:s/>- objet récupérés : Livres_Revue_CD_BD</text:p>
            <text:p><text:s/>- latitude : 47.217117</text:p>
            <text:p><text:s/>- longitude : -1.548943</text:p>
            <text:p><text:s/>- adresse : 3 bis rue Prémion</text:p>
            <text:p><text:s/>- code postal : 44015</text:p>
            <text:p><text:s/>- ville : NANTES</text:p>
            <text:p><text:s/>- commentaire : Récupération de livres, revues, BD</text:p>
            <text:p><text:s/>- horaires : Lundi à Vendredi 9h-13h et 14h30-18h30</text:p>
            <text:p><text:s/>- téléphone : 02 40 47 18 27 (public) / 02 51 82 05 41 (bureau)</text:p>
            <text:p><text:s/>- fax : </text:p>
            <text:p><text:s/>- courriel : nantes.ecologie@free.fr</text:p>
            <text:p><text:s/>- url : &lt;a href='http://nantesecologie.free.fr' target='_blank' &gt;http://nantesecologie.free.fr&lt;/a&gt;</text:p>
            <text:p/>
          </table:table-cell>
          <table:table-cell table:number-columns-repeated="1020"/>
        </table:table-row>
        <table:table-row table:style-name="ro2">
          <table:table-cell office:value-type="string">
            <text:p>OK</text:p>
          </table:table-cell>
          <table:table-cell/>
          <table:table-cell office:value-type="string">
            <text:p>nantes.ecologie@fre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NANTES ÉCOLOGIE, L'AIR LIVRE</text:p>
            <text:p><text:s/>- catégorie : Association</text:p>
            <text:p><text:s/>- objet récupérés : Livres_Revue_CD_BD</text:p>
            <text:p><text:s/>- latitude : 47.213765</text:p>
            <text:p><text:s/>- longitude : -1.5484173</text:p>
            <text:p><text:s/>- adresse : 6 rue Monteil</text:p>
            <text:p><text:s/>- code postal : 44000</text:p>
            <text:p><text:s/>- ville : NANTES</text:p>
            <text:p><text:s/>- commentaire : Récupération de livres, revues, BD et de manuels scolaires</text:p>
            <text:p><text:s/>- horaires : Lundi, mardi, jeudi, vendredi 9h-13h et 14h00-18h00</text:p>
            <text:p><text:s/>- téléphone : 02 51 82 78 30</text:p>
            <text:p><text:s/>- fax : </text:p>
            <text:p><text:s/>- courriel : nantes.ecologie@free.fr</text:p>
            <text:p><text:s/>- url : &lt;a href='http://nantesecologie.free.fr' target='_blank' &gt;http://nantesecologie.free.fr&lt;/a&gt;</text:p>
            <text:p/>
          </table:table-cell>
          <table:table-cell table:number-columns-repeated="1020"/>
        </table:table-row>
        <table:table-row table:style-name="ro2">
          <table:table-cell office:value-type="string">
            <text:p>OK</text:p>
          </table:table-cell>
          <table:table-cell/>
          <table:table-cell office:value-type="string">
            <text:p>alis-asso@alis44.org</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LIS44</text:p>
            <text:p><text:s/>- catégorie : Association</text:p>
            <text:p><text:s/>- objet récupérés : Informatique</text:p>
            <text:p><text:s/>- latitude : 47.239259</text:p>
            <text:p><text:s/>- longitude : -1.51986</text:p>
            <text:p><text:s/>- adresse : 60 rue de la Bottière</text:p>
            <text:p><text:s/>- code postal : 44300</text:p>
            <text:p><text:s/>- ville : NANTES</text:p>
            <text:p><text:s/>- commentaire : Récupération, reconditionnement et distribution d'ordinateurs</text:p>
            <text:p><text:s/>- horaires : Du lundi au vendredi, 9h-12h et 14h-18h</text:p>
            <text:p><text:s/>- téléphone : 06.47.98.02.68</text:p>
            <text:p><text:s/>- fax : </text:p>
            <text:p><text:s/>- courriel : alis-asso@alis44.org</text:p>
            <text:p><text:s/>- url : &lt;a href='http://www.alis44.org' target='_blank' &gt;www.alis44.org&lt;/a&gt;</text:p>
            <text:p/>
          </table:table-cell>
          <table:table-cell table:number-columns-repeated="1020"/>
        </table:table-row>
        <table:table-row table:style-name="ro2">
          <table:table-cell office:value-type="string">
            <text:p>OK</text:p>
          </table:table-cell>
          <table:table-cell/>
          <table:table-cell office:value-type="string">
            <text:p>arbresnord@wanadoo.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R.B.R.E.S.</text:p>
            <text:p><text:s/>- catégorie : Association</text:p>
            <text:p><text:s/>- objet récupérés : Autres</text:p>
            <text:p><text:s/>- latitude : 47.260956</text:p>
            <text:p><text:s/>- longitude : -1.570404</text:p>
            <text:p><text:s/>- adresse : 105, Rue des Renards</text:p>
            <text:p><text:s/>- code postal : 44300</text:p>
            <text:p><text:s/>- ville : NANTES</text:p>
            <text:p><text:s/>- commentaire : Récupération de papier (même pour des volumes moyens)</text:p>
            <text:p><text:s/>- horaires : Du lundi au jeudi de 9h00 à 12h30 et de 14h00 à 17h00. Le vendredi de 9h00 à 12h30 et de 14h00 à 16h00.</text:p>
            <text:p><text:s/>- téléphone : 02 40 40 35 55</text:p>
            <text:p><text:s/>- fax : 02 40 40 69 40</text:p>
            <text:p><text:s/>- courriel : arbresnord@wanadoo.fr</text:p>
            <text:p><text:s/>- url : &lt;a href='http://www.arbres44.org' target='_blank' &gt;www.arbres44.org&lt;/a&gt;</text:p>
            <text:p/>
          </table:table-cell>
          <table:table-cell table:number-columns-repeated="1020"/>
        </table:table-row>
        <table:table-row table:style-name="ro2">
          <table:table-cell office:value-type="string">
            <text:p>IDEM_AUTRE</text:p>
          </table:table-cell>
          <table:table-cell/>
          <table:table-cell office:value-type="string">
            <text:p>contact@atao-insertion.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AO</text:p>
            <text:p><text:s/>- catégorie : Association</text:p>
            <text:p><text:s/>- objet récupérés : Autres</text:p>
            <text:p><text:s/>- latitude : 47.258869</text:p>
            <text:p><text:s/>- longitude : -1.573717</text:p>
            <text:p><text:s/>- adresse : 7 bis, rue Jacques Cartier</text:p>
            <text:p><text:s/>- code postal : 44300</text:p>
            <text:p><text:s/>- ville : NANTES</text:p>
            <text:p><text:s/>- commentaire : Récupération et vente de vélo et de cyclomoteurs</text:p>
            <text:p><text:s/>- horaires : </text:p>
            <text:p><text:s/>- téléphone : 02 40 59 93 68</text:p>
            <text:p><text:s/>- fax : 02 51 77 19 78</text:p>
            <text:p><text:s/>- courriel : contact@atao-insertion.fr</text:p>
            <text:p><text:s/>- url : &lt;a href='http://atao-insertion.fr' target='_blank' &gt;http://atao-insertion.fr/&lt;/a&gt;</text:p>
            <text:p/>
          </table:table-cell>
          <table:table-cell table:number-columns-repeated="1020"/>
        </table:table-row>
        <table:table-row table:style-name="ro2">
          <table:table-cell office:value-type="string">
            <text:p>ADRESSE_CORRIGEE</text:p>
          </table:table-cell>
          <table:table-cell office:value-type="string">
            <text:p><text:a xlink:href="mailto:atao.atao@aliceadsl.fr">atao.atao@aliceadsl.fr</text:a></text:p>
          </table:table-cell>
          <table:table-cell office:value-type="string">
            <text:p>contact@atao-insertion.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AO</text:p>
            <text:p><text:s/>- catégorie : Association</text:p>
            <text:p><text:s/>- objet récupérés : Autres</text:p>
            <text:p><text:s/>- latitude : 47.223984</text:p>
            <text:p><text:s/>- longitude : -1.641127</text:p>
            <text:p><text:s/>- adresse : 4 rue des compagnons</text:p>
            <text:p><text:s/>- code postal : 44800</text:p>
            <text:p><text:s/>- ville : SAINT-HERBLAIN</text:p>
            <text:p><text:s/>- commentaire : Récupération et vente de vélo et de cyclomoteurs</text:p>
            <text:p><text:s/>- horaires : </text:p>
            <text:p><text:s/>- téléphone : 02 40 92 28 91</text:p>
            <text:p><text:s/>- fax : </text:p>
            <text:p><text:s/>- courriel : contact@atao-insertion.fr</text:p>
            <text:p><text:s/>- url : &lt;a href='http://atao-insertion.fr' target='_blank' &gt;http://atao-insertion.fr/&lt;/a&gt;</text:p>
            <text:p/>
          </table:table-cell>
          <table:table-cell table:number-columns-repeated="1020"/>
        </table:table-row>
        <table:table-row table:style-name="ro2">
          <table:table-cell office:value-type="string">
            <text:p>OK</text:p>
          </table:table-cell>
          <table:table-cell office:value-type="string">
            <text:p>arcade.orv@libertysurf.fr</text:p>
          </table:table-cell>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RCADE</text:p>
            <text:p><text:s/>- catégorie : Association</text:p>
            <text:p><text:s/>- objet récupérés : Autres</text:p>
            <text:p><text:s/>- latitude : 47.259354</text:p>
            <text:p><text:s/>- longitude : -1.633449</text:p>
            <text:p><text:s/>- adresse : Rue Stévin</text:p>
            <text:p><text:s/>- code postal : 44700</text:p>
            <text:p><text:s/>- ville : ORVAULT</text:p>
            <text:p><text:s/>- commentaire : Récupération de matériels divers pour le tiers monde</text:p>
            <text:p><text:s/>- horaires : Le mardi de 10h à 12 h.</text:p>
            <text:p><text:s/>- téléphone : 02 40 63 74 20</text:p>
            <text:p><text:s/>- fax : </text:p>
            <text:p><text:s/>- courriel : </text:p>
            <text:p><text:s/>- url : &lt;a href='http://www.arcade44-benin.net' target='_blank' &gt;www.arcade44-benin.net&lt;/a&gt;</text:p>
            <text:p/>
          </table:table-cell>
          <table:table-cell table:number-columns-repeated="1020"/>
        </table:table-row>
        <table:table-row table:style-name="ro2">
          <table:table-cell office:value-type="string">
            <text:p>OK</text:p>
          </table:table-cell>
          <table:table-cell/>
          <table:table-cell office:value-type="string">
            <text:p>atelier-baramel@asso-trajet.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ELIER BAR'AMEL TRAJET</text:p>
            <text:p><text:s/>- catégorie : Association</text:p>
            <text:p><text:s/>- objet récupérés : Autres</text:p>
            <text:p><text:s/>- latitude : 47.258053</text:p>
            <text:p><text:s/>- longitude : -1.654222</text:p>
            <text:p><text:s/>- adresse : 9, Route de Brimberne</text:p>
            <text:p><text:s/>- code postal : 44880</text:p>
            <text:p><text:s/>- ville : SAUTRON</text:p>
            <text:p><text:s/>- commentaire : Récupération de pain</text:p>
            <text:p><text:s/>- horaires : </text:p>
            <text:p><text:s/>- téléphone : 02 51 78 64 62</text:p>
            <text:p><text:s/>- fax : 02 40 63 27 76</text:p>
            <text:p><text:s/>- courriel : atelier-baramel@asso-trajet.fr</text:p>
            <text:p><text:s/>- url : &lt;a href='http://reseau-insertion44.fr/annuaire/latelier-baramel' target='_blank' &gt;www.reseau-insertion44.fr&lt;/a&gt;</text:p>
            <text:p/>
          </table:table-cell>
          <table:table-cell table:number-columns-repeated="1020"/>
        </table:table-row>
        <table:table-row table:style-name="ro2">
          <table:table-cell office:value-type="string">
            <text:p>IDEM_AUTRE</text:p>
          </table:table-cell>
          <table:table-cell/>
          <table:table-cell office:value-type="string">
            <text:p>atelierduretzemploi@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ELIER DU RETZ EMPLOI (LE PELLERIN)</text:p>
            <text:p><text:s/>- catégorie : Association</text:p>
            <text:p><text:s/>- objet récupérés : Meuble</text:p>
            <text:p><text:s/>- latitude : 47.201260</text:p>
            <text:p><text:s/>- longitude : -1.754959</text:p>
            <text:p><text:s/>- adresse : 18 rue du docteur Sourdille</text:p>
            <text:p><text:s/>- code postal : 44640</text:p>
            <text:p><text:s/>- ville : LE PELLERIN</text:p>
            <text:p><text:s/>- commentaire : Collecte, revente à petit prix de ce qui est récupérable, tri en vue de recyclage : vaisselle, jouets, livres, disques, électroménager en état de fonctionnement, outils, vêtements, chaussures, bibelots, meubles...</text:p>
            <text:p><text:s/>- horaires : le MERCREDI de 9 h à 12 h, le SAMEDI de 9 h à 12 h 30</text:p>
            <text:p><text:s/>- téléphone : 06 71 65 87 20</text:p>
            <text:p><text:s/>- fax : </text:p>
            <text:p><text:s/>- courriel : atelierduretzemploi@orange.fr</text:p>
            <text:p><text:s/>- url : &lt;a href='http://latelierduretzemploi.free.fr' target='_blank' &gt;http://latelierduretzemploi.free.fr/&lt;/a&gt;</text:p>
            <text:p/>
          </table:table-cell>
          <table:table-cell table:number-columns-repeated="1020"/>
        </table:table-row>
        <table:table-row table:style-name="ro2">
          <table:table-cell office:value-type="string">
            <text:p>IDEM_AUTRE</text:p>
          </table:table-cell>
          <table:table-cell/>
          <table:table-cell office:value-type="string">
            <text:p>atelierduretzemploi@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ELIER DU RETZ EMPLOI (LE PELLERIN)</text:p>
            <text:p><text:s/>- catégorie : Association</text:p>
            <text:p><text:s/>- objet récupérés : Livres_Revue_CD_BD</text:p>
            <text:p><text:s/>- latitude : 47.201260</text:p>
            <text:p><text:s/>- longitude : -1.754959</text:p>
            <text:p><text:s/>- adresse : 18 rue du docteur Sourdille</text:p>
            <text:p><text:s/>- code postal : 44640</text:p>
            <text:p><text:s/>- ville : LE PELLERIN</text:p>
            <text:p><text:s/>- commentaire : Collecte, revente à petit prix de ce qui est récupérable, tri en vue de recyclage : vaisselle, jouets, livres, disques, électroménager en état de fonctionnement, outils, vêtements, chaussures, bibelots, meubles...</text:p>
            <text:p><text:s/>- horaires : le MERCREDI de 9 h à 12 h, le SAMEDI de 9 h à 12 h 30</text:p>
            <text:p><text:s/>- téléphone : 06 71 65 87 20</text:p>
            <text:p><text:s/>- fax : </text:p>
            <text:p><text:s/>- courriel : atelierduretzemploi@orange.fr</text:p>
            <text:p><text:s/>- url : &lt;a href='http://latelierduretzemploi.free.fr' target='_blank' &gt;http://latelierduretzemploi.free.fr/&lt;/a&gt;</text:p>
            <text:p/>
          </table:table-cell>
          <table:table-cell table:number-columns-repeated="1020"/>
        </table:table-row>
        <table:table-row table:style-name="ro2">
          <table:table-cell office:value-type="string">
            <text:p>IDEM_AUTRE</text:p>
          </table:table-cell>
          <table:table-cell/>
          <table:table-cell office:value-type="string">
            <text:p>atelierduretzemploi@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ELIER DU RETZ EMPLOI (LE PELLERIN)</text:p>
            <text:p><text:s/>- catégorie : Association</text:p>
            <text:p><text:s/>- objet récupérés : Jeux_Jouet</text:p>
            <text:p><text:s/>- latitude : 47.201260</text:p>
            <text:p><text:s/>- longitude : -1.754959</text:p>
            <text:p><text:s/>- adresse : 18 rue du docteur Sourdille</text:p>
            <text:p><text:s/>- code postal : 44640</text:p>
            <text:p><text:s/>- ville : LE PELLERIN</text:p>
            <text:p><text:s/>- commentaire : Collecte, revente à petit prix de ce qui est récupérable, tri en vue de recyclage : vaisselle, jouets, livres, disques, électroménager en état de fonctionnement, outils, vêtements, chaussures, bibelots, meubles...</text:p>
            <text:p><text:s/>- horaires : le MERCREDI de 9 h à 12 h, le SAMEDI de 9 h à 12 h 30</text:p>
            <text:p><text:s/>- téléphone : 06 71 65 87 20</text:p>
            <text:p><text:s/>- fax : </text:p>
            <text:p><text:s/>- courriel : atelierduretzemploi@orange.fr</text:p>
            <text:p><text:s/>- url : &lt;a href='http://latelierduretzemploi.free.fr' target='_blank' &gt;http://latelierduretzemploi.free.fr/&lt;/a&gt;</text:p>
            <text:p/>
          </table:table-cell>
          <table:table-cell table:number-columns-repeated="1020"/>
        </table:table-row>
        <table:table-row table:style-name="ro2">
          <table:table-cell office:value-type="string">
            <text:p>IDEM_AUTRE</text:p>
          </table:table-cell>
          <table:table-cell/>
          <table:table-cell office:value-type="string">
            <text:p>atelierduretzemploi@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ELIER DU RETZ EMPLOI (LE PELLERIN)</text:p>
            <text:p><text:s/>- catégorie : Association</text:p>
            <text:p><text:s/>- objet récupérés : Vetement</text:p>
            <text:p><text:s/>- latitude : 47.201260</text:p>
            <text:p><text:s/>- longitude : -1.754959</text:p>
            <text:p><text:s/>- adresse : 18 rue du docteur Sourdille</text:p>
            <text:p><text:s/>- code postal : 44640</text:p>
            <text:p><text:s/>- ville : LE PELLERIN</text:p>
            <text:p><text:s/>- commentaire : Collecte, revente à petit prix de ce qui est récupérable, tri en vue de recyclage : vaisselle, jouets, livres, disques, électroménager en état de fonctionnement, outils, vêtements, chaussures, bibelots, meubles...</text:p>
            <text:p><text:s/>- horaires : le MERCREDI de 9 h à 12 h, le SAMEDI de 9 h à 12 h 30</text:p>
            <text:p><text:s/>- téléphone : 06 71 65 87 20</text:p>
            <text:p><text:s/>- fax : </text:p>
            <text:p><text:s/>- courriel : atelierduretzemploi@orange.fr</text:p>
            <text:p><text:s/>- url : &lt;a href='http://latelierduretzemploi.free.fr' target='_blank' &gt;http://latelierduretzemploi.free.fr/&lt;/a&gt;</text:p>
            <text:p/>
          </table:table-cell>
          <table:table-cell table:number-columns-repeated="1020"/>
        </table:table-row>
        <table:table-row table:style-name="ro2">
          <table:table-cell office:value-type="string">
            <text:p>IDEM_AUTRE</text:p>
          </table:table-cell>
          <table:table-cell/>
          <table:table-cell office:value-type="string">
            <text:p>atelierduretzemploi@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ELIER DU RETZ EMPLOI (LE PELLERIN)</text:p>
            <text:p><text:s/>- catégorie : Association</text:p>
            <text:p><text:s/>- objet récupérés : Autres</text:p>
            <text:p><text:s/>- latitude : 47.201260</text:p>
            <text:p><text:s/>- longitude : -1.754959</text:p>
            <text:p><text:s/>- adresse : 18 rue du docteur Sourdille</text:p>
            <text:p><text:s/>- code postal : 44640</text:p>
            <text:p><text:s/>- ville : LE PELLERIN</text:p>
            <text:p><text:s/>- commentaire : Collecte, revente à petit prix de ce qui est récupérable, tri en vue de recyclage : vaisselle, jouets, livres, disques, électroménager en état de fonctionnement, outils, vêtements, chaussures, bibelots, meubles...</text:p>
            <text:p><text:s/>- horaires : le MERCREDI de 9 h à 12 h, le SAMEDI de 9 h à 12 h 30</text:p>
            <text:p><text:s/>- téléphone : 06 71 65 87 20</text:p>
            <text:p><text:s/>- fax : </text:p>
            <text:p><text:s/>- courriel : atelierduretzemploi@orange.fr</text:p>
            <text:p><text:s/>- url : &lt;a href='http://latelierduretzemploi.free.fr' target='_blank' &gt;http://latelierduretzemploi.free.fr/&lt;/a&gt;</text:p>
            <text:p/>
          </table:table-cell>
          <table:table-cell table:number-columns-repeated="1020"/>
        </table:table-row>
        <table:table-row table:style-name="ro2">
          <table:table-cell office:value-type="string">
            <text:p>IDEM_AUTRE</text:p>
          </table:table-cell>
          <table:table-cell/>
          <table:table-cell office:value-type="string">
            <text:p>atelierduretzemploi@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ELIER DU RETZ EMPLOI (SAINTE-PAZANNE)</text:p>
            <text:p><text:s/>- catégorie : Association</text:p>
            <text:p><text:s/>- objet récupérés : Electromenager</text:p>
            <text:p><text:s/>- latitude : 47.109553</text:p>
            <text:p><text:s/>- longitude : -1.815695</text:p>
            <text:p><text:s/>- adresse : 28 rue de Bel Air</text:p>
            <text:p><text:s/>- code postal : 44640</text:p>
            <text:p><text:s/>- ville : SAINTE-PAZANNE</text:p>
            <text:p><text:s/>- commentaire : Collecte, revente à petit prix de ce qui est récupérable, tri en vue de recyclage : vaisselle, jouets, livres, disques, électroménager en état de fonctionnement, outils, vêtements, chaussures, bibelots, meubles...</text:p>
            <text:p><text:s/>- horaires : le MERCREDI de 9 h à 17 h 30, le SAMEDI de 9 h à 17 h 30</text:p>
            <text:p><text:s/>- téléphone : 06 71 65 87 20</text:p>
            <text:p><text:s/>- fax : </text:p>
            <text:p><text:s/>- courriel : atelierduretzemploi@orange.fr</text:p>
            <text:p><text:s/>- url : &lt;a href='http://latelierduretzemploi.free.fr' target='_blank' &gt;http://latelierduretzemploi.free.fr/&lt;/a&gt;</text:p>
            <text:p/>
          </table:table-cell>
          <table:table-cell table:number-columns-repeated="1020"/>
        </table:table-row>
        <table:table-row table:style-name="ro2">
          <table:table-cell office:value-type="string">
            <text:p>IDEM_AUTRE</text:p>
          </table:table-cell>
          <table:table-cell/>
          <table:table-cell office:value-type="string">
            <text:p>atelierduretzemploi@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ELIER DU RETZ EMPLOI (SAINTE-PAZANNE)</text:p>
            <text:p><text:s/>- catégorie : Association</text:p>
            <text:p><text:s/>- objet récupérés : Meuble</text:p>
            <text:p><text:s/>- latitude : 47.109553</text:p>
            <text:p><text:s/>- longitude : -1.815695</text:p>
            <text:p><text:s/>- adresse : 28 rue de Bel Air</text:p>
            <text:p><text:s/>- code postal : 44640</text:p>
            <text:p><text:s/>- ville : SAINTE-PAZANNE</text:p>
            <text:p><text:s/>- commentaire : Collecte, revente à petit prix de ce qui est récupérable, tri en vue de recyclage : vaisselle, jouets, livres, disques, électroménager en état de fonctionnement, outils, vêtements, chaussures, bibelots, meubles...</text:p>
            <text:p><text:s/>- horaires : le MERCREDI de 9 h à 17 h 30, le SAMEDI de 9 h à 17 h 30</text:p>
            <text:p><text:s/>- téléphone : 06 71 65 87 20</text:p>
            <text:p><text:s/>- fax : </text:p>
            <text:p><text:s/>- courriel : atelierduretzemploi@orange.fr</text:p>
            <text:p><text:s/>- url : &lt;a href='http://latelierduretzemploi.free.fr' target='_blank' &gt;http://latelierduretzemploi.free.fr/&lt;/a&gt;</text:p>
            <text:p/>
          </table:table-cell>
          <table:table-cell table:number-columns-repeated="1020"/>
        </table:table-row>
        <table:table-row table:style-name="ro2">
          <table:table-cell office:value-type="string">
            <text:p>IDEM_AUTRE</text:p>
          </table:table-cell>
          <table:table-cell/>
          <table:table-cell office:value-type="string">
            <text:p>atelierduretzemploi@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ELIER DU RETZ EMPLOI (SAINTE-PAZANNE)</text:p>
            <text:p><text:s/>- catégorie : Association</text:p>
            <text:p><text:s/>- objet récupérés : Livres_Revue_CD_BD</text:p>
            <text:p><text:s/>- latitude : 47.109553</text:p>
            <text:p><text:s/>- longitude : -1.815695</text:p>
            <text:p><text:s/>- adresse : 28 rue de Bel Air</text:p>
            <text:p><text:s/>- code postal : 44640</text:p>
            <text:p><text:s/>- ville : SAINTE-PAZANNE</text:p>
            <text:p><text:s/>- commentaire : Collecte, revente à petit prix de ce qui est récupérable, tri en vue de recyclage : vaisselle, jouets, livres, disques, électroménager en état de fonctionnement, outils, vêtements, chaussures, bibelots, meubles...</text:p>
            <text:p><text:s/>- horaires : le MERCREDI de 9 h à 17 h 30, le SAMEDI de 9 h à 17 h 30</text:p>
            <text:p><text:s/>- téléphone : 06 71 65 87 20</text:p>
            <text:p><text:s/>- fax : </text:p>
            <text:p><text:s/>- courriel : atelierduretzemploi@orange.fr</text:p>
            <text:p><text:s/>- url : &lt;a href='http://latelierduretzemploi.free.fr' target='_blank' &gt;http://latelierduretzemploi.free.fr/&lt;/a&gt;</text:p>
            <text:p/>
          </table:table-cell>
          <table:table-cell table:number-columns-repeated="1020"/>
        </table:table-row>
        <table:table-row table:style-name="ro2">
          <table:table-cell office:value-type="string">
            <text:p>IDEM_AUTRE</text:p>
          </table:table-cell>
          <table:table-cell/>
          <table:table-cell office:value-type="string">
            <text:p>atelierduretzemploi@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ELIER DU RETZ EMPLOI (SAINTE-PAZANNE)</text:p>
            <text:p><text:s/>- catégorie : Association</text:p>
            <text:p><text:s/>- objet récupérés : Jeux_Jouet</text:p>
            <text:p><text:s/>- latitude : 47.109553</text:p>
            <text:p><text:s/>- longitude : -1.815695</text:p>
            <text:p><text:s/>- adresse : 28 rue de Bel Air</text:p>
            <text:p><text:s/>- code postal : 44640</text:p>
            <text:p><text:s/>- ville : SAINTE-PAZANNE</text:p>
            <text:p><text:s/>- commentaire : Collecte, revente à petit prix de ce qui est récupérable, tri en vue de recyclage : vaisselle, jouets, livres, disques, électroménager en état de fonctionnement, outils, vêtements, chaussures, bibelots, meubles...</text:p>
            <text:p><text:s/>- horaires : le MERCREDI de 9 h à 17 h 30, le SAMEDI de 9 h à 17 h 30</text:p>
            <text:p><text:s/>- téléphone : 06 71 65 87 20</text:p>
            <text:p><text:s/>- fax : </text:p>
            <text:p><text:s/>- courriel : atelierduretzemploi@orange.fr</text:p>
            <text:p><text:s/>- url : &lt;a href='http://latelierduretzemploi.free.fr' target='_blank' &gt;http://latelierduretzemploi.free.fr/&lt;/a&gt;</text:p>
            <text:p/>
          </table:table-cell>
          <table:table-cell table:number-columns-repeated="1020"/>
        </table:table-row>
        <table:table-row table:style-name="ro2">
          <table:table-cell office:value-type="string">
            <text:p>OK</text:p>
          </table:table-cell>
          <table:table-cell/>
          <table:table-cell office:value-type="string">
            <text:p>atelierduretzemploi@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ELIER DU RETZ EMPLOI (SAINTE-PAZANNE)</text:p>
            <text:p><text:s/>- catégorie : Association</text:p>
            <text:p><text:s/>- objet récupérés : Vetement</text:p>
            <text:p><text:s/>- latitude : 47.109553</text:p>
            <text:p><text:s/>- longitude : -1.815695</text:p>
            <text:p><text:s/>- adresse : 28 rue de Bel Air</text:p>
            <text:p><text:s/>- code postal : 44640</text:p>
            <text:p><text:s/>- ville : SAINTE-PAZANNE</text:p>
            <text:p><text:s/>- commentaire : Collecte, revente à petit prix de ce qui est récupérable, tri en vue de recyclage : vaisselle, jouets, livres, disques, électroménager en état de fonctionnement, outils, vêtements, chaussures, bibelots, meubles...</text:p>
            <text:p><text:s/>- horaires : le MERCREDI de 9 h à 17 h 30, le SAMEDI de 9 h à 17 h 30</text:p>
            <text:p><text:s/>- téléphone : 06 71 65 87 20</text:p>
            <text:p><text:s/>- fax : </text:p>
            <text:p><text:s/>- courriel : atelierduretzemploi@orange.fr</text:p>
            <text:p><text:s/>- url : &lt;a href='http://latelierduretzemploi.free.fr' target='_blank' &gt;http://latelierduretzemploi.free.fr/&lt;/a&gt;</text:p>
            <text:p/>
          </table:table-cell>
          <table:table-cell table:number-columns-repeated="1020"/>
        </table:table-row>
        <table:table-row table:style-name="ro2">
          <table:table-cell office:value-type="string">
            <text:p>OK</text:p>
          </table:table-cell>
          <table:table-cell/>
          <table:table-cell office:value-type="string">
            <text:p>atelierduretzemploi@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ELIER DU RETZ EMPLOI (SAINTE-PAZANNE)</text:p>
            <text:p><text:s/>- catégorie : Association</text:p>
            <text:p><text:s/>- objet récupérés : Autres</text:p>
            <text:p><text:s/>- latitude : 47.109553</text:p>
            <text:p><text:s/>- longitude : -1.815695</text:p>
            <text:p><text:s/>- adresse : 28 rue de Bel Air</text:p>
            <text:p><text:s/>- code postal : 44640</text:p>
            <text:p><text:s/>- ville : SAINTE-PAZANNE</text:p>
            <text:p><text:s/>- commentaire : Collecte, revente à petit prix de ce qui est récupérable, tri en vue de recyclage : vaisselle, jouets, livres, disques, électroménager en état de fonctionnement, outils, vêtements, chaussures, bibelots, meubles...</text:p>
            <text:p><text:s/>- horaires : le MERCREDI de 9 h à 17 h 30, le SAMEDI de 9 h à 17 h 30</text:p>
            <text:p><text:s/>- téléphone : 06 71 65 87 20</text:p>
            <text:p><text:s/>- fax : </text:p>
            <text:p><text:s/>- courriel : atelierduretzemploi@orange.fr</text:p>
            <text:p><text:s/>- url : &lt;a href='http://latelierduretzemploi.free.fr' target='_blank' &gt;http://latelierduretzemploi.free.fr/&lt;/a&gt;</text:p>
            <text:p/>
          </table:table-cell>
          <table:table-cell table:number-columns-repeated="1020"/>
        </table:table-row>
        <table:table-row table:style-name="ro2">
          <table:table-cell office:value-type="string">
            <text:p>OK</text:p>
          </table:table-cell>
          <table:table-cell office:value-type="string">
            <text:p>NON <text:a xlink:href="mailto:marechal_jp@yahoo.fr">marechal_jp@yahoo.fr</text:a></text:p>
            <text:p/>
            <text:p>karoline.d@free.fr</text:p>
          </table:table-cell>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BOUCHON D'AMOUR</text:p>
            <text:p><text:s/>- catégorie : Association</text:p>
            <text:p><text:s/>- objet récupérés : Autres</text:p>
            <text:p><text:s/>- latitude : 47.201511</text:p>
            <text:p><text:s/>- longitude : -1.550624</text:p>
            <text:p><text:s/>- adresse : Stockage : Chà¢teau d'eau du MIN de Nantes</text:p>
            <text:p><text:s/>- code postal : 44200</text:p>
            <text:p><text:s/>- ville : NANTES</text:p>
            <text:p><text:s/>- commentaire : Récupération de bouchons plastiques</text:p>
            <text:p><text:s/>- horaires : </text:p>
            <text:p><text:s/>- téléphone : 02 40 86 57 29</text:p>
            <text:p><text:s/>- fax : </text:p>
            <text:p><text:s/>- courriel : </text:p>
            <text:p><text:s/>- url : &lt;a href='http://bouchonsdamour44.over-blog.com' target='_blank' &gt;http://bouchonsdamour44.over-blog.com&lt;/a&gt;</text:p>
            <text:p/>
          </table:table-cell>
          <table:table-cell table:number-columns-repeated="1020"/>
        </table:table-row>
        <table:table-row table:style-name="ro2">
          <table:table-cell office:value-type="string">
            <text:p>FORMULAIRE_SITE</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CARTRIDGE WORLD</text:p>
            <text:p><text:s/>- catégorie : Entreprise</text:p>
            <text:p><text:s/>- objet récupérés : Cartouche</text:p>
            <text:p><text:s/>- latitude : 47.2803679</text:p>
            <text:p><text:s/>- longitude : -2.2117936</text:p>
            <text:p><text:s/>- adresse : 68 Avenue de la République</text:p>
            <text:p><text:s/>- code postal : 44600</text:p>
            <text:p><text:s/>- ville : SAINT-NAZAIRE</text:p>
            <text:p><text:s/>- commentaire : Recharge de cartouche d'imprimante et remanufacturation de toner</text:p>
            <text:p><text:s/>- horaires : Lundi au Samedi de 09H00 à 19H00</text:p>
            <text:p><text:s/>- téléphone : 02 40 24 80 09</text:p>
            <text:p><text:s/>- fax : 02 40 42 56 24</text:p>
            <text:p><text:s/>- courriel : </text:p>
            <text:p><text:s/>- url : &lt;a href='http://www.cartridgeworld.fr' target='_blank' &gt;www.cartridgeworld.fr&lt;/a&gt;</text:p>
            <text:p/>
          </table:table-cell>
          <table:table-cell table:number-columns-repeated="1020"/>
        </table:table-row>
        <table:table-row table:style-name="ro2">
          <table:table-cell office:value-type="string">
            <text:p>OK</text:p>
          </table:table-cell>
          <table:table-cell/>
          <table:table-cell office:value-type="string">
            <text:p>contact.nantes@economax.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POINT ENCRE ET TONER</text:p>
            <text:p><text:s/>- catégorie : Entreprise</text:p>
            <text:p><text:s/>- objet récupérés : Cartouche</text:p>
            <text:p><text:s/>- latitude : 47.217781</text:p>
            <text:p><text:s/>- longitude : -1.556319</text:p>
            <text:p><text:s/>- adresse : 13 Rue de l'Hotel de Ville</text:p>
            <text:p><text:s/>- code postal : 44000</text:p>
            <text:p><text:s/>- ville : NANTES</text:p>
            <text:p><text:s/>- commentaire : Recharge de cartouche d'imprimante et remanufacturation de toner</text:p>
            <text:p><text:s/>- horaires : Ouvert le lundi de 13h à 19h ; du mardi au vendredi de 9h à 12h45 et de 13h45 à 19h ; le samedi de 14h à 19h.</text:p>
            <text:p><text:s/>- téléphone : 02 40 35 64 29</text:p>
            <text:p><text:s/>- fax : 02 51 89 03 79</text:p>
            <text:p><text:s/>- courriel : contact.nantes@economax.fr</text:p>
            <text:p><text:s/>- url : </text:p>
            <text:p/>
          </table:table-cell>
          <table:table-cell table:number-columns-repeated="1020"/>
        </table:table-row>
        <table:table-row table:style-name="ro2">
          <table:table-cell office:value-type="string">
            <text:p>IDEM_AUTRE</text:p>
          </table:table-cell>
          <table:table-cell/>
          <table:table-cell office:value-type="string">
            <text:p>dl.nantes@croix-rou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CROIX ROUGE / Vestiboutique</text:p>
            <text:p><text:s/>- catégorie : Association</text:p>
            <text:p><text:s/>- objet récupérés : Vetement</text:p>
            <text:p><text:s/>- latitude : 47.23558</text:p>
            <text:p><text:s/>- longitude : -1.53276</text:p>
            <text:p><text:s/>- adresse : 51 bis rue de la Moisdonnière</text:p>
            <text:p><text:s/>- code postal : 44300</text:p>
            <text:p><text:s/>- ville : NANTES</text:p>
            <text:p><text:s/>- commentaire : Récupération et distribution de vêtements, livres, jouets, vaisselle, bibelots</text:p>
            <text:p><text:s/>- horaires : Mardi et jeudi de 9h30 à 12h00 et de 14h00 à 17h00</text:p>
            <text:p><text:s/>- téléphone : 02 51 89 47 62</text:p>
            <text:p><text:s/>- fax : </text:p>
            <text:p><text:s/>- courriel : dl.nantes@croix-rouge.fr</text:p>
            <text:p><text:s/>- url : &lt;a href='http://www.croix-rouge.fr' target='_blank' &gt;www.croix-rouge.fr&lt;/a&gt;</text:p>
            <text:p/>
          </table:table-cell>
          <table:table-cell table:number-columns-repeated="1020"/>
        </table:table-row>
        <table:table-row table:style-name="ro2">
          <table:table-cell office:value-type="string">
            <text:p>IDEM_AUTRE</text:p>
          </table:table-cell>
          <table:table-cell/>
          <table:table-cell office:value-type="string">
            <text:p>dl.nantes@croix-rou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CROIX ROUGE / Vestiboutique</text:p>
            <text:p><text:s/>- catégorie : Association</text:p>
            <text:p><text:s/>- objet récupérés : Livres_Revue_CD_BD</text:p>
            <text:p><text:s/>- latitude : 47.23558</text:p>
            <text:p><text:s/>- longitude : -1.53276</text:p>
            <text:p><text:s/>- adresse : 51 bis rue de la Moisdonnière</text:p>
            <text:p><text:s/>- code postal : 44300</text:p>
            <text:p><text:s/>- ville : NANTES</text:p>
            <text:p><text:s/>- commentaire : Récupération et distribution de vêtements, livres, jouets, vaisselle, bibelots</text:p>
            <text:p><text:s/>- horaires : Mardi et jeudi de 9h30 à 12h00 et de 14h00 à 17h00</text:p>
            <text:p><text:s/>- téléphone : 02 51 89 47 62</text:p>
            <text:p><text:s/>- fax : </text:p>
            <text:p><text:s/>- courriel : dl.nantes@croix-rouge.fr</text:p>
            <text:p><text:s/>- url : &lt;a href='http://www.croix-rouge.fr' target='_blank' &gt;www.croix-rouge.fr&lt;/a&gt;</text:p>
            <text:p/>
          </table:table-cell>
          <table:table-cell table:number-columns-repeated="1020"/>
        </table:table-row>
        <table:table-row table:style-name="ro2">
          <table:table-cell office:value-type="string">
            <text:p>IDEM_AUTRE</text:p>
          </table:table-cell>
          <table:table-cell/>
          <table:table-cell office:value-type="string">
            <text:p>dl.nantes@croix-rou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CROIX ROUGE / Vestiboutique</text:p>
            <text:p><text:s/>- catégorie : Association</text:p>
            <text:p><text:s/>- objet récupérés : Jeux_Jouet</text:p>
            <text:p><text:s/>- latitude : 47.23558</text:p>
            <text:p><text:s/>- longitude : -1.53276</text:p>
            <text:p><text:s/>- adresse : 51 bis rue de la Moisdonnière</text:p>
            <text:p><text:s/>- code postal : 44300</text:p>
            <text:p><text:s/>- ville : NANTES</text:p>
            <text:p><text:s/>- commentaire : Récupération et distribution de vêtements, livres, jouets, vaisselle, bibelots</text:p>
            <text:p><text:s/>- horaires : Mardi et jeudi de 9h30 à 12h00 et de 14h00 à 17h00</text:p>
            <text:p><text:s/>- téléphone : 02 51 89 47 62</text:p>
            <text:p><text:s/>- fax : </text:p>
            <text:p><text:s/>- courriel : dl.nantes@croix-rouge.fr</text:p>
            <text:p><text:s/>- url : &lt;a href='http://www.croix-rouge.fr' target='_blank' &gt;www.croix-rouge.fr&lt;/a&gt;</text:p>
            <text:p/>
          </table:table-cell>
          <table:table-cell table:number-columns-repeated="1020"/>
        </table:table-row>
        <table:table-row table:style-name="ro2">
          <table:table-cell office:value-type="string">
            <text:p>OK</text:p>
          </table:table-cell>
          <table:table-cell/>
          <table:table-cell office:value-type="string">
            <text:p>dl.nantes@croix-rou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CROIX ROUGE / Vestiboutique</text:p>
            <text:p><text:s/>- catégorie : Association</text:p>
            <text:p><text:s/>- objet récupérés : Autres</text:p>
            <text:p><text:s/>- latitude : 47.23558</text:p>
            <text:p><text:s/>- longitude : -1.53276</text:p>
            <text:p><text:s/>- adresse : 51 bis rue de la Moisdonnière</text:p>
            <text:p><text:s/>- code postal : 44300</text:p>
            <text:p><text:s/>- ville : NANTES</text:p>
            <text:p><text:s/>- commentaire : Récupération et distribution de vêtements, livres, jouets, vaisselle, bibelots</text:p>
            <text:p><text:s/>- horaires : Mardi et jeudi de 9h30 à 12h00 et de 14h00 à 17h00</text:p>
            <text:p><text:s/>- téléphone : 02 51 89 47 62</text:p>
            <text:p><text:s/>- fax : </text:p>
            <text:p><text:s/>- courriel : dl.nantes@croix-rouge.fr</text:p>
            <text:p><text:s/>- url : &lt;a href='http://www.croix-rouge.fr' target='_blank' &gt;www.croix-rouge.fr&lt;/a&gt;</text:p>
            <text:p/>
          </table:table-cell>
          <table:table-cell table:number-columns-repeated="1020"/>
        </table:table-row>
        <table:table-row table:style-name="ro2">
          <table:table-cell office:value-type="string">
            <text:p>OK</text:p>
          </table:table-cell>
          <table:table-cell/>
          <table:table-cell office:value-type="string">
            <text:p>ladech.art.ge@gmail.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DECH'ARTGE</text:p>
            <text:p><text:s/>- catégorie : Association</text:p>
            <text:p><text:s/>- objet récupérés : Vetement</text:p>
            <text:p><text:s/>- latitude : 47.355250</text:p>
            <text:p><text:s/>- longitude : -2.125404</text:p>
            <text:p><text:s/>- adresse : LE BOIS JOUBERT</text:p>
            <text:p><text:s/>- code postal : 44480</text:p>
            <text:p><text:s/>- ville : DONGES</text:p>
            <text:p><text:s/>- commentaire : On récupère aussi des tambours de machine à laver lampes et douille, interrupteur, horloge...</text:p>
            <text:p><text:s/>- horaires : </text:p>
            <text:p><text:s/>- téléphone : 06 41 84 16 56</text:p>
            <text:p><text:s/>- fax : </text:p>
            <text:p><text:s/>- courriel : ladech.art.ge@gmail.com</text:p>
            <text:p><text:s/>- url : </text:p>
            <text:p/>
          </table:table-cell>
          <table:table-cell table:number-columns-repeated="1020"/>
        </table:table-row>
        <table:table-row table:style-name="ro2">
          <table:table-cell office:value-type="string">
            <text:p>IDEM_AUTRE</text:p>
          </table:table-cell>
          <table:table-cell/>
          <table:table-cell office:value-type="string">
            <text:p>ladech.art.ge@gmail.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DECH'ARTGE</text:p>
            <text:p><text:s/>- catégorie : Association</text:p>
            <text:p><text:s/>- objet récupérés : Meuble</text:p>
            <text:p><text:s/>- latitude : 47.355250</text:p>
            <text:p><text:s/>- longitude : -2.125404</text:p>
            <text:p><text:s/>- adresse : LE BOIS JOUBERT</text:p>
            <text:p><text:s/>- code postal : 44480</text:p>
            <text:p><text:s/>- ville : DONGES</text:p>
            <text:p><text:s/>- commentaire : On récupère aussi des tambours de machine à laver lampes et douille, interrupteur, horloge...</text:p>
            <text:p><text:s/>- horaires : </text:p>
            <text:p><text:s/>- téléphone : 06 41 84 16 56</text:p>
            <text:p><text:s/>- fax : </text:p>
            <text:p><text:s/>- courriel : ladech.art.ge@gmail.com</text:p>
            <text:p><text:s/>- url : </text:p>
            <text:p/>
          </table:table-cell>
          <table:table-cell table:number-columns-repeated="1020"/>
        </table:table-row>
        <table:table-row table:style-name="ro2">
          <table:table-cell office:value-type="string">
            <text:p>OK</text:p>
          </table:table-cell>
          <table:table-cell/>
          <table:table-cell office:value-type="string">
            <text:p>ladech.art.ge@gmail.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DECH'ARTGE</text:p>
            <text:p><text:s/>- catégorie : Association</text:p>
            <text:p><text:s/>- objet récupérés : Autres</text:p>
            <text:p><text:s/>- latitude : 47.355250</text:p>
            <text:p><text:s/>- longitude : -2.125404</text:p>
            <text:p><text:s/>- adresse : LE BOIS JOUBERT</text:p>
            <text:p><text:s/>- code postal : 44480</text:p>
            <text:p><text:s/>- ville : DONGES</text:p>
            <text:p><text:s/>- commentaire : On récupère aussi des tambours de machine à laver lampes et douille, interrupteur, horloge...</text:p>
            <text:p><text:s/>- horaires : </text:p>
            <text:p><text:s/>- téléphone : 06 41 84 16 56</text:p>
            <text:p><text:s/>- fax : </text:p>
            <text:p><text:s/>- courriel : ladech.art.ge@gmail.com</text:p>
            <text:p><text:s/>- url : </text:p>
            <text:p/>
          </table:table-cell>
          <table:table-cell table:number-columns-repeated="1020"/>
        </table:table-row>
        <table:table-row table:style-name="ro2">
          <table:table-cell office:value-type="string">
            <text:p>IDEM_AUTRE</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DING-FRING Saint-Nazaire</text:p>
            <text:p><text:s/>- catégorie : Association</text:p>
            <text:p><text:s/>- objet récupérés : Vetement</text:p>
            <text:p><text:s/>- latitude : 47.2774497</text:p>
            <text:p><text:s/>- longitude : -2.2100179</text:p>
            <text:p><text:s/>- adresse : 60 rue de Stalingrad</text:p>
            <text:p><text:s/>- code postal : 44600</text:p>
            <text:p><text:s/>- ville : SAINT-NAZAIRE</text:p>
            <text:p><text:s/>- commentaire : Boutique du Relais</text:p>
            <text:p><text:s/>- horaires : Du lundi au jeudi : de 10h à 12h30 et de 14h30 à 19h00 ; Le vendredi : 10h00 à 19h00 ; Le samedi : 10h00 à 12h30 et de 14h30 à 18h30</text:p>
            <text:p><text:s/>- téléphone : 02 40 66 10 07</text:p>
            <text:p><text:s/>- fax : </text:p>
            <text:p><text:s/>- courriel : </text:p>
            <text:p><text:s/>- url : &lt;a href='http://www.lerelais.org/-Nos-boutiques-Ding-Fring-.html' target='_blank' &gt;www.lerelais.org/-Nos-boutiques-Ding-Fring-.html&lt;/a&gt;</text:p>
            <text:p/>
          </table:table-cell>
          <table:table-cell table:number-columns-repeated="1020"/>
        </table:table-row>
        <table:table-row table:style-name="ro2">
          <table:table-cell office:value-type="string">
            <text:p>IDEM_AUTRE</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DING-FRING Marsauderies</text:p>
            <text:p><text:s/>- catégorie : Association</text:p>
            <text:p><text:s/>- objet récupérés : Vetement</text:p>
            <text:p><text:s/>- latitude : 47.2414082</text:p>
            <text:p><text:s/>- longitude : -1.5318757</text:p>
            <text:p><text:s/>- adresse : 15 rue des Marsauderies </text:p>
            <text:p><text:s/>- code postal : 44000</text:p>
            <text:p><text:s/>- ville : NANTES</text:p>
            <text:p><text:s/>- commentaire : Boutique du Relais : Ding Fring</text:p>
            <text:p><text:s/>- horaires : Du lundi au vendredi de 10h à 19h00 et le samedi de 10h à 12h et de 14h à 18h30</text:p>
            <text:p><text:s/>- téléphone : 02 40 20 87 11</text:p>
            <text:p><text:s/>- fax : </text:p>
            <text:p><text:s/>- courriel : </text:p>
            <text:p><text:s/>- url : &lt;a href='http://www.lerelais.org/-Nos-boutiques-Ding-Fring-.html' target='_blank' &gt;www.lerelais.org/-Nos-boutiques-Ding-Fring-.html&lt;/a&gt;</text:p>
            <text:p/>
          </table:table-cell>
          <table:table-cell table:number-columns-repeated="1020"/>
        </table:table-row>
        <table:table-row table:style-name="ro2">
          <table:table-cell office:value-type="string">
            <text:p>IDEM_AUTRE</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DING-FRING Fourré</text:p>
            <text:p><text:s/>- catégorie : Association</text:p>
            <text:p><text:s/>- objet récupérés : Vetement</text:p>
            <text:p><text:s/>- latitude : 47.2119882</text:p>
            <text:p><text:s/>- longitude : -1.5468354</text:p>
            <text:p><text:s/>- adresse : 32 rue Fourré</text:p>
            <text:p><text:s/>- code postal : 44200</text:p>
            <text:p><text:s/>- ville : NANTES</text:p>
            <text:p><text:s/>- commentaire : Boutique du Relais</text:p>
            <text:p><text:s/>- horaires : Du lundi au vendredi de 10h à 19h00 et le samedi de 10h à 18h30</text:p>
            <text:p><text:s/>- téléphone : 02 40 75 46 91</text:p>
            <text:p><text:s/>- fax : </text:p>
            <text:p><text:s/>- courriel : </text:p>
            <text:p><text:s/>- url : &lt;a href='http://www.lerelais.org/-Nos-boutiques-Ding-Fring-.html' target='_blank' &gt;www.lerelais.org/-Nos-boutiques-Ding-Fring-.html&lt;/a&gt;</text:p>
            <text:p/>
          </table:table-cell>
          <table:table-cell table:number-columns-repeated="1020"/>
        </table:table-row>
        <table:table-row table:style-name="ro2">
          <table:table-cell office:value-type="string">
            <text:p>IDEM_AUTRE</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DING-FRING Rezé</text:p>
            <text:p><text:s/>- catégorie : Association</text:p>
            <text:p><text:s/>- objet récupérés : Vetement</text:p>
            <text:p><text:s/>- latitude : 47.1879293</text:p>
            <text:p><text:s/>- longitude : -1.5515172</text:p>
            <text:p><text:s/>- adresse : 75 Rue de la Commune</text:p>
            <text:p><text:s/>- code postal : 44400</text:p>
            <text:p><text:s/>- ville : REZE</text:p>
            <text:p><text:s/>- commentaire : Boutique du Relais</text:p>
            <text:p><text:s/>- horaires : Du lundi au vendredi de 10h à 12h30 et de 14h à 19h00. Le samedi de 10h à 12h30 et de 14h à 18h30</text:p>
            <text:p><text:s/>- téléphone : 02 51 70 28 35</text:p>
            <text:p><text:s/>- fax : </text:p>
            <text:p><text:s/>- courriel : </text:p>
            <text:p><text:s/>- url : &lt;a href='http://www.lerelais.org/-Nos-boutiques-Ding-Fring-.html' target='_blank' &gt;www.lerelais.org/-Nos-boutiques-Ding-Fring-.html&lt;/a&gt;</text:p>
            <text:p/>
          </table:table-cell>
          <table:table-cell table:number-columns-repeated="1020"/>
        </table:table-row>
        <table:table-row table:style-name="ro2">
          <table:table-cell office:value-type="string">
            <text:p>A_FAIRE</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DING-FRING Brunelière</text:p>
            <text:p><text:s/>- catégorie : Association</text:p>
            <text:p><text:s/>- objet récupérés : Vetement</text:p>
            <text:p><text:s/>- latitude : 47.2092982</text:p>
            <text:p><text:s/>- longitude : -1.5692261</text:p>
            <text:p><text:s/>- adresse : 5 rue Charles Brunelière</text:p>
            <text:p><text:s/>- code postal : 44200</text:p>
            <text:p><text:s/>- ville : NANTES</text:p>
            <text:p><text:s/>- commentaire : Boutique du Relais</text:p>
            <text:p><text:s/>- horaires : Du lundi au vendredi de 10h à 19h00. Le samedi de 10h à 18h30</text:p>
            <text:p><text:s/>- téléphone : 02 40 69 13 89</text:p>
            <text:p><text:s/>- fax : </text:p>
            <text:p><text:s/>- courriel : </text:p>
            <text:p><text:s/>- url : &lt;a href='http://www.lerelais.org/-Nos-boutiques-Ding-Fring-.html' target='_blank' &gt;www.lerelais.org/-Nos-boutiques-Ding-Fring-.html&lt;/a&gt;</text:p>
            <text:p/>
          </table:table-cell>
          <table:table-cell table:number-columns-repeated="1020"/>
        </table:table-row>
        <table:table-row table:style-name="ro2">
          <table:table-cell office:value-type="string">
            <text:p>OK</text:p>
          </table:table-cell>
          <table:table-cell/>
          <table:table-cell office:value-type="string">
            <text:p>echanges.solidarite@wanadoo.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CHANGES ET SOLIDARITE 44</text:p>
            <text:p><text:s/>- catégorie : Association</text:p>
            <text:p><text:s/>- objet récupérés : Autres</text:p>
            <text:p><text:s/>- latitude : 47.329666</text:p>
            <text:p><text:s/>- longitude : -1.621382</text:p>
            <text:p><text:s/>- adresse : 64 rue de la mairie</text:p>
            <text:p><text:s/>- code postal : 44119</text:p>
            <text:p><text:s/>- ville : TREILLIERES</text:p>
            <text:p><text:s/>- commentaire : Récupération de ferrailles, voitures, cuivre, batteries, linge, vaisselles, bibelots, fauteuils roulants, machines à  coudre. Récupération possible à  domicile</text:p>
            <text:p><text:s/>- horaires : </text:p>
            <text:p><text:s/>- téléphone : 02 40 43 84 91</text:p>
            <text:p><text:s/>- fax : </text:p>
            <text:p><text:s/>- courriel : echanges.solidarite@wanadoo.fr</text:p>
            <text:p><text:s/>- url : &lt;a href='http://www.es44.org' target='_blank' &gt;www.es44.org&lt;/a&gt;</text:p>
            <text:p/>
          </table:table-cell>
          <table:table-cell table:number-columns-repeated="1020"/>
        </table:table-row>
        <table:table-row table:style-name="ro2">
          <table:table-cell office:value-type="string">
            <text:p>OK</text:p>
          </table:table-cell>
          <table:table-cell/>
          <table:table-cell office:value-type="string">
            <text:p>ecoencre@gmail.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NCRE ÉCO...LOGIQUE</text:p>
            <text:p><text:s/>- catégorie : Entreprise</text:p>
            <text:p><text:s/>- objet récupérés : Cartouche</text:p>
            <text:p><text:s/>- latitude : 47.2820733</text:p>
            <text:p><text:s/>- longitude : -2.2115574</text:p>
            <text:p><text:s/>- adresse : 91 Avenue de la République</text:p>
            <text:p><text:s/>- code postal : 44600</text:p>
            <text:p><text:s/>- ville : SAINT-NAZAIRE</text:p>
            <text:p><text:s/>- commentaire : Spécialistes de la recharge de cartouches d'encre pour particuliers et professionnels.</text:p>
            <text:p><text:s/>- horaires : Ouvert le lundi de 14h00 à 18h00 - Du mardi au vendredi : 10h00 - 12h30 et de 14h00 à 18h30 - le samedi : 10h00 - 12h30 et de 14h00 à 18h00.</text:p>
            <text:p><text:s/>- téléphone : 02 40 22 11 53</text:p>
            <text:p><text:s/>- fax : </text:p>
            <text:p><text:s/>- courriel : ecoencre@gmail.com</text:p>
            <text:p><text:s/>- url : &lt;a href='http://www.encre-eco-logique.com' target='_blank' &gt;www.encre-eco-logique.com&lt;/a&gt;</text:p>
            <text:p/>
          </table:table-cell>
          <table:table-cell table:number-columns-repeated="1020"/>
        </table:table-row>
        <table:table-row table:style-name="ro2">
          <table:table-cell office:value-type="string">
            <text:p>OK</text:p>
          </table:table-cell>
          <table:table-cell/>
          <table:table-cell office:value-type="string">
            <text:p>nantes@encrestation.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NCRE STATION</text:p>
            <text:p><text:s/>- catégorie : Entreprise</text:p>
            <text:p><text:s/>- objet récupérés : Cartouche</text:p>
            <text:p><text:s/>- latitude : 47.247658</text:p>
            <text:p><text:s/>- longitude : -1.608134</text:p>
            <text:p><text:s/>- adresse : 113 route de Vannes</text:p>
            <text:p><text:s/>- code postal : 44800</text:p>
            <text:p><text:s/>- ville : SAINT-HERBLAIN</text:p>
            <text:p><text:s/>- commentaire : Recharge de cartouche d'imprimante et remanufacturation de toner</text:p>
            <text:p><text:s/>- horaires : Ouvert le Lundi de 14h à  19h, du Mardi au Vendredi de 9h30 à  12h30 et de 14h à  19h et le samedi de 10h à  12h30 et de 14h à  17h</text:p>
            <text:p><text:s/>- téléphone : 02 40 74 42 16</text:p>
            <text:p><text:s/>- fax : </text:p>
            <text:p><text:s/>- courriel : nantes@encrestation.com</text:p>
            <text:p><text:s/>- url : &lt;a href='http://www.encrestation.com' target='_blank' &gt;www.encrestation.com&lt;/a&gt;</text:p>
            <text:p/>
          </table:table-cell>
          <table:table-cell table:number-columns-repeated="1020"/>
        </table:table-row>
        <table:table-row table:style-name="ro2">
          <table:table-cell office:value-type="string">
            <text:p>IDEM_AUTRE</text:p>
          </table:table-cell>
          <table:table-cell/>
          <table:table-cell office:value-type="string">
            <text:p>contact@ecorev-reemploi.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COREV</text:p>
            <text:p><text:s/>- catégorie : Association</text:p>
            <text:p><text:s/>- objet récupérés : Meuble</text:p>
            <text:p><text:s/>- latitude : 47.196638</text:p>
            <text:p><text:s/>- longitude : -1.565745</text:p>
            <text:p><text:s/>- adresse : 90 rue de la basse île</text:p>
            <text:p><text:s/>- code postal : 44400</text:p>
            <text:p><text:s/>- ville : REZE</text:p>
            <text:p><text:s/>- commentaire : Réemploi d'objets de la vie courante : collecte en déchèterie puis revente à bas prix (mobilier, vaisselle, jouets, livres, vêtements, articles de loisirs, outillage...)</text:p>
            <text:p><text:s/>- horaires : Dépôt d'objets réutilisables : lundi-samedi de 9h à 12h Boutique solidaire : le samedi de 10h à 18h</text:p>
            <text:p><text:s/>- téléphone : 02 28 23 64 47</text:p>
            <text:p><text:s/>- fax : 02 28 23 64 47</text:p>
            <text:p><text:s/>- courriel : contact@ecorev-reemploi.com</text:p>
            <text:p><text:s/>- url : &lt;a href='http://www.ecorev-reemploi.com' target='_blank' &gt;www.ecorev-reemploi.com&lt;/a&gt;</text:p>
            <text:p/>
          </table:table-cell>
          <table:table-cell table:number-columns-repeated="1020"/>
        </table:table-row>
        <table:table-row table:style-name="ro2">
          <table:table-cell office:value-type="string">
            <text:p>IDEM_AUTRE</text:p>
          </table:table-cell>
          <table:table-cell/>
          <table:table-cell office:value-type="string">
            <text:p>contact@ecorev-reemploi.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COREV</text:p>
            <text:p><text:s/>- catégorie : Association</text:p>
            <text:p><text:s/>- objet récupérés : Livres_Revue_CD_BD</text:p>
            <text:p><text:s/>- latitude : 47.196638</text:p>
            <text:p><text:s/>- longitude : -1.565745</text:p>
            <text:p><text:s/>- adresse : 90 rue de la basse île</text:p>
            <text:p><text:s/>- code postal : 44400</text:p>
            <text:p><text:s/>- ville : REZE</text:p>
            <text:p><text:s/>- commentaire : Réemploi d'objets de la vie courante : collecte en déchèterie puis revente à bas prix (mobilier, vaisselle, jouets, livres, vêtements, articles de loisirs, outillage...)</text:p>
            <text:p><text:s/>- horaires : Dépôt d'objets réutilisables : lundi-samedi de 9h à 12h Boutique solidaire : le samedi de 10h à 18h</text:p>
            <text:p><text:s/>- téléphone : 02 28 23 64 47</text:p>
            <text:p><text:s/>- fax : 02 28 23 64 47</text:p>
            <text:p><text:s/>- courriel : contact@ecorev-reemploi.com</text:p>
            <text:p><text:s/>- url : &lt;a href='http://www.ecorev-reemploi.com' target='_blank' &gt;www.ecorev-reemploi.com&lt;/a&gt;</text:p>
            <text:p/>
          </table:table-cell>
          <table:table-cell table:number-columns-repeated="1020"/>
        </table:table-row>
        <table:table-row table:style-name="ro2">
          <table:table-cell office:value-type="string">
            <text:p>IDEM_AUTRE</text:p>
          </table:table-cell>
          <table:table-cell/>
          <table:table-cell office:value-type="string">
            <text:p>contact@ecorev-reemploi.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COREV</text:p>
            <text:p><text:s/>- catégorie : Association</text:p>
            <text:p><text:s/>- objet récupérés : Jeux_Jouet</text:p>
            <text:p><text:s/>- latitude : 47.196638</text:p>
            <text:p><text:s/>- longitude : -1.565745</text:p>
            <text:p><text:s/>- adresse : 90 rue de la basse île</text:p>
            <text:p><text:s/>- code postal : 44400</text:p>
            <text:p><text:s/>- ville : REZE</text:p>
            <text:p><text:s/>- commentaire : Réemploi d'objets de la vie courante : collecte en déchèterie puis revente à bas prix (mobilier, vaisselle, jouets, livres, vêtements, articles de loisirs, outillage...)</text:p>
            <text:p><text:s/>- horaires : Dépôt d'objets réutilisables : lundi-samedi de 9h à 12h Boutique solidaire : le samedi de 10h à 18h</text:p>
            <text:p><text:s/>- téléphone : 02 28 23 64 47</text:p>
            <text:p><text:s/>- fax : 02 28 23 64 47</text:p>
            <text:p><text:s/>- courriel : contact@ecorev-reemploi.com</text:p>
            <text:p><text:s/>- url : &lt;a href='http://www.ecorev-reemploi.com' target='_blank' &gt;www.ecorev-reemploi.com&lt;/a&gt;</text:p>
            <text:p/>
          </table:table-cell>
          <table:table-cell table:number-columns-repeated="1020"/>
        </table:table-row>
        <table:table-row table:style-name="ro2">
          <table:table-cell office:value-type="string">
            <text:p>IDEM_AUTRE</text:p>
          </table:table-cell>
          <table:table-cell/>
          <table:table-cell office:value-type="string">
            <text:p>contact@ecorev-reemploi.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COREV</text:p>
            <text:p><text:s/>- catégorie : Association</text:p>
            <text:p><text:s/>- objet récupérés : Vetement</text:p>
            <text:p><text:s/>- latitude : 47.196638</text:p>
            <text:p><text:s/>- longitude : -1.565745</text:p>
            <text:p><text:s/>- adresse : 90 rue de la basse île</text:p>
            <text:p><text:s/>- code postal : 44400</text:p>
            <text:p><text:s/>- ville : REZE</text:p>
            <text:p><text:s/>- commentaire : Réemploi d'objets de la vie courante : collecte en déchèterie puis revente à bas prix (mobilier, vaisselle, jouets, livres, vêtements, articles de loisirs, outillage...)</text:p>
            <text:p><text:s/>- horaires : Dépôt d'objets réutilisables : lundi-samedi de 9h à 12h Boutique solidaire : le samedi de 10h à 18h</text:p>
            <text:p><text:s/>- téléphone : 02 28 23 64 47</text:p>
            <text:p><text:s/>- fax : 02 28 23 64 47</text:p>
            <text:p><text:s/>- courriel : contact@ecorev-reemploi.com</text:p>
            <text:p><text:s/>- url : &lt;a href='http://www.ecorev-reemploi.com' target='_blank' &gt;www.ecorev-reemploi.com&lt;/a&gt;</text:p>
            <text:p/>
          </table:table-cell>
          <table:table-cell table:number-columns-repeated="1020"/>
        </table:table-row>
        <table:table-row table:style-name="ro2">
          <table:table-cell office:value-type="string">
            <text:p>OK</text:p>
          </table:table-cell>
          <table:table-cell/>
          <table:table-cell office:value-type="string">
            <text:p>contact@ecorev-reemploi.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COREV</text:p>
            <text:p><text:s/>- catégorie : Association</text:p>
            <text:p><text:s/>- objet récupérés : Autres</text:p>
            <text:p><text:s/>- latitude : 47.196638</text:p>
            <text:p><text:s/>- longitude : -1.565745</text:p>
            <text:p><text:s/>- adresse : 90 rue de la basse île</text:p>
            <text:p><text:s/>- code postal : 44400</text:p>
            <text:p><text:s/>- ville : REZE</text:p>
            <text:p><text:s/>- commentaire : Réemploi d'objets de la vie courante : collecte en déchèterie puis revente à bas prix (mobilier, vaisselle, jouets, livres, vêtements, articles de loisirs, outillage...)</text:p>
            <text:p><text:s/>- horaires : Dépôt d'objets réutilisables : lundi-samedi de 9h à 12h Boutique solidaire : le samedi de 10h à 18h</text:p>
            <text:p><text:s/>- téléphone : 02 28 23 64 47</text:p>
            <text:p><text:s/>- fax : 02 28 23 64 47</text:p>
            <text:p><text:s/>- courriel : contact@ecorev-reemploi.com</text:p>
            <text:p><text:s/>- url : &lt;a href='http://www.ecorev-reemploi.com' target='_blank' &gt;www.ecorev-reemploi.com&lt;/a&gt;</text:p>
            <text:p/>
          </table:table-cell>
          <table:table-cell table:number-columns-repeated="1020"/>
        </table:table-row>
        <table:table-row table:style-name="ro2">
          <table:table-cell office:value-type="string">
            <text:p>OK</text:p>
          </table:table-cell>
          <table:table-cell/>
          <table:table-cell office:value-type="string">
            <text:p>ecophone44@sfr.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cophone 44</text:p>
            <text:p><text:s/>- catégorie : Entreprise</text:p>
            <text:p><text:s/>- objet récupérés : Informatique</text:p>
            <text:p><text:s/>- latitude : 47.209536</text:p>
            <text:p><text:s/>- longitude : -1.558127</text:p>
            <text:p><text:s/>- adresse : 2 rue Deurbroucq</text:p>
            <text:p><text:s/>- code postal : 44000</text:p>
            <text:p><text:s/>- ville : NANTES</text:p>
            <text:p><text:s/>- commentaire : Ouverture d'une boutique Ecophone 44 au 2 rue Deurbroucq à Nantes. 2 entreprises : Ecophone 44 et SAFETY PC 44 et nous récupérons les téléphones et les ordinateurs hors d'usage.</text:p>
            <text:p><text:s/>- horaires : du lundi au samedi de 10h à 18h30</text:p>
            <text:p><text:s/>- téléphone : 02 52 10 37 71</text:p>
            <text:p><text:s/>- fax : </text:p>
            <text:p><text:s/>- courriel : ecophone44@sfr.fr</text:p>
            <text:p><text:s/>- url : &lt;a href='http://www.ecophone44.com' target='_blank' &gt;www.ecophone44.com&lt;/a&gt;</text:p>
            <text:p/>
          </table:table-cell>
          <table:table-cell table:number-columns-repeated="1020"/>
        </table:table-row>
        <table:table-row table:style-name="ro2">
          <table:table-cell office:value-type="string">
            <text:p>OK</text:p>
          </table:table-cell>
          <table:table-cell/>
          <table:table-cell office:value-type="string">
            <text:p>ecophone44@sfr.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cophone 44</text:p>
            <text:p><text:s/>- catégorie : Entreprise</text:p>
            <text:p><text:s/>- objet récupérés : Autres</text:p>
            <text:p><text:s/>- latitude : 47.209536</text:p>
            <text:p><text:s/>- longitude : -1.558127</text:p>
            <text:p><text:s/>- adresse : 2 rue Deurbroucq</text:p>
            <text:p><text:s/>- code postal : 44000</text:p>
            <text:p><text:s/>- ville : NANTES</text:p>
            <text:p><text:s/>- commentaire : Ouverture d'une boutique Ecophone 44 au 2 rue Deurbroucq à Nantes. 2 entreprises : Ecophone 44 et SAFETY PC 44 et nous récupérons les téléphones et les ordinateurs hors d'usage.</text:p>
            <text:p><text:s/>- horaires : du lundi au samedi de 10h à 18h30</text:p>
            <text:p><text:s/>- téléphone : 02 52 10 37 71</text:p>
            <text:p><text:s/>- fax : </text:p>
            <text:p><text:s/>- courriel : ecophone44@sfr.fr</text:p>
            <text:p><text:s/>- url : &lt;a href='http://www.ecophone44.com' target='_blank' &gt;www.ecophone44.com&lt;/a&gt;</text:p>
            <text:p/>
          </table:table-cell>
          <table:table-cell table:number-columns-repeated="1020"/>
        </table:table-row>
        <table:table-row table:style-name="ro2">
          <table:table-cell office:value-type="string">
            <text:p>IDEM_AUTRE</text:p>
          </table:table-cell>
          <table:table-cell/>
          <table:table-cell office:value-type="string">
            <text:p>contact@emmaus44.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MMAUS</text:p>
            <text:p><text:s/>- catégorie : Association</text:p>
            <text:p><text:s/>- objet récupérés : Electromenager</text:p>
            <text:p><text:s/>- latitude : 47.3108847</text:p>
            <text:p><text:s/>- longitude : -2.1881119</text:p>
            <text:p><text:s/>- adresse : 43 bis Rue Jean-Baptiste Marcet</text:p>
            <text:p><text:s/>- code postal : 44570</text:p>
            <text:p><text:s/>- ville : TRIGNAC</text:p>
            <text:p><text:s/>- commentaire : Meubles, appareils et ustensiles ménagers, literie, couverture, linge, lustres et luminaires, vêtements, livres, vaisselle...</text:p>
            <text:p><text:s/>- horaires : Dépôts des dons : Mardi, mercredi, vendredi et le samedi de 9h30 à 11h30 et de 13h30 à 16h30. Salle de vente : Le mercredi de 13h30 à 17h30 et le samedi de 9h30 à 11h30 et de 13h30 à 17h30.</text:p>
            <text:p><text:s/>- téléphone : 08 99 23 72 78</text:p>
            <text:p><text:s/>- fax : 02 40 32 86 96</text:p>
            <text:p><text:s/>- courriel : contact@emmaus44.fr</text:p>
            <text:p><text:s/>- url : &lt;a href='http://www.emmaus44.fr' target='_blank' &gt;www.emmaus44.fr&lt;/a&gt;</text:p>
            <text:p/>
          </table:table-cell>
          <table:table-cell table:number-columns-repeated="1020"/>
        </table:table-row>
        <table:table-row table:style-name="ro2">
          <table:table-cell office:value-type="string">
            <text:p>IDEM_AUTRE</text:p>
          </table:table-cell>
          <table:table-cell/>
          <table:table-cell office:value-type="string">
            <text:p>contact@emmaus44.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MMAUS</text:p>
            <text:p><text:s/>- catégorie : Association</text:p>
            <text:p><text:s/>- objet récupérés : Meuble</text:p>
            <text:p><text:s/>- latitude : 47.3108847</text:p>
            <text:p><text:s/>- longitude : -2.1881119</text:p>
            <text:p><text:s/>- adresse : 43 bis Rue Jean-Baptiste Marcet</text:p>
            <text:p><text:s/>- code postal : 44570</text:p>
            <text:p><text:s/>- ville : TRIGNAC</text:p>
            <text:p><text:s/>- commentaire : Meubles, appareils et ustensiles ménagers, literie, couverture, linge, lustres et luminaires, vêtements, livres, vaisselle...</text:p>
            <text:p><text:s/>- horaires : Dépôts des dons : Mardi, mercredi, vendredi et le samedi de 9h30 à 11h30 et de 13h30 à 16h30. Salle de vente : Le mercredi de 13h30 à 17h30 et le samedi de 9h30 à 11h30 et de 13h30 à 17h30.</text:p>
            <text:p><text:s/>- téléphone : 08 99 23 72 78</text:p>
            <text:p><text:s/>- fax : 02 40 32 86 96</text:p>
            <text:p><text:s/>- courriel : contact@emmaus44.fr</text:p>
            <text:p><text:s/>- url : &lt;a href='http://www.emmaus44.fr' target='_blank' &gt;www.emmaus44.fr&lt;/a&gt;</text:p>
            <text:p/>
          </table:table-cell>
          <table:table-cell table:number-columns-repeated="1020"/>
        </table:table-row>
        <table:table-row table:style-name="ro2">
          <table:table-cell office:value-type="string">
            <text:p>IDEM_AUTRE</text:p>
          </table:table-cell>
          <table:table-cell/>
          <table:table-cell office:value-type="string">
            <text:p>contact@emmaus44.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MMAUS</text:p>
            <text:p><text:s/>- catégorie : Association</text:p>
            <text:p><text:s/>- objet récupérés : Vetement</text:p>
            <text:p><text:s/>- latitude : 47.3108847</text:p>
            <text:p><text:s/>- longitude : -2.1881119</text:p>
            <text:p><text:s/>- adresse : 43 bis Rue Jean-Baptiste Marcet</text:p>
            <text:p><text:s/>- code postal : 44570</text:p>
            <text:p><text:s/>- ville : TRIGNAC</text:p>
            <text:p><text:s/>- commentaire : Meubles, appareils et ustensiles ménagers, literie, couverture, linge, lustres et luminaires, vêtements, livres, vaisselle...</text:p>
            <text:p><text:s/>- horaires : Dépôts des dons : Mardi, mercredi, vendredi et le samedi de 9h30 à 11h30 et de 13h30 à 16h30. Salle de vente : Le mercredi de 13h30 à 17h30 et le samedi de 9h30 à 11h30 et de 13h30 à 17h30.</text:p>
            <text:p><text:s/>- téléphone : 08 99 23 72 78</text:p>
            <text:p><text:s/>- fax : 02 40 32 86 96</text:p>
            <text:p><text:s/>- courriel : contact@emmaus44.fr</text:p>
            <text:p><text:s/>- url : &lt;a href='http://www.emmaus44.fr' target='_blank' &gt;www.emmaus44.fr&lt;/a&gt;</text:p>
            <text:p/>
          </table:table-cell>
          <table:table-cell table:number-columns-repeated="1020"/>
        </table:table-row>
        <table:table-row table:style-name="ro2">
          <table:table-cell office:value-type="string">
            <text:p>IDEM_AUTRE</text:p>
          </table:table-cell>
          <table:table-cell/>
          <table:table-cell office:value-type="string">
            <text:p>contact@emmaus44.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MMAUS</text:p>
            <text:p><text:s/>- catégorie : Association</text:p>
            <text:p><text:s/>- objet récupérés : Livres_Revue_CD_BD</text:p>
            <text:p><text:s/>- latitude : 47.3108847</text:p>
            <text:p><text:s/>- longitude : -2.1881119</text:p>
            <text:p><text:s/>- adresse : 43 bis Rue Jean-Baptiste Marcet</text:p>
            <text:p><text:s/>- code postal : 44570</text:p>
            <text:p><text:s/>- ville : TRIGNAC</text:p>
            <text:p><text:s/>- commentaire : Meubles, appareils et ustensiles ménagers, literie, couverture, linge, lustres et luminaires, vêtements, livres, vaisselle...</text:p>
            <text:p><text:s/>- horaires : Dépôts des dons : Mardi, mercredi, vendredi et le samedi de 9h30 à 11h30 et de 13h30 à 16h30. Salle de vente : Le mercredi de 13h30 à 17h30 et le samedi de 9h30 à 11h30 et de 13h30 à 17h30.</text:p>
            <text:p><text:s/>- téléphone : 08 99 23 72 78</text:p>
            <text:p><text:s/>- fax : 02 40 32 86 96</text:p>
            <text:p><text:s/>- courriel : contact@emmaus44.fr</text:p>
            <text:p><text:s/>- url : &lt;a href='http://www.emmaus44.fr' target='_blank' &gt;www.emmaus44.fr&lt;/a&gt;</text:p>
            <text:p/>
          </table:table-cell>
          <table:table-cell table:number-columns-repeated="1020"/>
        </table:table-row>
        <table:table-row table:style-name="ro2">
          <table:table-cell office:value-type="string">
            <text:p>IDEM_AUTRE</text:p>
          </table:table-cell>
          <table:table-cell/>
          <table:table-cell office:value-type="string">
            <text:p>contact@emmaus44.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MMAUS</text:p>
            <text:p><text:s/>- catégorie : Association</text:p>
            <text:p><text:s/>- objet récupérés : Autres</text:p>
            <text:p><text:s/>- latitude : 47.3108847</text:p>
            <text:p><text:s/>- longitude : -2.1881119</text:p>
            <text:p><text:s/>- adresse : 43 bis Rue Jean-Baptiste Marcet</text:p>
            <text:p><text:s/>- code postal : 44570</text:p>
            <text:p><text:s/>- ville : TRIGNAC</text:p>
            <text:p><text:s/>- commentaire : Meubles, appareils et ustensiles ménagers, literie, couverture, linge, lustres et luminaires, vêtements, livres, vaisselle...</text:p>
            <text:p><text:s/>- horaires : Dépôts des dons : Mardi, mercredi, vendredi et le samedi de 9h30 à 11h30 et de 13h30 à 16h30. Salle de vente : Le mercredi de 13h30 à 17h30 et le samedi de 9h30 à 11h30 et de 13h30 à 17h30.</text:p>
            <text:p><text:s/>- téléphone : 08 99 23 72 78</text:p>
            <text:p><text:s/>- fax : 02 40 32 86 96</text:p>
            <text:p><text:s/>- courriel : contact@emmaus44.fr</text:p>
            <text:p><text:s/>- url : &lt;a href='http://www.emmaus44.fr' target='_blank' &gt;www.emmaus44.fr&lt;/a&gt;</text:p>
            <text:p/>
          </table:table-cell>
          <table:table-cell table:number-columns-repeated="1020"/>
        </table:table-row>
        <table:table-row table:style-name="ro2">
          <table:table-cell office:value-type="string">
            <text:p>OK</text:p>
          </table:table-cell>
          <table:table-cell/>
          <table:table-cell office:value-type="string">
            <text:p>contact@emmaus44.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MMAUS</text:p>
            <text:p><text:s/>- catégorie : Association</text:p>
            <text:p><text:s/>- objet récupérés : Electromenager</text:p>
            <text:p><text:s/>- latitude : 47.161667</text:p>
            <text:p><text:s/>- longitude : -1.560690</text:p>
            <text:p><text:s/>- adresse : La Guilloterie Rue d'Emmaus</text:p>
            <text:p><text:s/>- code postal : 44430</text:p>
            <text:p><text:s/>- ville : BOUGENAIS</text:p>
            <text:p><text:s/>- commentaire : Meubles, appareils et ustensiles ménagers, literie, couverture, linge, lustres et luminaires, vêtements, livres, vaisselle...</text:p>
            <text:p><text:s/>- horaires : Pour effectuer vos dépôts : du lundi au samedi de 8h00 à  11h30 et de 14h à  17h30</text:p>
            <text:p><text:s/>- téléphone : 02 40 75 63 36</text:p>
            <text:p><text:s/>- fax : 02 40 32 86 96</text:p>
            <text:p><text:s/>- courriel : contact@emmaus44.fr</text:p>
            <text:p><text:s/>- url : &lt;a href='http://www.emmaus44.fr' target='_blank' &gt;www.emmaus44.fr&lt;/a&gt;</text:p>
            <text:p/>
          </table:table-cell>
          <table:table-cell/>
          <table:table-cell office:value-type="string">
            <text:p>IDEM APRES</text:p>
          </table:table-cell>
          <table:table-cell table:number-columns-repeated="1018"/>
        </table:table-row>
        <table:table-row table:style-name="ro2">
          <table:table-cell office:value-type="string">
            <text:p>A_FAIRE_EVENTUELLEMENT</text:p>
          </table:table-cell>
          <table:table-cell/>
          <table:table-cell office:value-type="string">
            <text:p>Contact sur le site</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FRATERNITE</text:p>
            <text:p><text:s/>- catégorie : Association</text:p>
            <text:p><text:s/>- objet récupérés : Electromenager</text:p>
            <text:p><text:s/>- latitude : 47.2097351</text:p>
            <text:p><text:s/>- longitude : -1.5801384</text:p>
            <text:p><text:s/>- adresse : 5 rue Amiral Duchaffault</text:p>
            <text:p><text:s/>- code postal : 44000</text:p>
            <text:p><text:s/>- ville : NANTES</text:p>
            <text:p><text:s/>- commentaire : Les petits frères des Pauvres accompagnent des personnes – en priorité de plus de cinquante ans - souffrant d'isolement, de pauvreté, de maladie, d'exclusions.</text:p>
            <text:p><text:s/>- horaires : du lundi au jeudi de 9h à 12h30 et de 13h30 à 18h et le vendredi à 17h</text:p>
            <text:p><text:s/>- téléphone : 02 40 68 96 96</text:p>
            <text:p><text:s/>- fax : 02 40 68 96 75</text:p>
            <text:p><text:s/>- courriel : Contact sur le site</text:p>
            <text:p><text:s/>- url : &lt;a href='http://www.petitsfreres.asso.fr/' target='_blank' &gt;www.petitsfreres.asso.fr&lt;/a&gt;</text:p>
            <text:p/>
          </table:table-cell>
          <table:table-cell table:number-columns-repeated="1020"/>
        </table:table-row>
        <table:table-row table:style-name="ro2">
          <table:table-cell office:value-type="string">
            <text:p>A_FAIRE_EVENTUELLEMENT</text:p>
          </table:table-cell>
          <table:table-cell/>
          <table:table-cell office:value-type="string">
            <text:p>Contact sur le site</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FRATERNITE</text:p>
            <text:p><text:s/>- catégorie : Association</text:p>
            <text:p><text:s/>- objet récupérés : Livres_Revue_CD_BD</text:p>
            <text:p><text:s/>- latitude : 47.2097351</text:p>
            <text:p><text:s/>- longitude : -1.5801384</text:p>
            <text:p><text:s/>- adresse : 5 rue Amiral Duchaffault</text:p>
            <text:p><text:s/>- code postal : 44000</text:p>
            <text:p><text:s/>- ville : NANTES</text:p>
            <text:p><text:s/>- commentaire : Les petits frères des Pauvres accompagnent des personnes – en priorité de plus de cinquante ans - souffrant d'isolement, de pauvreté, de maladie, d'exclusions.</text:p>
            <text:p><text:s/>- horaires : du lundi au jeudi de 9h à 12h30 et de 13h30 à 18h et le vendredi à 17h</text:p>
            <text:p><text:s/>- téléphone : 02 40 68 96 96</text:p>
            <text:p><text:s/>- fax : 02 40 68 96 75</text:p>
            <text:p><text:s/>- courriel : Contact sur le site</text:p>
            <text:p><text:s/>- url : &lt;a href='http://www.petitsfreres.asso.fr/' target='_blank' &gt;www.petitsfreres.asso.fr&lt;/a&gt;</text:p>
            <text:p/>
          </table:table-cell>
          <table:table-cell table:number-columns-repeated="1020"/>
        </table:table-row>
        <table:table-row table:style-name="ro2">
          <table:table-cell office:value-type="string">
            <text:p>A_FAIRE_EVENTUELLEMENT</text:p>
          </table:table-cell>
          <table:table-cell/>
          <table:table-cell office:value-type="string">
            <text:p>Contact sur le site</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FRATERNITE</text:p>
            <text:p><text:s/>- catégorie : Association</text:p>
            <text:p><text:s/>- objet récupérés : Jeux_Jouet</text:p>
            <text:p><text:s/>- latitude : 47.2097351</text:p>
            <text:p><text:s/>- longitude : -1.5801384</text:p>
            <text:p><text:s/>- adresse : 5 rue Amiral Duchaffault</text:p>
            <text:p><text:s/>- code postal : 44000</text:p>
            <text:p><text:s/>- ville : NANTES</text:p>
            <text:p><text:s/>- commentaire : Les petits frères des Pauvres accompagnent des personnes – en priorité de plus de cinquante ans - souffrant d'isolement, de pauvreté, de maladie, d'exclusions.</text:p>
            <text:p><text:s/>- horaires : du lundi au jeudi de 9h à 12h30 et de 13h30 à 18h et le vendredi à 17h</text:p>
            <text:p><text:s/>- téléphone : 02 40 68 96 96</text:p>
            <text:p><text:s/>- fax : 02 40 68 96 75</text:p>
            <text:p><text:s/>- courriel : Contact sur le site</text:p>
            <text:p><text:s/>- url : &lt;a href='http://www.petitsfreres.asso.fr/' target='_blank' &gt;www.petitsfreres.asso.fr&lt;/a&gt;</text:p>
            <text:p/>
          </table:table-cell>
          <table:table-cell table:number-columns-repeated="1020"/>
        </table:table-row>
        <table:table-row table:style-name="ro2">
          <table:table-cell office:value-type="string">
            <text:p>A_FAIRE_EVENTUELLEMENT</text:p>
          </table:table-cell>
          <table:table-cell/>
          <table:table-cell office:value-type="string">
            <text:p>Contact sur le site</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FRATERNITE</text:p>
            <text:p><text:s/>- catégorie : Association</text:p>
            <text:p><text:s/>- objet récupérés : Meuble</text:p>
            <text:p><text:s/>- latitude : 47.2097351</text:p>
            <text:p><text:s/>- longitude : -1.5801384</text:p>
            <text:p><text:s/>- adresse : 5 rue Amiral Duchaffault</text:p>
            <text:p><text:s/>- code postal : 44000</text:p>
            <text:p><text:s/>- ville : NANTES</text:p>
            <text:p><text:s/>- commentaire : Les petits frères des Pauvres accompagnent des personnes – en priorité de plus de cinquante ans - souffrant d'isolement, de pauvreté, de maladie, d'exclusions.</text:p>
            <text:p><text:s/>- horaires : du lundi au jeudi de 9h à 12h30 et de 13h30 à 18h et le vendredi à 17h</text:p>
            <text:p><text:s/>- téléphone : 02 40 68 96 96</text:p>
            <text:p><text:s/>- fax : 02 40 68 96 75</text:p>
            <text:p><text:s/>- courriel : Contact sur le site</text:p>
            <text:p><text:s/>- url : &lt;a href='http://www.petitsfreres.asso.fr/' target='_blank' &gt;www.petitsfreres.asso.fr&lt;/a&gt;</text:p>
            <text:p/>
          </table:table-cell>
          <table:table-cell table:number-columns-repeated="1020"/>
        </table:table-row>
        <table:table-row table:style-name="ro2">
          <table:table-cell office:value-type="string">
            <text:p>A_FAIRE_EVENTUELLEMENT</text:p>
          </table:table-cell>
          <table:table-cell/>
          <table:table-cell office:value-type="string">
            <text:p>Contact sur le site</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FRATERNITE</text:p>
            <text:p><text:s/>- catégorie : Association</text:p>
            <text:p><text:s/>- objet récupérés : Vetement</text:p>
            <text:p><text:s/>- latitude : 47.2097351</text:p>
            <text:p><text:s/>- longitude : -1.5801384</text:p>
            <text:p><text:s/>- adresse : 5 rue Amiral Duchaffault</text:p>
            <text:p><text:s/>- code postal : 44000</text:p>
            <text:p><text:s/>- ville : NANTES</text:p>
            <text:p><text:s/>- commentaire : Les petits frères des Pauvres accompagnent des personnes – en priorité de plus de cinquante ans - souffrant d'isolement, de pauvreté, de maladie, d'exclusions.</text:p>
            <text:p><text:s/>- horaires : du lundi au jeudi de 9h à 12h30 et de 13h30 à 18h et le vendredi à 17h</text:p>
            <text:p><text:s/>- téléphone : 02 40 68 96 96</text:p>
            <text:p><text:s/>- fax : 02 40 68 96 75</text:p>
            <text:p><text:s/>- courriel : Contact sur le site</text:p>
            <text:p><text:s/>- url : &lt;a href='http://www.petitsfreres.asso.fr/' target='_blank' &gt;www.petitsfreres.asso.fr&lt;/a&gt;</text:p>
            <text:p/>
          </table:table-cell>
          <table:table-cell table:number-columns-repeated="1020"/>
        </table:table-row>
        <table:table-row table:style-name="ro2">
          <table:table-cell office:value-type="string">
            <text:p>A_FAIRE_EVENTUELLEMENT</text:p>
          </table:table-cell>
          <table:table-cell/>
          <table:table-cell office:value-type="string">
            <text:p>Contact sur le site</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FRATERNITE</text:p>
            <text:p><text:s/>- catégorie : Association</text:p>
            <text:p><text:s/>- objet récupérés : Autres</text:p>
            <text:p><text:s/>- latitude : 47.2097351</text:p>
            <text:p><text:s/>- longitude : -1.5801384</text:p>
            <text:p><text:s/>- adresse : 5 rue Amiral Duchaffault</text:p>
            <text:p><text:s/>- code postal : 44000</text:p>
            <text:p><text:s/>- ville : NANTES</text:p>
            <text:p><text:s/>- commentaire : Les petits frères des Pauvres accompagnent des personnes – en priorité de plus de cinquante ans - souffrant d'isolement, de pauvreté, de maladie, d'exclusions.</text:p>
            <text:p><text:s/>- horaires : du lundi au jeudi de 9h à 12h30 et de 13h30 à 18h et le vendredi à 17h</text:p>
            <text:p><text:s/>- téléphone : 02 40 68 96 96</text:p>
            <text:p><text:s/>- fax : 02 40 68 96 75</text:p>
            <text:p><text:s/>- courriel : Contact sur le site</text:p>
            <text:p><text:s/>- url : &lt;a href='http://www.petitsfreres.asso.fr/' target='_blank' &gt;www.petitsfreres.asso.fr&lt;/a&gt;</text:p>
            <text:p/>
          </table:table-cell>
          <table:table-cell table:number-columns-repeated="1020"/>
        </table:table-row>
        <table:table-row table:style-name="ro2">
          <table:table-cell office:value-type="string">
            <text:p>IDEM_AUTRE</text:p>
          </table:table-cell>
          <table:table-cell/>
          <table:table-cell office:value-type="string">
            <text:p>contact@emmaus44.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MMAUS</text:p>
            <text:p><text:s/>- catégorie : Association</text:p>
            <text:p><text:s/>- objet récupérés : Meuble</text:p>
            <text:p><text:s/>- latitude : 47.161667</text:p>
            <text:p><text:s/>- longitude : -1.560690</text:p>
            <text:p><text:s/>- adresse : La Guilloterie Rue d'Emmaus</text:p>
            <text:p><text:s/>- code postal : 44430</text:p>
            <text:p><text:s/>- ville : BOUGENAIS</text:p>
            <text:p><text:s/>- commentaire : Meubles, appareils et ustensiles ménagers, literie, couverture, linge, lustres et luminaires, vêtements, livres, vaisselle...</text:p>
            <text:p><text:s/>- horaires : Pour effectuer vos dépôts : du lundi au samedi de 8h00 à  11h30 et de 14h à  17h30</text:p>
            <text:p><text:s/>- téléphone : 02 40 75 63 36</text:p>
            <text:p><text:s/>- fax : 02 40 32 86 96</text:p>
            <text:p><text:s/>- courriel : contact@emmaus44.fr</text:p>
            <text:p><text:s/>- url : &lt;a href='http://www.emmaus44.fr' target='_blank' &gt;www.emmaus44.fr&lt;/a&gt;</text:p>
            <text:p/>
          </table:table-cell>
          <table:table-cell table:number-columns-repeated="1020"/>
        </table:table-row>
        <table:table-row table:style-name="ro2">
          <table:table-cell office:value-type="string">
            <text:p>IDEM_AUTRE</text:p>
          </table:table-cell>
          <table:table-cell/>
          <table:table-cell office:value-type="string">
            <text:p>contact@emmaus44.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MMAUS</text:p>
            <text:p><text:s/>- catégorie : Association</text:p>
            <text:p><text:s/>- objet récupérés : Vetement</text:p>
            <text:p><text:s/>- latitude : 47.161667</text:p>
            <text:p><text:s/>- longitude : -1.560690</text:p>
            <text:p><text:s/>- adresse : La Guilloterie Rue d'Emmaus</text:p>
            <text:p><text:s/>- code postal : 44430</text:p>
            <text:p><text:s/>- ville : BOUGENAIS</text:p>
            <text:p><text:s/>- commentaire : Meubles, appareils et ustensiles ménagers, literie, couverture, linge, lustres et luminaires, vêtements, livres, vaisselle...</text:p>
            <text:p><text:s/>- horaires : Pour effectuer vos dépôts : du lundi au samedi de 8h00 à  11h30 et de 14h à  17h30</text:p>
            <text:p><text:s/>- téléphone : 02 40 75 63 36</text:p>
            <text:p><text:s/>- fax : 02 40 32 86 96</text:p>
            <text:p><text:s/>- courriel : contact@emmaus44.fr</text:p>
            <text:p><text:s/>- url : &lt;a href='http://www.emmaus44.fr' target='_blank' &gt;www.emmaus44.fr&lt;/a&gt;</text:p>
            <text:p/>
          </table:table-cell>
          <table:table-cell table:number-columns-repeated="1020"/>
        </table:table-row>
        <table:table-row table:style-name="ro2">
          <table:table-cell office:value-type="string">
            <text:p>IDEM_AUTRE</text:p>
          </table:table-cell>
          <table:table-cell/>
          <table:table-cell office:value-type="string">
            <text:p>contact@emmaus44.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MMAUS</text:p>
            <text:p><text:s/>- catégorie : Association</text:p>
            <text:p><text:s/>- objet récupérés : Livres_Revue_CD_BD</text:p>
            <text:p><text:s/>- latitude : 47.161667</text:p>
            <text:p><text:s/>- longitude : -1.560690</text:p>
            <text:p><text:s/>- adresse : La Guilloterie Rue d'Emmaus</text:p>
            <text:p><text:s/>- code postal : 44430</text:p>
            <text:p><text:s/>- ville : BOUGENAIS</text:p>
            <text:p><text:s/>- commentaire : Meubles, appareils et ustensiles ménagers, literie, couverture, linge, lustres et luminaires, vêtements, livres, vaisselle...</text:p>
            <text:p><text:s/>- horaires : Pour effectuer vos dépôts : du lundi au samedi de 8h00 à  11h30 et de 14h à  17h30</text:p>
            <text:p><text:s/>- téléphone : 02 40 75 63 36</text:p>
            <text:p><text:s/>- fax : 02 40 32 86 96</text:p>
            <text:p><text:s/>- courriel : contact@emmaus44.fr</text:p>
            <text:p><text:s/>- url : &lt;a href='http://www.emmaus44.fr' target='_blank' &gt;www.emmaus44.fr&lt;/a&gt;</text:p>
            <text:p/>
          </table:table-cell>
          <table:table-cell table:number-columns-repeated="1020"/>
        </table:table-row>
        <table:table-row table:style-name="ro2">
          <table:table-cell office:value-type="string">
            <text:p>OK</text:p>
          </table:table-cell>
          <table:table-cell/>
          <table:table-cell office:value-type="string">
            <text:p>contact@emmaus44.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MMAUS</text:p>
            <text:p><text:s/>- catégorie : Association</text:p>
            <text:p><text:s/>- objet récupérés : Autres</text:p>
            <text:p><text:s/>- latitude : 47.161667</text:p>
            <text:p><text:s/>- longitude : -1.560690</text:p>
            <text:p><text:s/>- adresse : La Guilloterie Rue d'Emmaus</text:p>
            <text:p><text:s/>- code postal : 44430</text:p>
            <text:p><text:s/>- ville : BOUGENAIS</text:p>
            <text:p><text:s/>- commentaire : Meubles, appareils et ustensiles ménagers, literie, couverture, linge, lustres et luminaires, vêtements, livres, vaisselle...</text:p>
            <text:p><text:s/>- horaires : Pour effectuer vos dépôts : du lundi au samedi de 8h00 à  11h30 et de 14h à  17h30</text:p>
            <text:p><text:s/>- téléphone : 02 40 75 63 36</text:p>
            <text:p><text:s/>- fax : 02 40 32 86 96</text:p>
            <text:p><text:s/>- courriel : contact@emmaus44.fr</text:p>
            <text:p><text:s/>- url : &lt;a href='http://www.emmaus44.fr' target='_blank' &gt;www.emmaus44.fr&lt;/a&gt;</text:p>
            <text:p/>
          </table:table-cell>
          <table:table-cell table:number-columns-repeated="1020"/>
        </table:table-row>
        <table:table-row table:style-name="ro2">
          <table:table-cell office:value-type="string">
            <text:p>IDEM_AUTRE</text:p>
          </table:table-cell>
          <table:table-cell/>
          <table:table-cell office:value-type="string">
            <text:p>enfantyage@hotmail.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nfant'y Age</text:p>
            <text:p><text:s/>- catégorie : Entreprise</text:p>
            <text:p><text:s/>- objet récupérés : Vetement</text:p>
            <text:p><text:s/>- latitude : 47.2764666</text:p>
            <text:p><text:s/>- longitude : -2.2184136</text:p>
            <text:p><text:s/>- adresse : 1 rue etienne de condillac, square de la mutualité</text:p>
            <text:p><text:s/>- code postal : 44600</text:p>
            <text:p><text:s/>- ville : SAINT NAZAIRE</text:p>
            <text:p><text:s/>- commentaire : Dépot vente et commerce de vêtements pour enfant et articles de puériculture.</text:p>
            <text:p><text:s/>- horaires : Le magasin est ouvert du mardi au samedi de 9h30 à 12h30 et de 13h30 à 18h</text:p>
            <text:p><text:s/>- téléphone : 09 81 48 66 76 / 06 63 76 39 04</text:p>
            <text:p><text:s/>- fax : </text:p>
            <text:p><text:s/>- courriel : enfantyage@hotmail.fr</text:p>
            <text:p><text:s/>- url : &lt;a href='http://www.facebook.com/people/Enfanty-Age/100002458176597?sk=wall' target='_blank' &gt;Facebook&lt;/a&gt;</text:p>
            <text:p/>
          </table:table-cell>
          <table:table-cell table:number-columns-repeated="1020"/>
        </table:table-row>
        <table:table-row table:style-name="ro2">
          <table:table-cell office:value-type="string">
            <text:p>OK</text:p>
          </table:table-cell>
          <table:table-cell/>
          <table:table-cell office:value-type="string">
            <text:p>enfantyage@hotmail.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nfant'y Age</text:p>
            <text:p><text:s/>- catégorie : Entreprise</text:p>
            <text:p><text:s/>- objet récupérés : Jeux_Jouet</text:p>
            <text:p><text:s/>- latitude : 47.2764666</text:p>
            <text:p><text:s/>- longitude : -2.2184136</text:p>
            <text:p><text:s/>- adresse : 1 rue etienne de condillac, square de la mutualité</text:p>
            <text:p><text:s/>- code postal : 44600</text:p>
            <text:p><text:s/>- ville : SAINT NAZAIRE</text:p>
            <text:p><text:s/>- commentaire : Dépot vente et commerce de vêtements pour enfant et articles de puériculture.</text:p>
            <text:p><text:s/>- horaires : Le magasin est ouvert du mardi au samedi de 9h30 à 12h30 et de 13h30 à 18h</text:p>
            <text:p><text:s/>- téléphone : 09 81 48 66 76 / 06 63 76 39 04</text:p>
            <text:p><text:s/>- fax : </text:p>
            <text:p><text:s/>- courriel : enfantyage@hotmail.fr</text:p>
            <text:p><text:s/>- url : &lt;a href='http://www.facebook.com/people/Enfanty-Age/100002458176597?sk=wall' target='_blank' &gt;Facebook&lt;/a&gt;</text:p>
            <text:p/>
          </table:table-cell>
          <table:table-cell table:number-columns-repeated="1020"/>
        </table:table-row>
        <table:table-row table:style-name="ro2">
          <table:table-cell office:value-type="string">
            <text:p>OK</text:p>
          </table:table-cell>
          <table:table-cell/>
          <table:table-cell office:value-type="string">
            <text:p>envie44@wanadoo.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NVIE 44</text:p>
            <text:p><text:s/>- catégorie : Association</text:p>
            <text:p><text:s/>- objet récupérés : Electromenager</text:p>
            <text:p><text:s/>- latitude : 47.233582</text:p>
            <text:p><text:s/>- longitude : -1.652637</text:p>
            <text:p><text:s/>- adresse : 18 rue Bobby Sands</text:p>
            <text:p><text:s/>- code postal : 44800</text:p>
            <text:p><text:s/>- ville : SAINT-HERBLAIN</text:p>
            <text:p><text:s/>- commentaire : Récupération et vente d'électroménager</text:p>
            <text:p><text:s/>- horaires : Du lundi au samedi de 10h à 13h et de 14h à 19h</text:p>
            <text:p><text:s/>- téléphone : 02 40 43 82 37</text:p>
            <text:p><text:s/>- fax : 02 40 43 82 96</text:p>
            <text:p><text:s/>- courriel : envie44@wanadoo.fr</text:p>
            <text:p><text:s/>- url : &lt;a href='http://www.envie.org' target='_blank' &gt;www.envie.org&lt;/a&gt;</text:p>
            <text:p/>
          </table:table-cell>
          <table:table-cell table:number-columns-repeated="1020"/>
        </table:table-row>
        <table:table-row table:style-name="ro2">
          <table:table-cell office:value-type="string">
            <text:p>OK</text:p>
          </table:table-cell>
          <table:table-cell/>
          <table:table-cell office:value-type="string">
            <text:p>envie.44.sn@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NVIE 44</text:p>
            <text:p><text:s/>- catégorie : Association</text:p>
            <text:p><text:s/>- objet récupérés : Electromenager</text:p>
            <text:p><text:s/>- latitude : 47.2599674</text:p>
            <text:p><text:s/>- longitude : -2.2726939</text:p>
            <text:p><text:s/>- adresse : Zone commerciale Océanis, 29 rue de l’étoile du matin</text:p>
            <text:p><text:s/>- code postal : 44600</text:p>
            <text:p><text:s/>- ville : SAINT-NAZAIRE</text:p>
            <text:p><text:s/>- commentaire : Récupération et vente d'électroménager</text:p>
            <text:p><text:s/>- horaires : Du mardi au samedi de 10h à 12h30 et de 14h30 à 19h</text:p>
            <text:p><text:s/>- téléphone : 02 53 35 51 90 </text:p>
            <text:p><text:s/>- fax : </text:p>
            <text:p><text:s/>- courriel : envie.44.sn@orange.fr</text:p>
            <text:p><text:s/>- url : &lt;a href='http://www.envie.org' target='_blank' &gt;www.envie.org&lt;/a&gt;</text:p>
            <text:p/>
          </table:table-cell>
          <table:table-cell table:number-columns-repeated="1020"/>
        </table:table-row>
        <table:table-row table:style-name="ro2">
          <table:table-cell office:value-type="string">
            <text:p>OK</text:p>
          </table:table-cell>
          <table:table-cell/>
          <table:table-cell office:value-type="string">
            <text:p>cat.marie-moreau@wanadoo.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SAT Marie Moreau</text:p>
            <text:p><text:s/>- catégorie : Entreprise</text:p>
            <text:p><text:s/>- objet récupérés : Autres</text:p>
            <text:p><text:s/>- latitude : 47.3264595</text:p>
            <text:p><text:s/>- longitude : -2.161143</text:p>
            <text:p><text:s/>- adresse : 40 rue du Docteur Schweitzer</text:p>
            <text:p><text:s/>- code postal : 44612</text:p>
            <text:p><text:s/>- ville : SAINT-NAZAIRE</text:p>
            <text:p><text:s/>- commentaire : L'atelier recycle les toiles de voile ou les bâches publicitaires pour en faire des sacs marins, des cabas, des cartables ou des étuis isothermes. Ces articles sont aussi commercialisés dans le magasin Artisan du Monde de Saint-Nazaire.</text:p>
            <text:p><text:s/>- horaires : </text:p>
            <text:p><text:s/>- téléphone : 02 40 53 85 79</text:p>
            <text:p><text:s/>- fax : 02 40 70 68 50</text:p>
            <text:p><text:s/>- courriel : cat.marie-moreau@wanadoo.fr</text:p>
            <text:p><text:s/>- url : &lt;a href='http://www.marie-moreau.fr/esat.php' target='_blank' &gt;www.marie-moreau.fr&lt;/a&gt;</text:p>
            <text:p/>
          </table:table-cell>
          <table:table-cell table:number-columns-repeated="1020"/>
        </table:table-row>
        <table:table-row table:style-name="ro2">
          <table:table-cell office:value-type="string">
            <text:p>A_FAIRE</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grange aux fringues</text:p>
            <text:p><text:s/>- catégorie : Entreprise</text:p>
            <text:p><text:s/>- objet récupérés : Vetement</text:p>
            <text:p><text:s/>- latitude : 47.2615601</text:p>
            <text:p><text:s/>- longitude : -2.2577916</text:p>
            <text:p><text:s/>- adresse : 48 rue Pitre Grenapin</text:p>
            <text:p><text:s/>- code postal : 44600</text:p>
            <text:p><text:s/>- ville : SAINT-NAZAIRE</text:p>
            <text:p><text:s/>- commentaire : La grange aux fringues est une bourse permanente de vêtements d'occasion ouvert à tous et porté par un chantier d'insertion. Il est possible de vendre ses vêtements en étant adhérent à une Maison de quartier : 15 articles par mois peuvent être déposés. Les articles non vendus et l'argent des ventes sont ensuite récupérés à la fin du mois. La grange aux fringues devient, à certaines périodes de l'année, la grange ambulante et se déplace dans les différents quartiers de Saint-Nazaire.</text:p>
            <text:p><text:s/>- horaires : Ouvert le lundi de 14h15 à 17h45, le mardi et le jeudi de 9h à 12h30 et de 14h15 à 17h45, le mercredi de 9h à 12h et de 14h15 à 17h45, le vendredi de 9h à 12h30 et de 13h30 à 17h30, le samedi de 9h à 12h.</text:p>
            <text:p><text:s/>- téléphone : 02 40 70 35 00</text:p>
            <text:p><text:s/>- fax : </text:p>
            <text:p><text:s/>- courriel : </text:p>
            <text:p><text:s/>- url : &lt;a href='http://www.fmq-saintnazaire.fr/mqbouletterie/index.php?option=com_content&amp;view=article&amp;id=49&amp;Itemid=59' target='_blank' &gt;www.fmq-saintnazaire.fr/mqbouletterie&lt;/a&gt;</text:p>
            <text:p/>
          </table:table-cell>
          <table:table-cell table:number-columns-repeated="1020"/>
        </table:table-row>
        <table:table-row table:style-name="ro2">
          <table:table-cell office:value-type="string">
            <text:p>OK</text:p>
          </table:table-cell>
          <table:table-cell/>
          <table:table-cell office:value-type="string">
            <text:p>contact@leverlencr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EVER L'ENCRE</text:p>
            <text:p><text:s/>- catégorie : Entreprise</text:p>
            <text:p><text:s/>- objet récupérés : Cartouche</text:p>
            <text:p><text:s/>- latitude : 47.2062095</text:p>
            <text:p><text:s/>- longitude : -1.6133603</text:p>
            <text:p><text:s/>- adresse : 14 Boulevard Winston Churchill</text:p>
            <text:p><text:s/>- code postal : 44100</text:p>
            <text:p><text:s/>- ville : NANTES</text:p>
            <text:p><text:s/>- commentaire : Recharge de cartouche d'imprimante et remanufacturation de toner</text:p>
            <text:p><text:s/>- horaires : </text:p>
            <text:p><text:s/>- téléphone : </text:p>
            <text:p><text:s/>- fax : </text:p>
            <text:p><text:s/>- courriel : contact@leverlencre.fr</text:p>
            <text:p><text:s/>- url : &lt;a href='http://www.leverlencre.fr' target='_blank' &gt;www.leverlencre.fr&lt;/a&gt;</text:p>
            <text:p/>
          </table:table-cell>
          <table:table-cell table:number-columns-repeated="1020"/>
        </table:table-row>
        <table:table-row table:style-name="ro2">
          <table:table-cell office:value-type="string">
            <text:p>OK</text:p>
          </table:table-cell>
          <table:table-cell/>
          <table:table-cell office:value-type="string">
            <text:p>lhommedebout@wanadoo.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HOMME DEBOUT</text:p>
            <text:p><text:s/>- catégorie : Association</text:p>
            <text:p><text:s/>- objet récupérés : Meuble</text:p>
            <text:p><text:s/>- latitude : 47.224091</text:p>
            <text:p><text:s/>- longitude : -1.641401</text:p>
            <text:p><text:s/>- adresse : 9 rue des Compagnons</text:p>
            <text:p><text:s/>- code postal : 44800</text:p>
            <text:p><text:s/>- ville : SAINT-HERBLAIN</text:p>
            <text:p><text:s/>- commentaire : Récupération de meubles</text:p>
            <text:p><text:s/>- horaires : Ferme le mercredi apres midi et le vendredi. Devis meuble le mardi de 14 a 17h et le jeudi de 9 a 12h.</text:p>
            <text:p><text:s/>- téléphone : 02 40 92 26 91</text:p>
            <text:p><text:s/>- fax : 02.40.92.26.92</text:p>
            <text:p><text:s/>- courriel : lhommedebout@wanadoo.fr</text:p>
            <text:p><text:s/>- url : &lt;a href='http://www.lhommedebout.com' target='_blank' &gt;www.lhommedebout.com&lt;/a&gt;</text:p>
            <text:p/>
          </table:table-cell>
          <table:table-cell table:number-columns-repeated="1020"/>
        </table:table-row>
        <table:table-row table:style-name="ro2">
          <table:table-cell office:value-type="string">
            <text:p>OK</text:p>
          </table:table-cell>
          <table:table-cell/>
          <table:table-cell office:value-type="string">
            <text:p>lesmarchandsdesable@gmail.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ES MARCHANDS DE SABLE</text:p>
            <text:p><text:s/>- catégorie : Association</text:p>
            <text:p><text:s/>- objet récupérés : Autres</text:p>
            <text:p><text:s/>- latitude : 47.200229</text:p>
            <text:p><text:s/>- longitude : -1.561791</text:p>
            <text:p><text:s/>- adresse : 18 quai du président Wilson</text:p>
            <text:p><text:s/>- code postal : 44200</text:p>
            <text:p><text:s/>- ville : NANTES</text:p>
            <text:p><text:s/>- commentaire : Scénographie Architecture Bâti Lieux Expérimentaux. Notre travail trouve son application dans la création d'installation urbaines et constructions temporaires à base d'objets récupérés.</text:p>
            <text:p><text:s/>- horaires : </text:p>
            <text:p><text:s/>- téléphone : 06 81 67 42 06</text:p>
            <text:p><text:s/>- fax : </text:p>
            <text:p><text:s/>- courriel : lesmarchandsdesable@gmail.com</text:p>
            <text:p><text:s/>- url : &lt;a href='http://lesmarchandsdesable.free.fr/spip' target='_blank' &gt;http://lesmarchandsdesable.free.fr/spip&lt;/a&gt;</text:p>
            <text:p/>
          </table:table-cell>
          <table:table-cell table:number-columns-repeated="1020"/>
        </table:table-row>
        <table:table-row table:style-name="ro2">
          <table:table-cell office:value-type="string">
            <text:p>OK</text:p>
          </table:table-cell>
          <table:table-cell/>
          <table:table-cell office:value-type="string">
            <text:p>oce.encreboutique@fre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OCE'ENCRE</text:p>
            <text:p><text:s/>- catégorie : Entreprise</text:p>
            <text:p><text:s/>- objet récupérés : Cartouche</text:p>
            <text:p><text:s/>- latitude : 47.2125716</text:p>
            <text:p><text:s/>- longitude : -1.5591834</text:p>
            <text:p><text:s/>- adresse : 7 place Bourse</text:p>
            <text:p><text:s/>- code postal : 44000</text:p>
            <text:p><text:s/>- ville : NANTES</text:p>
            <text:p><text:s/>- commentaire : Recharge de cartouche d'imprimante</text:p>
            <text:p><text:s/>- horaires : Ouvert le Lundi de 14h à  19h, du Mardi au Vendredi de 10h à  13h et de 14h à  19h et le samedi de 10h à  13h et de 14h à  18h</text:p>
            <text:p><text:s/>- téléphone : 02 51 88 98 65</text:p>
            <text:p><text:s/>- fax : 09 59 07 98 65</text:p>
            <text:p><text:s/>- courriel : oce.encreboutique@free.fr</text:p>
            <text:p><text:s/>- url : &lt;a href='http://www.oceencre.com' target='_blank' &gt;www.oceencre.com&lt;/a&gt;</text:p>
            <text:p/>
          </table:table-cell>
          <table:table-cell table:number-columns-repeated="1020"/>
        </table:table-row>
        <table:table-row table:style-name="ro2">
          <table:table-cell office:value-type="string">
            <text:p>FORMULAIRE_SITE</text:p>
          </table:table-cell>
          <table:table-cell office:value-type="string">
            <text:p>http://www.optique-royer.com/</text:p>
          </table:table-cell>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Optique Jean ROYER</text:p>
            <text:p><text:s/>- catégorie : Entreprise</text:p>
            <text:p><text:s/>- objet récupérés : Autres</text:p>
            <text:p><text:s/>- latitude : 47.2143672</text:p>
            <text:p><text:s/>- longitude : -1.5578842</text:p>
            <text:p><text:s/>- adresse : 11, place Royale</text:p>
            <text:p><text:s/>- code postal : 44000</text:p>
            <text:p><text:s/>- ville : NANTES</text:p>
            <text:p><text:s/>- commentaire : Récupération de lunettes</text:p>
            <text:p><text:s/>- horaires : Du mardi au samedi de 10h à 19h, le lundi de 14h à 19h</text:p>
            <text:p><text:s/>- téléphone : 02 40 48 75 73</text:p>
            <text:p><text:s/>- fax : 09 58 40 75 73</text:p>
            <text:p><text:s/>- courriel : </text:p>
            <text:p><text:s/>- url : &lt;a href='http://www.optique-royer.com' target='_blank' &gt;www.optique-royer.com&lt;/a&gt;</text:p>
            <text:p/>
          </table:table-cell>
          <table:table-cell table:number-columns-repeated="1020"/>
        </table:table-row>
        <table:table-row table:style-name="ro2">
          <table:table-cell office:value-type="string">
            <text:p>FORMULAIRE_SITE</text:p>
          </table:table-cell>
          <table:table-cell office:value-type="string">
            <text:p>http://www.osfafrique.org/contact/#FSContact1</text:p>
          </table:table-cell>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ORTHOPEDIE SANS FRONTIERE</text:p>
            <text:p><text:s/>- catégorie : Association</text:p>
            <text:p><text:s/>- objet récupérés : Autres</text:p>
            <text:p><text:s/>- latitude : 47.229244</text:p>
            <text:p><text:s/>- longitude : -1.661669</text:p>
            <text:p><text:s/>- adresse : 109 rue de la gare, zone de collecte : la métairie</text:p>
            <text:p><text:s/>- code postal : 44800</text:p>
            <text:p><text:s/>- ville : SAINT-HERBLAIN</text:p>
            <text:p><text:s/>- commentaire : Récupération de matériels pour chambre d'hôpital, fauteuils roulant, lunettes, appareils auditifs</text:p>
            <text:p><text:s/>- horaires : Le jeudi de 9h à 12h et de 14h à 17h30 </text:p>
            <text:p><text:s/>- téléphone : 06 64 24 08 77</text:p>
            <text:p><text:s/>- fax : </text:p>
            <text:p><text:s/>- courriel : </text:p>
            <text:p><text:s/>- url : osfafrique.org</text:p>
            <text:p/>
          </table:table-cell>
          <table:table-cell table:number-columns-repeated="1020"/>
        </table:table-row>
        <table:table-row table:style-name="ro2">
          <table:table-cell office:value-type="string">
            <text:p>ADRESSE_CORRIGEE</text:p>
          </table:table-cell>
          <table:table-cell office:value-type="string">
            <text:p><text:a xlink:href="mailto:direction@oser-foret-vivante.com">direction@oser-foret-vivante.com</text:a></text:p>
          </table:table-cell>
          <table:table-cell office:value-type="string">
            <text:p>asso.oser@wanadoo.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OSER FORET VIVANTE</text:p>
            <text:p><text:s/>- catégorie : Association</text:p>
            <text:p><text:s/>- objet récupérés : Autres</text:p>
            <text:p><text:s/>- latitude : 47.190903</text:p>
            <text:p><text:s/>- longitude : -1.545704</text:p>
            <text:p><text:s/>- adresse : 12 rue Jean-Baptiste Vigier</text:p>
            <text:p><text:s/>- code postal : 44400</text:p>
            <text:p><text:s/>- ville : REZE</text:p>
            <text:p><text:s/>- commentaire : Récupération d'emballages triés par les particuliers et les entreprises</text:p>
            <text:p><text:s/>- horaires : </text:p>
            <text:p><text:s/>- téléphone : 02 51 72 71 00</text:p>
            <text:p><text:s/>- fax : 02 40 13 38 86</text:p>
            <text:p><text:s/>- courriel : asso.oser@wanadoo.fr</text:p>
            <text:p><text:s/>- url : &lt;a href='http://www.oser-foret-vivante.com' target='_blank' &gt;www.oser-foret-vivante.com&lt;/a&gt;</text:p>
            <text:p/>
          </table:table-cell>
          <table:table-cell table:number-columns-repeated="1020"/>
        </table:table-row>
        <table:table-row table:style-name="ro2">
          <table:table-cell office:value-type="string">
            <text:p>OK</text:p>
          </table:table-cell>
          <table:table-cell/>
          <table:table-cell office:value-type="string">
            <text:p>papiersdelespoir@fre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PAPIERS DE L'ESPOIR</text:p>
            <text:p><text:s/>- catégorie : Association</text:p>
            <text:p><text:s/>- objet récupérés : Autres</text:p>
            <text:p><text:s/>- latitude : 47.1842788</text:p>
            <text:p><text:s/>- longitude : -1.4852487</text:p>
            <text:p><text:s/>- adresse : 29 Rue Maladrie</text:p>
            <text:p><text:s/>- code postal : 44120</text:p>
            <text:p><text:s/>- ville : VERTOU</text:p>
            <text:p><text:s/>- commentaire : Collecte de papiers usagés. L'association a pour objectif de financer des actions humanitaires éducatives à partir d'un geste écologique, le tri du papier.</text:p>
            <text:p><text:s/>- horaires : </text:p>
            <text:p><text:s/>- téléphone : 02 40 34 29 24 ou 06 75 67 98 02 ou 06 37 27 14 22 (St-Nazaire)</text:p>
            <text:p><text:s/>- fax : </text:p>
            <text:p><text:s/>- courriel : papiersdelespoir@free.fr</text:p>
            <text:p><text:s/>- url : &lt;a href='http://www.lespapiersdelespoir.fr' target='_blank' &gt;www.lespapiersdelespoir.fr&lt;/a&gt;</text:p>
            <text:p/>
          </table:table-cell>
          <table:table-cell table:number-columns-repeated="1020"/>
        </table:table-row>
        <table:table-row table:style-name="ro2">
          <table:table-cell office:value-type="string">
            <text:p>IDEM_AUTRE</text:p>
          </table:table-cell>
          <table:table-cell/>
          <table:table-cell office:value-type="string">
            <text:p>patmouille@wanadoo.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PAT'MOUILLE</text:p>
            <text:p><text:s/>- catégorie : Entreprise</text:p>
            <text:p><text:s/>- objet récupérés : Vetement</text:p>
            <text:p><text:s/>- latitude : 47.165074</text:p>
            <text:p><text:s/>- longitude : -1.2710598</text:p>
            <text:p><text:s/>- adresse : 8 route de la loire</text:p>
            <text:p><text:s/>- code postal : 44330</text:p>
            <text:p><text:s/>- ville : VALLET</text:p>
            <text:p><text:s/>- commentaire : Collecte et vente à petits prix des articles textiles : vêtements adulte et enfant, linge plat, maroquinerie, jouets, bijoux fantaisie...</text:p>
            <text:p><text:s/>- horaires : du lundi au vendredi de 8h à 12h30 et de 14h à 19h ainsi que le samedi matin de 9h à 12h30</text:p>
            <text:p><text:s/>- téléphone : 02 40 36 39 89</text:p>
            <text:p><text:s/>- fax : 02 40 36 39 89</text:p>
            <text:p><text:s/>- courriel : patmouille@wanadoo.fr</text:p>
            <text:p><text:s/>- url : &lt;a href='http://www.patmouille.fr/' target='_blank' &gt;www.patmouille.fr&lt;/a&gt;</text:p>
            <text:p/>
          </table:table-cell>
          <table:table-cell table:number-columns-repeated="1020"/>
        </table:table-row>
        <table:table-row table:style-name="ro2">
          <table:table-cell office:value-type="string">
            <text:p>OK</text:p>
          </table:table-cell>
          <table:table-cell/>
          <table:table-cell office:value-type="string">
            <text:p>patmouille@wanadoo.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PAT'MOUILLE</text:p>
            <text:p><text:s/>- catégorie : Entreprise</text:p>
            <text:p><text:s/>- objet récupérés : Jeux_Jouet</text:p>
            <text:p><text:s/>- latitude : 47.165074</text:p>
            <text:p><text:s/>- longitude : -1.2710598</text:p>
            <text:p><text:s/>- adresse : 8 route de la loire</text:p>
            <text:p><text:s/>- code postal : 44330</text:p>
            <text:p><text:s/>- ville : VALLET</text:p>
            <text:p><text:s/>- commentaire : Collecte et vente à petits prix des articles textiles : vêtements adulte et enfant, linge plat, maroquinerie, jouets, bijoux fantaisie...</text:p>
            <text:p><text:s/>- horaires : du lundi au vendredi de 8h à 12h30 et de 14h à 19h ainsi que le samedi matin de 9h à 12h30</text:p>
            <text:p><text:s/>- téléphone : 02 40 36 39 89</text:p>
            <text:p><text:s/>- fax : 02 40 36 39 89</text:p>
            <text:p><text:s/>- courriel : patmouille@wanadoo.fr</text:p>
            <text:p><text:s/>- url : &lt;a href='http://www.patmouille.fr/' target='_blank' &gt;www.patmouille.fr&lt;/a&gt;</text:p>
            <text:p/>
          </table:table-cell>
          <table:table-cell table:number-columns-repeated="1020"/>
        </table:table-row>
        <table:table-row table:style-name="ro2">
          <table:table-cell office:value-type="string">
            <text:p>OK</text:p>
          </table:table-cell>
          <table:table-cell/>
          <table:table-cell office:value-type="string">
            <text:p>ecoencre@gmail.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PIGMENTA</text:p>
            <text:p><text:s/>- catégorie : Entreprise</text:p>
            <text:p><text:s/>- objet récupérés : Cartouche</text:p>
            <text:p><text:s/>- latitude : 47.2735589</text:p>
            <text:p><text:s/>- longitude : -2.2065413</text:p>
            <text:p><text:s/>- adresse : Tabac presse La Civette, <text:s/>1 Rue Henri Gautier</text:p>
            <text:p><text:s/>- code postal : 44600</text:p>
            <text:p><text:s/>- ville : SAINT-NAZAIRE</text:p>
            <text:p><text:s/>- commentaire : Rechargez vos cartouches d'encre et toners.</text:p>
            <text:p><text:s/>- horaires : du lundi au vendredi 7h00-19h00 et le samedi 8h00-19h00</text:p>
            <text:p><text:s/>- téléphone : 02 40 22 39 20</text:p>
            <text:p><text:s/>- fax : </text:p>
            <text:p><text:s/>- courriel : ecoencre@gmail.com</text:p>
            <text:p><text:s/>- url : &lt;a href='http://www.pigmenta.fr' target='_blank' &gt;www.pigmenta.fr&lt;/a&gt;</text:p>
            <text:p/>
          </table:table-cell>
          <table:table-cell table:number-columns-repeated="1020"/>
        </table:table-row>
        <table:table-row table:style-name="ro2">
          <table:table-cell office:value-type="string">
            <text:p>OK</text:p>
          </table:table-cell>
          <table:table-cell/>
          <table:table-cell office:value-type="string">
            <text:p>lapommelalionne@gmail.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Pomme et la lionne</text:p>
            <text:p><text:s/>- catégorie : Entreprise</text:p>
            <text:p><text:s/>- objet récupérés : Vetement</text:p>
            <text:p><text:s/>- latitude : 47.2717698</text:p>
            <text:p><text:s/>- longitude : -2.2116533</text:p>
            <text:p><text:s/>- adresse : 19 avenue Léon Blum</text:p>
            <text:p><text:s/>- code postal : 44600</text:p>
            <text:p><text:s/>- ville : SAINT-NAZAIRE</text:p>
            <text:p><text:s/>- commentaire : En partant de vêtements neufs ou anciens, et en choisissant différents tissus , galons, boutons, perles, ...je transforme, je revisite, pour proposer des pièces originales et uniques; jupes, vestes, sacs, chaussures, chapeaux, étoles, pantalons, etc... revus et corrigés...!</text:p>
            <text:p><text:s/>- horaires : Ouvert le mardi, jeudi et vendredi, de 10 h à 12 h et de 14 h à 19 h; le samedi, de 15 h à 18 h.</text:p>
            <text:p><text:s/>- téléphone : 06 33 63 35 52</text:p>
            <text:p><text:s/>- fax : </text:p>
            <text:p><text:s/>- courriel : lapommelalionne@gmail.com</text:p>
            <text:p><text:s/>- url : &lt;a href='http://fr-fr.facebook.com/pages/LA-POMME-ET-LA-LIONNE/234774523203287' target='_blank' &gt;Facebook&lt;/a&gt;</text:p>
            <text:p/>
          </table:table-cell>
          <table:table-cell table:number-columns-repeated="1020"/>
        </table:table-row>
        <table:table-row table:style-name="ro2">
          <table:table-cell office:value-type="string">
            <text:p>KO</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PORTE OUVERTE CHAPELAINE</text:p>
            <text:p><text:s/>- catégorie : Association</text:p>
            <text:p><text:s/>- objet récupérés : Vetement</text:p>
            <text:p><text:s/>- latitude : 47.301243</text:p>
            <text:p><text:s/>- longitude : -1.548718</text:p>
            <text:p><text:s/>- adresse : 6 bis route de Sucé</text:p>
            <text:p><text:s/>- code postal : 44240</text:p>
            <text:p><text:s/>- ville : LA CHAPELLE SUR ERDRE</text:p>
            <text:p><text:s/>- commentaire : Récupération de vêtements, chaussures, linge, en bon état et non démodé</text:p>
            <text:p><text:s/>- horaires : </text:p>
            <text:p><text:s/>- téléphone : 02 40 72 97 20</text:p>
            <text:p><text:s/>- fax : </text:p>
            <text:p><text:s/>- courriel : </text:p>
            <text:p><text:s/>- url : </text:p>
            <text:p/>
          </table:table-cell>
          <table:table-cell table:number-columns-repeated="1020"/>
        </table:table-row>
        <table:table-row table:style-name="ro2">
          <table:table-cell office:value-type="string">
            <text:p>KO</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PORTE OUVERTE CHAPELAINE</text:p>
            <text:p><text:s/>- catégorie : Association</text:p>
            <text:p><text:s/>- objet récupérés : Autres</text:p>
            <text:p><text:s/>- latitude : 47.301243</text:p>
            <text:p><text:s/>- longitude : -1.548718</text:p>
            <text:p><text:s/>- adresse : 6 bis route de Sucé</text:p>
            <text:p><text:s/>- code postal : 44240</text:p>
            <text:p><text:s/>- ville : LA CHAPELLE SUR ERDRE</text:p>
            <text:p><text:s/>- commentaire : Récupération de vêtements, chaussures, linge, en bon état et non démodé</text:p>
            <text:p><text:s/>- horaires : </text:p>
            <text:p><text:s/>- téléphone : 02 40 72 97 20</text:p>
            <text:p><text:s/>- fax : </text:p>
            <text:p><text:s/>- courriel : </text:p>
            <text:p><text:s/>- url : </text:p>
            <text:p/>
          </table:table-cell>
          <table:table-cell table:number-columns-repeated="1020"/>
        </table:table-row>
        <table:table-row table:style-name="ro2">
          <table:table-cell office:value-type="string">
            <text:p>OK</text:p>
          </table:table-cell>
          <table:table-cell/>
          <table:table-cell office:value-type="string">
            <text:p>info@praxis-environnement.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PRAXIS ENVIRONNEMENT</text:p>
            <text:p><text:s/>- catégorie : Entreprise</text:p>
            <text:p><text:s/>- objet récupérés : Cartouche</text:p>
            <text:p><text:s/>- latitude : 47.312759</text:p>
            <text:p><text:s/>- longitude : -1.766052</text:p>
            <text:p><text:s/>- adresse : ZA les 4 Nations 2 rue Henri Farman</text:p>
            <text:p><text:s/>- code postal : 44360</text:p>
            <text:p><text:s/>- ville : VIGNEUX DE BRETAGNE</text:p>
            <text:p><text:s/>- commentaire : Collecte et recyclage de cartouches d'imprimantes laser et jet d'encre.</text:p>
            <text:p><text:s/>- horaires : Du lundi au vendredi de 9h00 à  18h00.</text:p>
            <text:p><text:s/>- téléphone : 02 40 57 44 54</text:p>
            <text:p><text:s/>- fax : 02 40 57 44 55</text:p>
            <text:p><text:s/>- courriel : info@praxis-environnement.com</text:p>
            <text:p><text:s/>- url : &lt;a href='http://www.praxis-environnement.com' target='_blank' &gt;www.praxis-environnement.com&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RECUPFER44</text:p>
            <text:p><text:s/>- catégorie : Entreprise</text:p>
            <text:p><text:s/>- objet récupérés : Electromenager</text:p>
            <text:p><text:s/>- latitude : 47.1819242</text:p>
            <text:p><text:s/>- longitude : -1.5324433</text:p>
            <text:p><text:s/>- adresse : 1 résidence du parc</text:p>
            <text:p><text:s/>- code postal : 44400</text:p>
            <text:p><text:s/>- ville : REZE</text:p>
            <text:p><text:s/>- commentaire : Récupération de ferraille, métaux, électroménager, voiture, camion, bateau, engins agricole... Déplacement à domicile dans toute la loire-atlantique.</text:p>
            <text:p><text:s/>- horaires : Du lundi au samedi de 8 heures à 20 heures.</text:p>
            <text:p><text:s/>- téléphone : 06 38 39 72 78</text:p>
            <text:p><text:s/>- fax : </text:p>
            <text:p><text:s/>- courriel : </text:p>
            <text:p><text:s/>- url : &lt;a href='http://www.recupfer44.com' target='_blank' &gt;www.recupfer44.com&lt;/a&gt;</text:p>
            <text:p/>
          </table:table-cell>
          <table:table-cell table:number-columns-repeated="1020"/>
        </table:table-row>
        <table:table-row table:style-name="ro2">
          <table:table-cell office:value-type="string">
            <text:p>NE_PAS_CONTACTER</text:p>
          </table:table-cell>
          <table:table-cell office:value-type="string">
            <text:p>enlevement-voiture-epave-44.com</text:p>
            <text:p/>
            <text:p>http://www.enlevement-voiture-epave-44.com/contact/contact.html</text:p>
          </table:table-cell>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RECUPFER44</text:p>
            <text:p><text:s/>- catégorie : Entreprise</text:p>
            <text:p><text:s/>- objet récupérés : Autres</text:p>
            <text:p><text:s/>- latitude : 47.1819242</text:p>
            <text:p><text:s/>- longitude : -1.5324433</text:p>
            <text:p><text:s/>- adresse : 1 résidence du parc</text:p>
            <text:p><text:s/>- code postal : 44400</text:p>
            <text:p><text:s/>- ville : REZE</text:p>
            <text:p><text:s/>- commentaire : Récupération de ferraille, métaux, électroménager, voiture, camion, bateau, engins agricole... Déplacement à domicile dans toute la loire-atlantique.</text:p>
            <text:p><text:s/>- horaires : Du lundi au samedi de 8 heures à 20 heures.</text:p>
            <text:p><text:s/>- téléphone : 06 38 39 72 78</text:p>
            <text:p><text:s/>- fax : </text:p>
            <text:p><text:s/>- courriel : </text:p>
            <text:p><text:s/>- url : &lt;a href='http://www.recupfer44.com' target='_blank' &gt;www.recupfer44.com&lt;/a&gt;</text:p>
            <text:p/>
          </table:table-cell>
          <table:table-cell table:number-columns-repeated="1020"/>
        </table:table-row>
        <table:table-row table:style-name="ro2">
          <table:table-cell office:value-type="string">
            <text:p>IDEM_AUTRE</text:p>
          </table:table-cell>
          <table:table-cell/>
          <table:table-cell office:value-type="string">
            <text:p>recyclerie.nordatlantique@orange.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Recyclerie Nord Atlantique</text:p>
            <text:p><text:s/>- catégorie : Association</text:p>
            <text:p><text:s/>- objet récupérés : Meuble</text:p>
            <text:p><text:s/>- latitude : 47.354684</text:p>
            <text:p><text:s/>- longitude : -1.888551</text:p>
            <text:p><text:s/>- adresse : Point du Jour</text:p>
            <text:p><text:s/>- code postal : 44260</text:p>
            <text:p><text:s/>- ville : SAVENAY</text:p>
            <text:p><text:s/>- commentaire : Au Bazar Citoyen, la première boutique de la Recyclerie Nord Atlantique, les habitants du territoire peuvent venir chiner, fouiller, faire de bonnes affaires.</text:p>
            <text:p><text:s/>- horaires : La boutique est ouverte tous les mercredi et samedi de 9h30 à 12h et de 14h à 16h45. Chacun peut également venir y déposer les objets encore utilisables, aux mêmes jours et heures d’ouverture.</text:p>
            <text:p><text:s/>- téléphone : 02 40 05 38 21</text:p>
            <text:p><text:s/>- fax : </text:p>
            <text:p><text:s/>- courriel : recyclerie.nordatlantique@orange.com</text:p>
            <text:p><text:s/>- url : </text:p>
            <text:p/>
          </table:table-cell>
          <table:table-cell table:number-columns-repeated="1020"/>
        </table:table-row>
        <table:table-row table:style-name="ro2">
          <table:table-cell office:value-type="string">
            <text:p>IDEM_AUTRE</text:p>
          </table:table-cell>
          <table:table-cell/>
          <table:table-cell office:value-type="string">
            <text:p>recyclerie.nordatlantique@orange.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Recyclerie Nord Atlantique</text:p>
            <text:p><text:s/>- catégorie : Association</text:p>
            <text:p><text:s/>- objet récupérés : Livres_Revue_CD_BD</text:p>
            <text:p><text:s/>- latitude : 47.354684</text:p>
            <text:p><text:s/>- longitude : -1.888551</text:p>
            <text:p><text:s/>- adresse : Point du Jour</text:p>
            <text:p><text:s/>- code postal : 44260</text:p>
            <text:p><text:s/>- ville : SAVENAY</text:p>
            <text:p><text:s/>- commentaire : Au Bazar Citoyen, la première boutique de la Recyclerie Nord Atlantique, les habitants du territoire peuvent venir chiner, fouiller, faire de bonnes affaires.</text:p>
            <text:p><text:s/>- horaires : La boutique est ouverte tous les mercredi et samedi de 9h30 à 12h et de 14h à 16h45. Chacun peut également venir y déposer les objets encore utilisables, aux mêmes jours et heures d’ouverture.</text:p>
            <text:p><text:s/>- téléphone : 02 40 05 38 21</text:p>
            <text:p><text:s/>- fax : </text:p>
            <text:p><text:s/>- courriel : recyclerie.nordatlantique@orange.com</text:p>
            <text:p><text:s/>- url : </text:p>
            <text:p/>
          </table:table-cell>
          <table:table-cell table:number-columns-repeated="1020"/>
        </table:table-row>
        <table:table-row table:style-name="ro2">
          <table:table-cell office:value-type="string">
            <text:p>IDEM_AUTRE</text:p>
          </table:table-cell>
          <table:table-cell/>
          <table:table-cell office:value-type="string">
            <text:p>recyclerie.nordatlantique@orange.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Recyclerie Nord Atlantique</text:p>
            <text:p><text:s/>- catégorie : Association</text:p>
            <text:p><text:s/>- objet récupérés : Jeux_Jouet</text:p>
            <text:p><text:s/>- latitude : 47.354684</text:p>
            <text:p><text:s/>- longitude : -1.888551</text:p>
            <text:p><text:s/>- adresse : Point du Jour</text:p>
            <text:p><text:s/>- code postal : 44260</text:p>
            <text:p><text:s/>- ville : SAVENAY</text:p>
            <text:p><text:s/>- commentaire : Au Bazar Citoyen, la première boutique de la Recyclerie Nord Atlantique, les habitants du territoire peuvent venir chiner, fouiller, faire de bonnes affaires.</text:p>
            <text:p><text:s/>- horaires : La boutique est ouverte tous les mercredi et samedi de 9h30 à 12h et de 14h à 16h45. Chacun peut également venir y déposer les objets encore utilisables, aux mêmes jours et heures d’ouverture.</text:p>
            <text:p><text:s/>- téléphone : 02 40 05 38 21</text:p>
            <text:p><text:s/>- fax : </text:p>
            <text:p><text:s/>- courriel : recyclerie.nordatlantique@orange.com</text:p>
            <text:p><text:s/>- url : </text:p>
            <text:p/>
          </table:table-cell>
          <table:table-cell table:number-columns-repeated="1020"/>
        </table:table-row>
        <table:table-row table:style-name="ro2">
          <table:table-cell office:value-type="string">
            <text:p>ADRESSE_CORRIGEE</text:p>
          </table:table-cell>
          <table:table-cell office:value-type="string">
            <text:p><text:a xlink:href="mailto:recyclerie.nordatlantique@orange.fr">recyclerie.nordatlantique@orange.fr</text:a></text:p>
          </table:table-cell>
          <table:table-cell office:value-type="string">
            <text:p>recyclerie.nordatlantique@orange.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Recyclerie Nord Atlantique</text:p>
            <text:p><text:s/>- catégorie : Association</text:p>
            <text:p><text:s/>- objet récupérés : Autres</text:p>
            <text:p><text:s/>- latitude : 47.354684</text:p>
            <text:p><text:s/>- longitude : -1.888551</text:p>
            <text:p><text:s/>- adresse : Point du Jour</text:p>
            <text:p><text:s/>- code postal : 44260</text:p>
            <text:p><text:s/>- ville : SAVENAY</text:p>
            <text:p><text:s/>- commentaire : Au Bazar Citoyen, la première boutique de la Recyclerie Nord Atlantique, les habitants du territoire peuvent venir chiner, fouiller, faire de bonnes affaires.</text:p>
            <text:p><text:s/>- horaires : La boutique est ouverte tous les mercredi et samedi de 9h30 à 12h et de 14h à 16h45. Chacun peut également venir y déposer les objets encore utilisables, aux mêmes jours et heures d’ouverture.</text:p>
            <text:p><text:s/>- téléphone : 02 40 05 38 21</text:p>
            <text:p><text:s/>- fax : </text:p>
            <text:p><text:s/>- courriel : recyclerie.nordatlantique@orange.com</text:p>
            <text:p><text:s/>- url : </text:p>
            <text:p/>
          </table:table-cell>
          <table:table-cell table:number-columns-repeated="1020"/>
        </table:table-row>
        <table:table-row table:style-name="ro2">
          <table:table-cell office:value-type="string">
            <text:p>IDEM_AUTRE</text:p>
          </table:table-cell>
          <table:table-cell/>
          <table:table-cell office:value-type="string">
            <text:p>contact@relais-atlantiqu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RELAIS ATLANTIQUE</text:p>
            <text:p><text:s/>- catégorie : Entreprise</text:p>
            <text:p><text:s/>- objet récupérés : Vetement</text:p>
            <text:p><text:s/>- latitude : 47.222275</text:p>
            <text:p><text:s/>- longitude : -1.643064</text:p>
            <text:p><text:s/>- adresse : 3 impasse du Bourrelier, CP 1526</text:p>
            <text:p><text:s/>- code postal : 44806</text:p>
            <text:p><text:s/>- ville : SAINT-HERBLAIN CEDEX</text:p>
            <text:p><text:s/>- commentaire : Récupération de vêtements, chaussures, linge. Informations sur l'emplacement des conteneur : www.relais-atlantique.fr</text:p>
            <text:p><text:s/>- horaires : </text:p>
            <text:p><text:s/>- téléphone : 02 28 03 18 57</text:p>
            <text:p><text:s/>- fax : 02 28 03 14 11</text:p>
            <text:p><text:s/>- courriel : contact@relais-atlantique.fr</text:p>
            <text:p><text:s/>- url : &lt;a href='http://www.relais-atlantique.fr' target='_blank' &gt;www.relais-atlantique.fr&lt;/a&gt;</text:p>
            <text:p/>
          </table:table-cell>
          <table:table-cell table:number-columns-repeated="1020"/>
        </table:table-row>
        <table:table-row table:style-name="ro2">
          <table:table-cell office:value-type="string">
            <text:p>OK</text:p>
          </table:table-cell>
          <table:table-cell/>
          <table:table-cell office:value-type="string">
            <text:p>contact@relais-atlantiqu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RELAIS ATLANTIQUE</text:p>
            <text:p><text:s/>- catégorie : Entreprise</text:p>
            <text:p><text:s/>- objet récupérés : Autres</text:p>
            <text:p><text:s/>- latitude : 47.222275</text:p>
            <text:p><text:s/>- longitude : -1.643064</text:p>
            <text:p><text:s/>- adresse : 3 impasse du Bourrelier, CP 1526</text:p>
            <text:p><text:s/>- code postal : 44806</text:p>
            <text:p><text:s/>- ville : SAINT-HERBLAIN CEDEX</text:p>
            <text:p><text:s/>- commentaire : Récupération de vêtements, chaussures, linge. Informations sur l'emplacement des conteneur : www.relais-atlantique.fr</text:p>
            <text:p><text:s/>- horaires : </text:p>
            <text:p><text:s/>- téléphone : 02 28 03 18 57</text:p>
            <text:p><text:s/>- fax : 02 28 03 14 11</text:p>
            <text:p><text:s/>- courriel : contact@relais-atlantique.fr</text:p>
            <text:p><text:s/>- url : &lt;a href='http://www.relais-atlantique.fr' target='_blank' &gt;www.relais-atlantique.fr&lt;/a&gt;</text:p>
            <text:p/>
          </table:table-cell>
          <table:table-cell table:number-columns-repeated="1020"/>
        </table:table-row>
        <table:table-row table:style-name="ro2">
          <table:table-cell office:value-type="string">
            <text:p>OK</text:p>
          </table:table-cell>
          <table:table-cell/>
          <table:table-cell office:value-type="string">
            <text:p>retzagir2@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RETZ'AGIR</text:p>
            <text:p><text:s/>- catégorie : Association</text:p>
            <text:p><text:s/>- objet récupérés : Meuble</text:p>
            <text:p><text:s/>- latitude : 47.048713</text:p>
            <text:p><text:s/>- longitude : -1.634285</text:p>
            <text:p><text:s/>- adresse : 4 Moulin de la Chaussée</text:p>
            <text:p><text:s/>- code postal : 44310</text:p>
            <text:p><text:s/>- ville : ST PHILBERT DE GRAND LIEU</text:p>
            <text:p><text:s/>- commentaire : - Récupération de tous types de meubles en bois, que nous remettons en état. - Ventes des meubles, qui peuvent être peints, lasurés, cirés...selon les goûts de chacun...et à des prix raisonnables. Venez découvrir nos réalisations dans nos ateliers</text:p>
            <text:p><text:s/>- horaires : Du lundi au vendredi de 8h à 12h et de 13h à 17h.</text:p>
            <text:p><text:s/>- téléphone : 02 40 78 84 00</text:p>
            <text:p><text:s/>- fax : 02 40 02 31 06</text:p>
            <text:p><text:s/>- courriel : retzagir2@orange.fr</text:p>
            <text:p><text:s/>- url : &lt;a href='http://www.retzagir.fr' target='_blank' &gt;www.retzagir.fr&lt;/a&gt;</text:p>
            <text:p/>
          </table:table-cell>
          <table:table-cell table:number-columns-repeated="1020"/>
        </table:table-row>
        <table:table-row table:style-name="ro2">
          <table:table-cell office:value-type="string">
            <text:p>IDEM_AUTRE</text:p>
          </table:table-cell>
          <table:table-cell/>
          <table:table-cell office:value-type="string">
            <text:p>contact@spf44.org</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ECOURS POPULAIRE</text:p>
            <text:p><text:s/>- catégorie : Association</text:p>
            <text:p><text:s/>- objet récupérés : Meuble</text:p>
            <text:p><text:s/>- latitude : 47.227348</text:p>
            <text:p><text:s/>- longitude : -1.560953</text:p>
            <text:p><text:s/>- adresse : 163 Rue Paul Bellamy</text:p>
            <text:p><text:s/>- code postal : 44000</text:p>
            <text:p><text:s/>- ville : NANTES</text:p>
            <text:p><text:s/>- commentaire : Récupération de vêtements, meubles, électroménagers</text:p>
            <text:p><text:s/>- horaires : Tous les jours du lundi au vendredi de 9h à 12h et de 14h à 17h</text:p>
            <text:p><text:s/>- téléphone : 02 40 74 48 41</text:p>
            <text:p><text:s/>- fax : 02 40 74 34 64</text:p>
            <text:p><text:s/>- courriel : contact@spf44.org</text:p>
            <text:p><text:s/>- url : &lt;a href='http://www.spf44.org' target='_blank' &gt;www.spf44.org&lt;/a&gt;</text:p>
            <text:p/>
          </table:table-cell>
          <table:table-cell table:number-columns-repeated="1020"/>
        </table:table-row>
        <table:table-row table:style-name="ro2">
          <table:table-cell office:value-type="string">
            <text:p>IDEM_AUTRE</text:p>
          </table:table-cell>
          <table:table-cell/>
          <table:table-cell office:value-type="string">
            <text:p>contact@spf44.org</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ECOURS POPULAIRE</text:p>
            <text:p><text:s/>- catégorie : Association</text:p>
            <text:p><text:s/>- objet récupérés : Vetement</text:p>
            <text:p><text:s/>- latitude : 47.227348</text:p>
            <text:p><text:s/>- longitude : -1.560953</text:p>
            <text:p><text:s/>- adresse : 163 Rue Paul Bellamy</text:p>
            <text:p><text:s/>- code postal : 44000</text:p>
            <text:p><text:s/>- ville : NANTES</text:p>
            <text:p><text:s/>- commentaire : Récupération de vêtements, meubles, électroménagers</text:p>
            <text:p><text:s/>- horaires : Tous les jours du lundi au vendredi de 9h à 12h et de 14h à 17h</text:p>
            <text:p><text:s/>- téléphone : 02 40 74 48 41</text:p>
            <text:p><text:s/>- fax : 02 40 74 34 64</text:p>
            <text:p><text:s/>- courriel : contact@spf44.org</text:p>
            <text:p><text:s/>- url : &lt;a href='http://www.spf44.org' target='_blank' &gt;www.spf44.org&lt;/a&gt;</text:p>
            <text:p/>
          </table:table-cell>
          <table:table-cell table:number-columns-repeated="1020"/>
        </table:table-row>
        <table:table-row table:style-name="ro2">
          <table:table-cell office:value-type="string">
            <text:p>OK</text:p>
          </table:table-cell>
          <table:table-cell/>
          <table:table-cell office:value-type="string">
            <text:p>contact@spf44.org</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ECOURS POPULAIRE</text:p>
            <text:p><text:s/>- catégorie : Association</text:p>
            <text:p><text:s/>- objet récupérés : Electromenager</text:p>
            <text:p><text:s/>- latitude : 47.227348</text:p>
            <text:p><text:s/>- longitude : -1.560953</text:p>
            <text:p><text:s/>- adresse : 163 Rue Paul Bellamy</text:p>
            <text:p><text:s/>- code postal : 44000</text:p>
            <text:p><text:s/>- ville : NANTES</text:p>
            <text:p><text:s/>- commentaire : Récupération de vêtements, meubles, électroménagers</text:p>
            <text:p><text:s/>- horaires : Tous les jours du lundi au vendredi de 9h à 12h et de 14h à 17h</text:p>
            <text:p><text:s/>- téléphone : 02 40 74 48 41</text:p>
            <text:p><text:s/>- fax : 02 40 74 34 64</text:p>
            <text:p><text:s/>- courriel : contact@spf44.org</text:p>
            <text:p><text:s/>- url : &lt;a href='http://www.spf44.org' target='_blank' &gt;www.spf44.org&lt;/a&gt;</text:p>
            <text:p/>
          </table:table-cell>
          <table:table-cell table:number-columns-repeated="1020"/>
        </table:table-row>
        <table:table-row table:style-name="ro2">
          <table:table-cell office:value-type="string">
            <text:p>IDEM_AUTRE</text:p>
          </table:table-cell>
          <table:table-cell/>
          <table:table-cell office:value-type="string">
            <text:p>spf.sn44@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ECOURS POPULAIRE</text:p>
            <text:p><text:s/>- catégorie : Association</text:p>
            <text:p><text:s/>- objet récupérés : Meuble</text:p>
            <text:p><text:s/>- latitude : 47.285496</text:p>
            <text:p><text:s/>- longitude : -2.206235</text:p>
            <text:p><text:s/>- adresse : 14 rue Madame de Sévigné </text:p>
            <text:p><text:s/>- code postal : 44604</text:p>
            <text:p><text:s/>- ville : SAINT-NAZAIRE</text:p>
            <text:p><text:s/>- commentaire : Pour tous, qui recherchez des meubles, des vêtements, des livres, des jouets, de la vaisselle, une braderie est à votre disposition</text:p>
            <text:p><text:s/>- horaires : Le Samedi de 9h30 à 12h, et en semaine selon les horaires suivants : Meubles : Lundi, Mardi, Mercredi, Jeudi de 14h30 à 17h, Vestiaire : Mardi, un <text:s/>Mercredi sur deux ( non distribution alimentaire ), Jeudi <text:s/>: <text:s/>10h à12h et de 14h30 à 16h30, Jouets : Mardi et Jeudi de 10h à 12h et de 14h30 à 16h30, Bibliothèque : Jeudi de 14h30 à 16h30. <text:s/>Les dépots de vêtements, livres, jouets, vaisselle, bibelots peuvent se faire tous les jours, de 9h à 12 h et de 14h30 à 16h30. De préférence, venez le lundi et le samedi matin. Dépots de meubles toutes les après-midi, du lundi au jeudi, de 14 h à 17 h. </text:p>
            <text:p><text:s/>- téléphone : 02 40 74 48 41</text:p>
            <text:p><text:s/>- fax : 02 40 74 34 64</text:p>
            <text:p><text:s/>- courriel : spf.sn44@orange.fr</text:p>
            <text:p><text:s/>- url : &lt;a href='http://www.spf44.org' target='_blank' &gt;www.spf44.org&lt;/a&gt;</text:p>
            <text:p/>
          </table:table-cell>
          <table:table-cell table:number-columns-repeated="1020"/>
        </table:table-row>
        <table:table-row table:style-name="ro2">
          <table:table-cell office:value-type="string">
            <text:p>IDEM_AUTRE</text:p>
          </table:table-cell>
          <table:table-cell/>
          <table:table-cell office:value-type="string">
            <text:p>spf.sn44@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ECOURS POPULAIRE</text:p>
            <text:p><text:s/>- catégorie : Association</text:p>
            <text:p><text:s/>- objet récupérés : Vetement</text:p>
            <text:p><text:s/>- latitude : 47.285496</text:p>
            <text:p><text:s/>- longitude : -2.206235</text:p>
            <text:p><text:s/>- adresse : 14 rue Madame de Sévigné </text:p>
            <text:p><text:s/>- code postal : 44604</text:p>
            <text:p><text:s/>- ville : SAINT-NAZAIRE</text:p>
            <text:p><text:s/>- commentaire : Pour tous, qui recherchez des meubles, des vêtements, des livres, des jouets, de la vaisselle, une braderie est à votre disposition</text:p>
            <text:p><text:s/>- horaires : Le Samedi de 9h30 à 12h, et en semaine selon les horaires suivants : Meubles : Lundi, Mardi, Mercredi, Jeudi de 14h30 à 17h, Vestiaire : Mardi, un <text:s/>Mercredi sur deux ( non distribution alimentaire ), Jeudi <text:s/>: <text:s/>10h à12h et de 14h30 à 16h30, Jouets : Mardi et Jeudi de 10h à 12h et de 14h30 à 16h30, Bibliothèque : Jeudi de 14h30 à 16h30. <text:s/>Les dépots de vêtements, livres, jouets, vaisselle, bibelots peuvent se faire tous les jours, de 9h à 12 h et de 14h30 à 16h30. De préférence, venez le lundi et le samedi matin. Dépots de meubles toutes les après-midi, du lundi au jeudi, de 14 h à 17 h. </text:p>
            <text:p><text:s/>- téléphone : 02 40 74 48 41</text:p>
            <text:p><text:s/>- fax : 02 40 74 34 64</text:p>
            <text:p><text:s/>- courriel : spf.sn44@orange.fr</text:p>
            <text:p><text:s/>- url : &lt;a href='http://www.spf44.org' target='_blank' &gt;www.spf44.org&lt;/a&gt;</text:p>
            <text:p/>
          </table:table-cell>
          <table:table-cell table:number-columns-repeated="1020"/>
        </table:table-row>
        <table:table-row table:style-name="ro2">
          <table:table-cell office:value-type="string">
            <text:p>IDEM_AUTRE</text:p>
          </table:table-cell>
          <table:table-cell/>
          <table:table-cell office:value-type="string">
            <text:p>spf.sn44@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ECOURS POPULAIRE</text:p>
            <text:p><text:s/>- catégorie : Association</text:p>
            <text:p><text:s/>- objet récupérés : Livres_Revue_CD_BD</text:p>
            <text:p><text:s/>- latitude : 47.285496</text:p>
            <text:p><text:s/>- longitude : -2.206235</text:p>
            <text:p><text:s/>- adresse : 14 rue Madame de Sévigné </text:p>
            <text:p><text:s/>- code postal : 44604</text:p>
            <text:p><text:s/>- ville : SAINT-NAZAIRE</text:p>
            <text:p><text:s/>- commentaire : Pour tous, qui recherchez des meubles, des vêtements, des livres, des jouets, de la vaisselle, une braderie est à votre disposition</text:p>
            <text:p><text:s/>- horaires : Le Samedi de 9h30 à 12h, et en semaine selon les horaires suivants : Meubles : Lundi, Mardi, Mercredi, Jeudi de 14h30 à 17h, Vestiaire : Mardi, un <text:s/>Mercredi sur deux ( non distribution alimentaire ), Jeudi <text:s/>: <text:s/>10h à12h et de 14h30 à 16h30, Jouets : Mardi et Jeudi de 10h à 12h et de 14h30 à 16h30, Bibliothèque : Jeudi de 14h30 à 16h30. <text:s/>Les dépots de vêtements, livres, jouets, vaisselle, bibelots peuvent se faire tous les jours, de 9h à 12 h et de 14h30 à 16h30. De préférence, venez le lundi et le samedi matin. Dépots de meubles toutes les après-midi, du lundi au jeudi, de 14 h à 17 h. </text:p>
            <text:p><text:s/>- téléphone : 02 40 74 48 41</text:p>
            <text:p><text:s/>- fax : 02 40 74 34 64</text:p>
            <text:p><text:s/>- courriel : spf.sn44@orange.fr</text:p>
            <text:p><text:s/>- url : &lt;a href='http://www.spf44.org' target='_blank' &gt;www.spf44.org&lt;/a&gt;</text:p>
            <text:p/>
          </table:table-cell>
          <table:table-cell table:number-columns-repeated="1020"/>
        </table:table-row>
        <table:table-row table:style-name="ro2">
          <table:table-cell office:value-type="string">
            <text:p>IDEM_AUTRE</text:p>
          </table:table-cell>
          <table:table-cell/>
          <table:table-cell office:value-type="string">
            <text:p>spf.sn44@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ECOURS POPULAIRE</text:p>
            <text:p><text:s/>- catégorie : Association</text:p>
            <text:p><text:s/>- objet récupérés : Jeux_Jouet</text:p>
            <text:p><text:s/>- latitude : 47.285496</text:p>
            <text:p><text:s/>- longitude : -2.206235</text:p>
            <text:p><text:s/>- adresse : 14 rue Madame de Sévigné </text:p>
            <text:p><text:s/>- code postal : 44604</text:p>
            <text:p><text:s/>- ville : SAINT-NAZAIRE</text:p>
            <text:p><text:s/>- commentaire : Pour tous, qui recherchez des meubles, des vêtements, des livres, des jouets, de la vaisselle, une braderie est à votre disposition</text:p>
            <text:p><text:s/>- horaires : Le Samedi de 9h30 à 12h, et en semaine selon les horaires suivants : Meubles : Lundi, Mardi, Mercredi, Jeudi de 14h30 à 17h, Vestiaire : Mardi, un <text:s/>Mercredi sur deux ( non distribution alimentaire ), Jeudi <text:s/>: <text:s/>10h à12h et de 14h30 à 16h30, Jouets : Mardi et Jeudi de 10h à 12h et de 14h30 à 16h30, Bibliothèque : Jeudi de 14h30 à 16h30. <text:s/>Les dépots de vêtements, livres, jouets, vaisselle, bibelots peuvent se faire tous les jours, de 9h à 12 h et de 14h30 à 16h30. De préférence, venez le lundi et le samedi matin. Dépots de meubles toutes les après-midi, du lundi au jeudi, de 14 h à 17 h. </text:p>
            <text:p><text:s/>- téléphone : 02 40 74 48 41</text:p>
            <text:p><text:s/>- fax : 02 40 74 34 64</text:p>
            <text:p><text:s/>- courriel : spf.sn44@orange.fr</text:p>
            <text:p><text:s/>- url : &lt;a href='http://www.spf44.org' target='_blank' &gt;www.spf44.org&lt;/a&gt;</text:p>
            <text:p/>
          </table:table-cell>
          <table:table-cell table:number-columns-repeated="1020"/>
        </table:table-row>
        <table:table-row table:style-name="ro2">
          <table:table-cell office:value-type="string">
            <text:p>OK</text:p>
          </table:table-cell>
          <table:table-cell/>
          <table:table-cell office:value-type="string">
            <text:p>spf.sn44@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ECOURS POPULAIRE</text:p>
            <text:p><text:s/>- catégorie : Association</text:p>
            <text:p><text:s/>- objet récupérés : Autres</text:p>
            <text:p><text:s/>- latitude : 47.285496</text:p>
            <text:p><text:s/>- longitude : -2.206235</text:p>
            <text:p><text:s/>- adresse : 14 rue Madame de Sévigné </text:p>
            <text:p><text:s/>- code postal : 44604</text:p>
            <text:p><text:s/>- ville : SAINT-NAZAIRE</text:p>
            <text:p><text:s/>- commentaire : Pour tous, qui recherchez des meubles, des vêtements, des livres, des jouets, de la vaisselle, une braderie est à votre disposition</text:p>
            <text:p><text:s/>- horaires : Le Samedi de 9h30 à 12h, et en semaine selon les horaires suivants : Meubles : Lundi, Mardi, Mercredi, Jeudi de 14h30 à 17h, Vestiaire : Mardi, un <text:s/>Mercredi sur deux ( non distribution alimentaire ), Jeudi <text:s/>: <text:s/>10h à12h et de 14h30 à 16h30, Jouets : Mardi et Jeudi de 10h à 12h et de 14h30 à 16h30, Bibliothèque : Jeudi de 14h30 à 16h30. <text:s/>Les dépots de vêtements, livres, jouets, vaisselle, bibelots peuvent se faire tous les jours, de 9h à 12 h et de 14h30 à 16h30. De préférence, venez le lundi et le samedi matin. Dépots de meubles toutes les après-midi, du lundi au jeudi, de 14 h à 17 h. </text:p>
            <text:p><text:s/>- téléphone : 02 40 74 48 41</text:p>
            <text:p><text:s/>- fax : 02 40 74 34 64</text:p>
            <text:p><text:s/>- courriel : spf.sn44@orange.fr</text:p>
            <text:p><text:s/>- url : &lt;a href='http://www.spf44.org' target='_blank' &gt;www.spf44.org&lt;/a&gt;</text:p>
            <text:p/>
          </table:table-cell>
          <table:table-cell table:number-columns-repeated="1020"/>
        </table:table-row>
        <table:table-row table:style-name="ro2">
          <table:table-cell office:value-type="string">
            <text:p>OK</text:p>
          </table:table-cell>
          <table:table-cell/>
          <table:table-cell office:value-type="string">
            <text:p>contact@snalis.org</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NALIS</text:p>
            <text:p><text:s/>- catégorie : Association</text:p>
            <text:p><text:s/>- objet récupérés : Informatique</text:p>
            <text:p><text:s/>- latitude : 47.2774346</text:p>
            <text:p><text:s/>- longitude : -2.2100357</text:p>
            <text:p><text:s/>- adresse : 61 rue d’Anjou</text:p>
            <text:p><text:s/>- code postal : 44600</text:p>
            <text:p><text:s/>- ville : SAINT-NAZAIRE</text:p>
            <text:p><text:s/>- commentaire : Récupération, reconditionnement et distribution d'ordinateurs</text:p>
            <text:p><text:s/>- horaires : Ouvert au public le jeudi de 14h à 17h</text:p>
            <text:p><text:s/>- téléphone : 09 50 72 82 51</text:p>
            <text:p><text:s/>- fax : </text:p>
            <text:p><text:s/>- courriel : contact@snalis.org</text:p>
            <text:p><text:s/>- url : &lt;a href='http://www.snalis.org/' target='_blank' &gt;www.snalis.org&lt;/a&gt;</text:p>
            <text:p/>
          </table:table-cell>
          <table:table-cell table:number-columns-repeated="1020"/>
        </table:table-row>
        <table:table-row table:style-name="ro2">
          <table:table-cell office:value-type="string">
            <text:p>OK</text:p>
          </table:table-cell>
          <table:table-cell/>
          <table:table-cell office:value-type="string">
            <text:p>info@trait-union.net</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TRAIT D'UNION</text:p>
            <text:p><text:s/>- catégorie : Entreprise</text:p>
            <text:p><text:s/>- objet récupérés : Autres</text:p>
            <text:p><text:s/>- latitude : 47.199656</text:p>
            <text:p><text:s/>- longitude : -1.624346</text:p>
            <text:p><text:s/>- adresse : 95 rue Robert Schuman</text:p>
            <text:p><text:s/>- code postal : 44800</text:p>
            <text:p><text:s/>- ville : SAINT-HERBLAIN</text:p>
            <text:p><text:s/>- commentaire : Collecte des déchets et communication sur le tri. Vous avez besoin d'espace, de détruire plafonds, cloisons, toiture, etc. ? Nos spécialistes de la déconstruction interviennent chez vous et vous débarrassent. Nos professionnels peuvent aussi réaliser des petits travaux de maçonnerie ou de bricolage et vous aider à reconstruire ! Vous ne savez que faire de résidus de tonte de pelouses, de coupe de bois? de cartons, plastiques, ferraille, etc. ? Nos spécialistes de la collecte des déchets valorisables viennent chez vous, les récupèrent et les orientent vers les filières de recyclage adaptées.</text:p>
            <text:p><text:s/>- horaires : </text:p>
            <text:p><text:s/>- téléphone : 06 67 23 03 95</text:p>
            <text:p><text:s/>- fax : </text:p>
            <text:p><text:s/>- courriel : info@trait-union.net</text:p>
            <text:p><text:s/>- url : &lt;a href='http://www.trait-union.net' target='_blank' &gt;www.trait-union.net&lt;/a&gt;</text:p>
            <text:p/>
          </table:table-cell>
          <table:table-cell table:number-columns-repeated="1020"/>
        </table:table-row>
        <table:table-row table:style-name="ro2">
          <table:table-cell office:value-type="string">
            <text:p>IDEM_AUTRE</text:p>
          </table:table-cell>
          <table:table-cell/>
          <table:table-cell office:value-type="string">
            <text:p>contact@trocantons.org</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TroCantons</text:p>
            <text:p><text:s/>- catégorie : Association</text:p>
            <text:p><text:s/>- objet récupérés : Meuble</text:p>
            <text:p><text:s/>- latitude : 47.491830</text:p>
            <text:p><text:s/>- longitude : -1.237721</text:p>
            <text:p><text:s/>- adresse : 85 rue des cèdres</text:p>
            <text:p><text:s/>- code postal : 44440</text:p>
            <text:p><text:s/>- ville : PANNECE</text:p>
            <text:p><text:s/>- commentaire : 3 boutiques du réemploi sur le Pays d'Ancenis Au CELLIER, à PANNECE, à BELLIGNE.</text:p>
            <text:p><text:s/>- horaires : Boutiques PANNECE - jeudi 14h/17h30 et samedi 9h30/12h30 Boutique BELLIGNE - Lundi 9h/12h et samedi 9h/12h Boutique LE CELLIER - Vendredi 14h/17h et samedi 9h/12h horaires dépots: du mardi au samedi de 9h30 à 12h30 et le jeudi de 14h à 17h30 Possibilité de collecte à domicile</text:p>
            <text:p><text:s/>- téléphone : 02 40 97 78 55</text:p>
            <text:p><text:s/>- fax : 02 28 21 95 54</text:p>
            <text:p><text:s/>- courriel : contact@trocantons.org</text:p>
            <text:p><text:s/>- url : &lt;a href='http://www.trocantons.org' target='_blank' &gt;http://www.trocantons.org/&lt;/a&gt;</text:p>
            <text:p/>
          </table:table-cell>
          <table:table-cell table:number-columns-repeated="1020"/>
        </table:table-row>
        <table:table-row table:style-name="ro2">
          <table:table-cell office:value-type="string">
            <text:p>IDEM_AUTRE</text:p>
          </table:table-cell>
          <table:table-cell/>
          <table:table-cell office:value-type="string">
            <text:p>contact@trocantons.org</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TroCantons</text:p>
            <text:p><text:s/>- catégorie : Association</text:p>
            <text:p><text:s/>- objet récupérés : Informatique</text:p>
            <text:p><text:s/>- latitude : 47.491830</text:p>
            <text:p><text:s/>- longitude : -1.237721</text:p>
            <text:p><text:s/>- adresse : 85 rue des cèdres</text:p>
            <text:p><text:s/>- code postal : 44440</text:p>
            <text:p><text:s/>- ville : PANNECE</text:p>
            <text:p><text:s/>- commentaire : 3 boutiques du réemploi sur le Pays d'Ancenis Au CELLIER, à PANNECE, à BELLIGNE.</text:p>
            <text:p><text:s/>- horaires : Boutiques PANNECE - jeudi 14h/17h30 et samedi 9h30/12h30 Boutique BELLIGNE - Lundi 9h/12h et samedi 9h/12h Boutique LE CELLIER - Vendredi 14h/17h et samedi 9h/12h horaires dépots: du mardi au samedi de 9h30 à 12h30 et le jeudi de 14h à 17h30 Possibilité de collecte à domicile</text:p>
            <text:p><text:s/>- téléphone : 02 40 97 78 55</text:p>
            <text:p><text:s/>- fax : 02 28 21 95 54</text:p>
            <text:p><text:s/>- courriel : contact@trocantons.org</text:p>
            <text:p><text:s/>- url : &lt;a href='http://www.trocantons.org' target='_blank' &gt;http://www.trocantons.org/&lt;/a&gt;</text:p>
            <text:p/>
          </table:table-cell>
          <table:table-cell table:number-columns-repeated="1020"/>
        </table:table-row>
        <table:table-row table:style-name="ro2">
          <table:table-cell office:value-type="string">
            <text:p>IDEM_AUTRE</text:p>
          </table:table-cell>
          <table:table-cell/>
          <table:table-cell office:value-type="string">
            <text:p>contact@trocantons.org</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TroCantons</text:p>
            <text:p><text:s/>- catégorie : Association</text:p>
            <text:p><text:s/>- objet récupérés : Livres_Revue_CD_BD</text:p>
            <text:p><text:s/>- latitude : 47.491830</text:p>
            <text:p><text:s/>- longitude : -1.237721</text:p>
            <text:p><text:s/>- adresse : 85 rue des cèdres</text:p>
            <text:p><text:s/>- code postal : 44440</text:p>
            <text:p><text:s/>- ville : PANNECE</text:p>
            <text:p><text:s/>- commentaire : 3 boutiques du réemploi sur le Pays d'Ancenis Au CELLIER, à PANNECE, à BELLIGNE. </text:p>
            <text:p><text:s/>- horaires : Boutiques PANNECE - jeudi 14h/17h30 et samedi 9h30/12h30 Boutique BELLIGNE - Lundi 9h/12h et samedi 9h/12h Boutique LE CELLIER - Vendredi 14h/17h et samedi 9h/12h horaires dépots: du mardi au samedi de 9h30 à 12h30 et le jeudi de 14h à 17h30 Possibilité de collecte à domicile</text:p>
            <text:p><text:s/>- téléphone : 02 40 97 78 55</text:p>
            <text:p><text:s/>- fax : 02 28 21 95 54</text:p>
            <text:p><text:s/>- courriel : contact@trocantons.org</text:p>
            <text:p><text:s/>- url : &lt;a href='http://www.trocantons.org' target='_blank' &gt;http://www.trocantons.org/&lt;/a&gt;</text:p>
            <text:p/>
          </table:table-cell>
          <table:table-cell table:number-columns-repeated="1020"/>
        </table:table-row>
        <table:table-row table:style-name="ro2">
          <table:table-cell office:value-type="string">
            <text:p>IDEM_AUTRE</text:p>
          </table:table-cell>
          <table:table-cell/>
          <table:table-cell office:value-type="string">
            <text:p>contact@trocantons.org</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TroCantons</text:p>
            <text:p><text:s/>- catégorie : Association</text:p>
            <text:p><text:s/>- objet récupérés : Jeux_Jouet</text:p>
            <text:p><text:s/>- latitude : 47.491830</text:p>
            <text:p><text:s/>- longitude : -1.237721</text:p>
            <text:p><text:s/>- adresse : 85 rue des cèdres</text:p>
            <text:p><text:s/>- code postal : 44440</text:p>
            <text:p><text:s/>- ville : PANNECE</text:p>
            <text:p><text:s/>- commentaire : 3 boutiques du réemploi sur le Pays d'Ancenis Au CELLIER, à PANNECE, à BELLIGNE.</text:p>
            <text:p><text:s/>- horaires : Boutiques PANNECE - jeudi 14h/17h30 et samedi 9h30/12h30 Boutique BELLIGNE - Lundi 9h/12h et samedi 9h/12h Boutique LE CELLIER - Vendredi 14h/17h et samedi 9h/12h horaires dépots: du mardi au samedi de 9h30 à 12h30 et le jeudi de 14h à 17h30 Possibilité de collecte à domicile</text:p>
            <text:p><text:s/>- téléphone : 02 40 97 78 55</text:p>
            <text:p><text:s/>- fax : 02 28 21 95 54</text:p>
            <text:p><text:s/>- courriel : contact@trocantons.org</text:p>
            <text:p><text:s/>- url : &lt;a href='http://www.trocantons.org' target='_blank' &gt;http://www.trocantons.org/&lt;/a&gt;</text:p>
            <text:p/>
          </table:table-cell>
          <table:table-cell table:number-columns-repeated="1020"/>
        </table:table-row>
        <table:table-row table:style-name="ro2">
          <table:table-cell office:value-type="string">
            <text:p>IDEM_AUTRE</text:p>
          </table:table-cell>
          <table:table-cell/>
          <table:table-cell office:value-type="string">
            <text:p>contact@trocantons.org</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TroCantons</text:p>
            <text:p><text:s/>- catégorie : Association</text:p>
            <text:p><text:s/>- objet récupérés : Vetement</text:p>
            <text:p><text:s/>- latitude : 47.491830</text:p>
            <text:p><text:s/>- longitude : -1.237721</text:p>
            <text:p><text:s/>- adresse : 85 rue des cèdres</text:p>
            <text:p><text:s/>- code postal : 44440</text:p>
            <text:p><text:s/>- ville : PANNECE</text:p>
            <text:p><text:s/>- commentaire : 3 boutiques du réemploi sur le Pays d'Ancenis Au CELLIER, à PANNECE, à BELLIGNE.</text:p>
            <text:p><text:s/>- horaires : Boutiques PANNECE - jeudi 14h/17h30 et samedi 9h30/12h30 Boutique BELLIGNE - Lundi 9h/12h et samedi 9h/12h Boutique LE CELLIER - Vendredi 14h/17h et samedi 9h/12h horaires dépots: du mardi au samedi de 9h30 à 12h30 et le jeudi de 14h à 17h30 Possibilité de collecte à domicile</text:p>
            <text:p><text:s/>- téléphone : 02 40 97 78 55</text:p>
            <text:p><text:s/>- fax : 02 28 21 95 54</text:p>
            <text:p><text:s/>- courriel : contact@trocantons.org</text:p>
            <text:p><text:s/>- url : &lt;a href='http://www.trocantons.org' target='_blank' &gt;http://www.trocantons.org/&lt;/a&gt;</text:p>
            <text:p/>
          </table:table-cell>
          <table:table-cell table:number-columns-repeated="1020"/>
        </table:table-row>
        <table:table-row table:style-name="ro2">
          <table:table-cell office:value-type="string">
            <text:p>IDEM_AUTRE</text:p>
          </table:table-cell>
          <table:table-cell/>
          <table:table-cell office:value-type="string">
            <text:p>contact@trocantons.org</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TroCantons</text:p>
            <text:p><text:s/>- catégorie : Association</text:p>
            <text:p><text:s/>- objet récupérés : Autres</text:p>
            <text:p><text:s/>- latitude : 47.491830</text:p>
            <text:p><text:s/>- longitude : -1.237721</text:p>
            <text:p><text:s/>- adresse : 85, rue des cèdres</text:p>
            <text:p><text:s/>- code postal : 44440</text:p>
            <text:p><text:s/>- ville : PANNECE</text:p>
            <text:p><text:s/>- commentaire : 3 boutiques du réemploi sur le Pays d'Ancenis Au CELLIER, à PANNECE, à BELLIGNE.</text:p>
            <text:p><text:s/>- horaires : Boutiques PANNECE - jeudi 14h/17h30 et samedi 9h30/12h30 Boutique BELLIGNE - Lundi 9h/12h et samedi 9h/12h Boutique LE CELLIER - Vendredi 14h/17h et samedi 9h/12h horaires dépots: du mardi au samedi de 9h30 à 12h30 et le jeudi de 14h à 17h30 Possibilité de collecte à domicile</text:p>
            <text:p><text:s/>- téléphone : 02 40 97 78 55</text:p>
            <text:p><text:s/>- fax : 02 28 21 95 54</text:p>
            <text:p><text:s/>- courriel : contact@trocantons.org</text:p>
            <text:p><text:s/>- url : &lt;a href='http://www.trocantons.org' target='_blank' &gt;http://www.trocantons.org/&lt;/a&gt;</text:p>
            <text:p/>
          </table:table-cell>
          <table:table-cell table:number-columns-repeated="1020"/>
        </table:table-row>
        <table:table-row table:style-name="ro2">
          <table:table-cell office:value-type="string">
            <text:p>OK</text:p>
          </table:table-cell>
          <table:table-cell/>
          <table:table-cell office:value-type="string">
            <text:p>contact@trocantons.org</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TroCantons</text:p>
            <text:p><text:s/>- catégorie : Association</text:p>
            <text:p><text:s/>- objet récupérés : Electromenager</text:p>
            <text:p><text:s/>- latitude : 47.491830</text:p>
            <text:p><text:s/>- longitude : -1.237721</text:p>
            <text:p><text:s/>- adresse : 85, rue des cèdres</text:p>
            <text:p><text:s/>- code postal : 44440</text:p>
            <text:p><text:s/>- ville : PANNECE</text:p>
            <text:p><text:s/>- commentaire : 3 boutiques du réemploi sur le Pays d'Ancenis Au CELLIER, à PANNECE, à BELLIGNE.</text:p>
            <text:p><text:s/>- horaires : Boutiques PANNECE - jeudi 14h/17h30 et samedi 9h30/12h30 Boutique BELLIGNE - Lundi 9h/12h et samedi 9h/12h Boutique LE CELLIER - Vendredi 14h/17h et samedi 9h/12h horaires dépots: du mardi au samedi de 9h30 à 12h30 et le jeudi de 14h à 17h30 Possibilité de collecte à domicile</text:p>
            <text:p><text:s/>- téléphone : 02 40 97 78 55</text:p>
            <text:p><text:s/>- fax : 02 28 21 95 54</text:p>
            <text:p><text:s/>- courriel : contact@trocantons.org</text:p>
            <text:p><text:s/>- url : &lt;a href='http://www.trocantons.org' target='_blank' &gt;http://www.trocantons.org/&lt;/a&gt;</text:p>
            <text:p/>
          </table:table-cell>
          <table:table-cell office:value-type="string">
            <text:p>Vérification des coordonnées sur votre association pour l'application 'Mieux trier à Nantes'</text:p>
          </table:table-cell>
          <table:table-cell table:number-columns-repeated="1019"/>
        </table:table-row>
      </table:table>
      <table:database-ranges>
        <table:database-range table:target-range-address="Feuille1.A1:Feuille1.F1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03">03/07/2014</text:date>, <text:time>19:47:3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date>2014-07-03T19:47:30.76</dc:date>
    <dc:creator>Christian Renoulin</dc:creator>
    <meta:editing-duration>PT12M20S</meta:editing-duration>
    <meta:editing-cycles>1</meta:editing-cycles>
    <meta:document-statistic meta:table-count="1" meta:cell-count="379" meta:object-count="0"/>
  </office:meta>
</office:document-meta>
</file>